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B1952E5D.png"/>
  <manifest:file-entry manifest:media-type="image/png" manifest:full-path="Pictures/1000020100000020000000203352C79F.png"/>
  <manifest:file-entry manifest:media-type="image/png" manifest:full-path="Pictures/100002010000002000000020D6B6AFB4.png"/>
  <manifest:file-entry manifest:media-type="image/png" manifest:full-path="Pictures/100002010000002000000020010E89D6.png"/>
  <manifest:file-entry manifest:media-type="image/png" manifest:full-path="Pictures/10000201000000200000002030E23EBB.png"/>
  <manifest:file-entry manifest:media-type="image/png" manifest:full-path="Pictures/10000201000000200000002073C34F5D.png"/>
  <manifest:file-entry manifest:media-type="image/png" manifest:full-path="Pictures/100002010000002000000020A8C729BD.png"/>
  <manifest:file-entry manifest:media-type="image/png" manifest:full-path="Pictures/1000020100000020000000200978A070.png"/>
  <manifest:file-entry manifest:media-type="image/png" manifest:full-path="Pictures/1000020100000020000000207D2548FF.png"/>
  <manifest:file-entry manifest:media-type="image/png" manifest:full-path="Pictures/1000020100000020000000207EDB9C31.png"/>
  <manifest:file-entry manifest:media-type="image/png" manifest:full-path="Pictures/100002010000002000000020D1426C31.png"/>
  <manifest:file-entry manifest:media-type="image/png" manifest:full-path="Pictures/10000201000000200000002074B5C13B.png"/>
  <manifest:file-entry manifest:media-type="image/png" manifest:full-path="Pictures/1000020100000020000000204F269706.png"/>
  <manifest:file-entry manifest:media-type="image/png" manifest:full-path="Pictures/10000201000000200000002059C94D9A.png"/>
  <manifest:file-entry manifest:media-type="image/png" manifest:full-path="Pictures/100002010000002000000020BFD5A524.png"/>
  <manifest:file-entry manifest:media-type="image/png" manifest:full-path="Pictures/100002010000002000000020819CD1FB.png"/>
  <manifest:file-entry manifest:media-type="image/png" manifest:full-path="Pictures/100002010000002000000020AEAFB07F.png"/>
  <manifest:file-entry manifest:media-type="image/png" manifest:full-path="Pictures/100002010000002000000020BF9D303A.png"/>
  <manifest:file-entry manifest:media-type="image/png" manifest:full-path="Pictures/100002010000002000000020DAB1C21D.png"/>
  <manifest:file-entry manifest:media-type="image/png" manifest:full-path="Pictures/1000020100000020000000207B8030A6.png"/>
  <manifest:file-entry manifest:media-type="image/png" manifest:full-path="Pictures/100002010000002000000020FA112301.png"/>
  <manifest:file-entry manifest:media-type="image/png" manifest:full-path="Pictures/1000000000000020000000205DE9846B.png"/>
  <manifest:file-entry manifest:media-type="image/png" manifest:full-path="Pictures/100002010000002000000020FD2B601E.png"/>
  <manifest:file-entry manifest:media-type="image/png" manifest:full-path="Pictures/10000201000000200000002025295A6A.png"/>
  <manifest:file-entry manifest:media-type="image/png" manifest:full-path="Pictures/1000020100000020000000200EC7D25F.png"/>
  <manifest:file-entry manifest:media-type="image/png" manifest:full-path="Pictures/1000020100000020000000201D7A67C9.png"/>
  <manifest:file-entry manifest:media-type="image/png" manifest:full-path="Pictures/10000201000000200000002035474CE3.png"/>
  <manifest:file-entry manifest:media-type="image/png" manifest:full-path="Pictures/10000201000000200000002039DA389B.png"/>
  <manifest:file-entry manifest:media-type="image/png" manifest:full-path="Pictures/10000000000000200000002083606E5C.png"/>
  <manifest:file-entry manifest:media-type="image/png" manifest:full-path="Pictures/10000201000000200000002094654BFB.png"/>
  <manifest:file-entry manifest:media-type="image/png" manifest:full-path="Pictures/100002010000002000000020F827C53A.png"/>
  <manifest:file-entry manifest:media-type="image/png" manifest:full-path="Pictures/100002010000002000000020BD6F70D7.png"/>
  <manifest:file-entry manifest:media-type="image/png" manifest:full-path="Pictures/1000020100000020000000202953854C.png"/>
  <manifest:file-entry manifest:media-type="image/png" manifest:full-path="Pictures/1000020100000020000000201D21A777.png"/>
  <manifest:file-entry manifest:media-type="image/png" manifest:full-path="Pictures/10000201000000200000002046E8980E.png"/>
  <manifest:file-entry manifest:media-type="image/png" manifest:full-path="Pictures/100002010000002000000020D577E34F.png"/>
  <manifest:file-entry manifest:media-type="image/png" manifest:full-path="Pictures/100002010000002000000020D34769F0.png"/>
  <manifest:file-entry manifest:media-type="image/png" manifest:full-path="Pictures/100000000000002000000020B28691DF.png"/>
  <manifest:file-entry manifest:media-type="image/png" manifest:full-path="Pictures/1000020100000020000000200FABA6D7.png"/>
  <manifest:file-entry manifest:media-type="image/png" manifest:full-path="Pictures/10000201000000200000002058927B7C.png"/>
  <manifest:file-entry manifest:media-type="image/png" manifest:full-path="Pictures/100002010000002000000020425F79A8.png"/>
  <manifest:file-entry manifest:media-type="image/png" manifest:full-path="Pictures/1000020100000020000000201A4BCBA7.png"/>
  <manifest:file-entry manifest:media-type="image/png" manifest:full-path="Pictures/100002010000002000000020ADAFA13B.png"/>
  <manifest:file-entry manifest:media-type="image/png" manifest:full-path="Pictures/10000201000000200000002002DAD012.png"/>
  <manifest:file-entry manifest:media-type="image/png" manifest:full-path="Pictures/100002010000002000000020B95200A5.png"/>
  <manifest:file-entry manifest:media-type="image/png" manifest:full-path="Pictures/100002010000002000000020222F54B4.png"/>
  <manifest:file-entry manifest:media-type="image/png" manifest:full-path="Pictures/100002010000002000000020B445A989.png"/>
  <manifest:file-entry manifest:media-type="image/png" manifest:full-path="Pictures/1000020100000020000000201A9C3EAC.png"/>
  <manifest:file-entry manifest:media-type="image/png" manifest:full-path="Pictures/1000020100000020000000206806C55E.png"/>
  <manifest:file-entry manifest:media-type="image/png" manifest:full-path="Pictures/1000020100000020000000204F95B7B6.png"/>
  <manifest:file-entry manifest:media-type="image/png" manifest:full-path="Pictures/100002010000002000000020351A90FD.png"/>
  <manifest:file-entry manifest:media-type="image/png" manifest:full-path="Pictures/10000000000000200000002024E4F2AE.png"/>
  <manifest:file-entry manifest:media-type="image/png" manifest:full-path="Pictures/100002010000002000000020AED05A4A.png"/>
  <manifest:file-entry manifest:media-type="image/png" manifest:full-path="Pictures/10000201000000200000002044D03CAE.png"/>
  <manifest:file-entry manifest:media-type="image/png" manifest:full-path="Pictures/100002010000002000000020D186EBC8.png"/>
  <manifest:file-entry manifest:media-type="image/png" manifest:full-path="Pictures/10000201000000200000002088B02E22.png"/>
  <manifest:file-entry manifest:media-type="image/png" manifest:full-path="Pictures/1000000000000020000000209EBB7D11.png"/>
  <manifest:file-entry manifest:media-type="image/png" manifest:full-path="Pictures/1000020100000020000000200DE00629.png"/>
  <manifest:file-entry manifest:media-type="image/png" manifest:full-path="Pictures/10000201000000200000002071BDD13C.png"/>
  <manifest:file-entry manifest:media-type="image/png" manifest:full-path="Pictures/10000201000000200000002002CEED0E.png"/>
  <manifest:file-entry manifest:media-type="image/png" manifest:full-path="Pictures/100002010000002000000020991CE8D3.png"/>
  <manifest:file-entry manifest:media-type="image/png" manifest:full-path="Pictures/100002010000002000000020BD5CA33A.png"/>
  <manifest:file-entry manifest:media-type="image/png" manifest:full-path="Pictures/100002010000002000000020A20CA693.png"/>
  <manifest:file-entry manifest:media-type="image/png" manifest:full-path="Pictures/100002010000002000000020CE1A1A91.png"/>
  <manifest:file-entry manifest:media-type="image/png" manifest:full-path="Pictures/10000201000000200000002044E67EE9.png"/>
  <manifest:file-entry manifest:media-type="image/png" manifest:full-path="Pictures/100002010000002000000020D7D87431.png"/>
  <manifest:file-entry manifest:media-type="image/png" manifest:full-path="Pictures/100002010000002000000020ABE29D46.png"/>
  <manifest:file-entry manifest:media-type="image/png" manifest:full-path="Pictures/1000020100000020000000201F9DF9EE.png"/>
  <manifest:file-entry manifest:media-type="image/png" manifest:full-path="Pictures/100002010000002000000020EBB0FD63.png"/>
  <manifest:file-entry manifest:media-type="image/png" manifest:full-path="Pictures/100002010000002000000020C72CC9DD.png"/>
  <manifest:file-entry manifest:media-type="image/png" manifest:full-path="Pictures/10000201000000200000002038BEBB81.png"/>
  <manifest:file-entry manifest:media-type="image/png" manifest:full-path="Pictures/1000020100000020000000204BBD3325.png"/>
  <manifest:file-entry manifest:media-type="image/png" manifest:full-path="Pictures/10000201000000200000002084DFBA36.png"/>
  <manifest:file-entry manifest:media-type="image/png" manifest:full-path="Pictures/1000020100000020000000207A3FD099.png"/>
  <manifest:file-entry manifest:media-type="image/png" manifest:full-path="Pictures/100002010000002000000020F22BF648.png"/>
  <manifest:file-entry manifest:media-type="image/png" manifest:full-path="Pictures/1000020100000020000000202D41AC38.png"/>
  <manifest:file-entry manifest:media-type="image/png" manifest:full-path="Pictures/1000020100000020000000202FE647F0.png"/>
  <manifest:file-entry manifest:media-type="image/png" manifest:full-path="Pictures/100002010000002000000020D65EE35F.png"/>
  <manifest:file-entry manifest:media-type="image/png" manifest:full-path="Pictures/1000020100000020000000208486AFFB.png"/>
  <manifest:file-entry manifest:media-type="image/png" manifest:full-path="Pictures/1000020100000020000000208B0F4212.png"/>
  <manifest:file-entry manifest:media-type="image/png" manifest:full-path="Pictures/10000201000000200000002006B05300.png"/>
  <manifest:file-entry manifest:media-type="image/png" manifest:full-path="Pictures/1000020100000020000000207B2EFF0E.png"/>
  <manifest:file-entry manifest:media-type="image/png" manifest:full-path="Pictures/100002010000002000000020A12608EF.png"/>
  <manifest:file-entry manifest:media-type="image/png" manifest:full-path="Pictures/1000020100000020000000207AFAD05D.png"/>
  <manifest:file-entry manifest:media-type="image/png" manifest:full-path="Pictures/10000201000000200000002012F378B9.png"/>
  <manifest:file-entry manifest:media-type="image/png" manifest:full-path="Pictures/100002010000002000000020AB16C45D.png"/>
  <manifest:file-entry manifest:media-type="image/png" manifest:full-path="Pictures/10000201000000200000002020912B97.png"/>
  <manifest:file-entry manifest:media-type="image/png" manifest:full-path="Pictures/100002010000002000000020936E96B9.png"/>
  <manifest:file-entry manifest:media-type="image/png" manifest:full-path="Pictures/10000201000000200000002027D22E87.png"/>
  <manifest:file-entry manifest:media-type="image/png" manifest:full-path="Pictures/10000201000000200000002043E7E8B0.png"/>
  <manifest:file-entry manifest:media-type="image/png" manifest:full-path="Pictures/100002010000002000000020CD1C131E.png"/>
  <manifest:file-entry manifest:media-type="image/png" manifest:full-path="Pictures/100002010000002000000020A47623C4.png"/>
  <manifest:file-entry manifest:media-type="image/png" manifest:full-path="Pictures/10000201000000200000002001AAAAA8.png"/>
  <manifest:file-entry manifest:media-type="image/png" manifest:full-path="Pictures/100002010000002000000020C63099A3.png"/>
  <manifest:file-entry manifest:media-type="image/png" manifest:full-path="Pictures/10000000000000200000002020EA633C.png"/>
  <manifest:file-entry manifest:media-type="image/png" manifest:full-path="Pictures/100002010000002000000020B8AB3216.png"/>
  <manifest:file-entry manifest:media-type="image/png" manifest:full-path="Pictures/10000201000000200000002095CEC913.png"/>
  <manifest:file-entry manifest:media-type="image/png" manifest:full-path="Pictures/1000020100000020000000201E2674B0.png"/>
  <manifest:file-entry manifest:media-type="image/png" manifest:full-path="Pictures/1000020100000020000000200D568B67.png"/>
  <manifest:file-entry manifest:media-type="image/png" manifest:full-path="Pictures/1000020100000020000000200DD70CA0.png"/>
  <manifest:file-entry manifest:media-type="image/png" manifest:full-path="Pictures/100002010000002000000020E189BC75.png"/>
  <manifest:file-entry manifest:media-type="image/png" manifest:full-path="Pictures/1000020100000020000000206E63E389.png"/>
  <manifest:file-entry manifest:media-type="image/png" manifest:full-path="Pictures/100002010000002000000020A66390D4.png"/>
  <manifest:file-entry manifest:media-type="image/png" manifest:full-path="Pictures/1000020100000020000000209688EE36.png"/>
  <manifest:file-entry manifest:media-type="image/png" manifest:full-path="Pictures/1000020100000020000000201B5D88CF.png"/>
  <manifest:file-entry manifest:media-type="image/png" manifest:full-path="Pictures/1000020100000020000000203C25923E.png"/>
  <manifest:file-entry manifest:media-type="image/png" manifest:full-path="Pictures/1000020100000020000000209343154E.png"/>
  <manifest:file-entry manifest:media-type="image/png" manifest:full-path="Pictures/1000020100000020000000200D28C83E.png"/>
  <manifest:file-entry manifest:media-type="image/png" manifest:full-path="Pictures/1000000000000020000000201E0A4A15.png"/>
  <manifest:file-entry manifest:media-type="image/png" manifest:full-path="Pictures/100002010000002000000020751B1E6D.png"/>
  <manifest:file-entry manifest:media-type="image/png" manifest:full-path="Pictures/100002010000002000000020DE64809C.png"/>
  <manifest:file-entry manifest:media-type="image/png" manifest:full-path="Pictures/10000201000000200000002029DCA15F.png"/>
  <manifest:file-entry manifest:media-type="image/png" manifest:full-path="Pictures/100002010000002000000020792F7579.png"/>
  <manifest:file-entry manifest:media-type="image/png" manifest:full-path="Pictures/1000020100000020000000208FB152B1.png"/>
  <manifest:file-entry manifest:media-type="image/png" manifest:full-path="Pictures/10000201000000200000002040DBC865.png"/>
  <manifest:file-entry manifest:media-type="image/png" manifest:full-path="Pictures/100002010000002000000020DA92C14E.png"/>
  <manifest:file-entry manifest:media-type="image/png" manifest:full-path="Pictures/100002010000002000000020216A790B.png"/>
  <manifest:file-entry manifest:media-type="image/png" manifest:full-path="Pictures/10000201000000200000002007B17E71.png"/>
  <manifest:file-entry manifest:media-type="image/png" manifest:full-path="Pictures/100002010000002000000020B4E89A18.png"/>
  <manifest:file-entry manifest:media-type="image/png" manifest:full-path="Pictures/10000201000000200000002012CABD10.png"/>
  <manifest:file-entry manifest:media-type="image/png" manifest:full-path="Pictures/10000201000000200000002032A55C04.png"/>
  <manifest:file-entry manifest:media-type="image/png" manifest:full-path="Pictures/1000020100000020000000201894047B.png"/>
  <manifest:file-entry manifest:media-type="image/png" manifest:full-path="Pictures/100002010000002000000020BDE25ADE.png"/>
  <manifest:file-entry manifest:media-type="image/png" manifest:full-path="Pictures/1000020100000020000000203EFF60AA.png"/>
  <manifest:file-entry manifest:media-type="image/png" manifest:full-path="Pictures/100002010000002000000020E0D05A5A.png"/>
  <manifest:file-entry manifest:media-type="image/png" manifest:full-path="Pictures/100002010000002000000020F120D181.png"/>
  <manifest:file-entry manifest:media-type="image/png" manifest:full-path="Pictures/10000201000000200000002008E989B5.png"/>
  <manifest:file-entry manifest:media-type="image/png" manifest:full-path="Pictures/100002010000002000000020875DFFF6.png"/>
  <manifest:file-entry manifest:media-type="image/png" manifest:full-path="Pictures/100002010000002000000020D3736ABF.png"/>
  <manifest:file-entry manifest:media-type="image/png" manifest:full-path="Pictures/1000020100000020000000205DB20DE2.png"/>
  <manifest:file-entry manifest:media-type="image/png" manifest:full-path="Pictures/10000201000000200000002039B0803F.png"/>
  <manifest:file-entry manifest:media-type="image/png" manifest:full-path="Pictures/100002010000002000000020304B5F25.png"/>
  <manifest:file-entry manifest:media-type="image/png" manifest:full-path="Pictures/1000020100000020000000203B678838.png"/>
  <manifest:file-entry manifest:media-type="image/png" manifest:full-path="Pictures/100002010000002000000020FA935831.png"/>
  <manifest:file-entry manifest:media-type="image/png" manifest:full-path="Pictures/100002010000002000000020BDFECC2A.png"/>
  <manifest:file-entry manifest:media-type="image/png" manifest:full-path="Pictures/1000020100000020000000206396ABB4.png"/>
  <manifest:file-entry manifest:media-type="image/png" manifest:full-path="Pictures/10000000000000200000002083BBAE46.png"/>
  <manifest:file-entry manifest:media-type="image/png" manifest:full-path="Pictures/10000201000000200000002013C9937C.png"/>
  <manifest:file-entry manifest:media-type="image/png" manifest:full-path="Pictures/1000020100000020000000209716BCFE.png"/>
  <manifest:file-entry manifest:media-type="image/png" manifest:full-path="Pictures/100002010000002000000020105E6850.png"/>
  <manifest:file-entry manifest:media-type="image/png" manifest:full-path="Pictures/100002010000002000000020ADA12611.png"/>
  <manifest:file-entry manifest:media-type="image/png" manifest:full-path="Pictures/1000020100000020000000200485E1F9.png"/>
  <manifest:file-entry manifest:media-type="image/png" manifest:full-path="Pictures/100002010000002000000020747436C1.png"/>
  <manifest:file-entry manifest:media-type="image/png" manifest:full-path="Pictures/1000000000000020000000205D6F3E11.png"/>
  <manifest:file-entry manifest:media-type="image/png" manifest:full-path="Pictures/10000201000000200000002054CC089F.png"/>
  <manifest:file-entry manifest:media-type="image/png" manifest:full-path="Pictures/100000000000002000000020402B5143.png"/>
  <manifest:file-entry manifest:media-type="image/png" manifest:full-path="Pictures/1000020100000020000000203737367A.png"/>
  <manifest:file-entry manifest:media-type="image/png" manifest:full-path="Pictures/10000201000000200000002007F564B3.png"/>
  <manifest:file-entry manifest:media-type="image/png" manifest:full-path="Pictures/100002010000002000000020DF056092.png"/>
  <manifest:file-entry manifest:media-type="image/png" manifest:full-path="Pictures/1000020100000020000000200842080A.png"/>
  <manifest:file-entry manifest:media-type="image/png" manifest:full-path="Pictures/100002010000002000000020FB37AA3D.png"/>
  <manifest:file-entry manifest:media-type="image/png" manifest:full-path="Pictures/1000020100000020000000203DB824AE.png"/>
  <manifest:file-entry manifest:media-type="image/png" manifest:full-path="Pictures/100002010000002000000020C1EAC67C.png"/>
  <manifest:file-entry manifest:media-type="image/png" manifest:full-path="Pictures/1000020100000020000000202033ED15.png"/>
  <manifest:file-entry manifest:media-type="image/png" manifest:full-path="Pictures/100002010000002000000020C6AA5F26.png"/>
  <manifest:file-entry manifest:media-type="image/png" manifest:full-path="Pictures/1000020100000020000000208A008882.png"/>
  <manifest:file-entry manifest:media-type="image/png" manifest:full-path="Pictures/1000020100000020000000208B20D946.png"/>
  <manifest:file-entry manifest:media-type="image/png" manifest:full-path="Pictures/100002010000002000000020D682E723.png"/>
  <manifest:file-entry manifest:media-type="image/png" manifest:full-path="Pictures/1000020100000020000000205AB868AB.png"/>
  <manifest:file-entry manifest:media-type="image/png" manifest:full-path="Pictures/100002010000002000000020466AE727.png"/>
  <manifest:file-entry manifest:media-type="image/png" manifest:full-path="Pictures/1000020100000020000000208CAF7653.png"/>
  <manifest:file-entry manifest:media-type="image/png" manifest:full-path="Pictures/100002010000002000000020A4785FDF.png"/>
  <manifest:file-entry manifest:media-type="image/png" manifest:full-path="Pictures/100002010000002000000020D83C21C8.png"/>
  <manifest:file-entry manifest:media-type="image/png" manifest:full-path="Pictures/100002010000002000000020EA0B9EDE.png"/>
  <manifest:file-entry manifest:media-type="image/png" manifest:full-path="Pictures/100002010000002000000020DC60841A.png"/>
  <manifest:file-entry manifest:media-type="image/png" manifest:full-path="Pictures/10000201000000200000002051D3DCF7.png"/>
  <manifest:file-entry manifest:media-type="image/png" manifest:full-path="Pictures/100002010000002000000020DA99AACE.png"/>
  <manifest:file-entry manifest:media-type="image/png" manifest:full-path="Pictures/1000020100000020000000204A477885.png"/>
  <manifest:file-entry manifest:media-type="image/png" manifest:full-path="Pictures/100002010000002000000020373AAD2B.png"/>
  <manifest:file-entry manifest:media-type="image/png" manifest:full-path="Pictures/100002010000002000000020F7A1922E.png"/>
  <manifest:file-entry manifest:media-type="image/png" manifest:full-path="Pictures/10000201000000200000002050393632.png"/>
  <manifest:file-entry manifest:media-type="image/png" manifest:full-path="Pictures/10000201000000200000002046D3AFDF.png"/>
  <manifest:file-entry manifest:media-type="image/png" manifest:full-path="Pictures/100002010000002000000020C53B3858.png"/>
  <manifest:file-entry manifest:media-type="image/png" manifest:full-path="Pictures/100002010000002000000020B81817BE.png"/>
  <manifest:file-entry manifest:media-type="image/png" manifest:full-path="Pictures/100002010000002000000020A1515417.png"/>
  <manifest:file-entry manifest:media-type="image/png" manifest:full-path="Pictures/100002010000002000000020621296A8.png"/>
  <manifest:file-entry manifest:media-type="image/png" manifest:full-path="Pictures/1000020100000020000000208099D748.png"/>
  <manifest:file-entry manifest:media-type="image/png" manifest:full-path="Pictures/1000020100000020000000200D72CE7E.png"/>
  <manifest:file-entry manifest:media-type="image/png" manifest:full-path="Pictures/1000020100000020000000205332546C.png"/>
  <manifest:file-entry manifest:media-type="image/png" manifest:full-path="Pictures/10000201000000200000002046362BB4.png"/>
  <manifest:file-entry manifest:media-type="image/png" manifest:full-path="Pictures/10000201000000200000002013046CC8.png"/>
  <manifest:file-entry manifest:media-type="image/png" manifest:full-path="Pictures/100002010000002000000020DCC87798.png"/>
  <manifest:file-entry manifest:media-type="image/png" manifest:full-path="Pictures/1000020100000020000000206C2A80A0.png"/>
  <manifest:file-entry manifest:media-type="image/png" manifest:full-path="Pictures/100002010000002000000020A358ED00.png"/>
  <manifest:file-entry manifest:media-type="image/png" manifest:full-path="Pictures/100002010000002000000020661BD949.png"/>
  <manifest:file-entry manifest:media-type="image/png" manifest:full-path="Pictures/1000020100000020000000200DF37FD5.png"/>
  <manifest:file-entry manifest:media-type="image/png" manifest:full-path="Pictures/10000201000000200000002087404364.png"/>
  <manifest:file-entry manifest:media-type="image/png" manifest:full-path="Pictures/100002010000002000000020F0AC27B9.png"/>
  <manifest:file-entry manifest:media-type="image/png" manifest:full-path="Pictures/100002010000002000000020EE3B2FA1.png"/>
  <manifest:file-entry manifest:media-type="image/png" manifest:full-path="Pictures/100002010000002000000020B3740F02.png"/>
  <manifest:file-entry manifest:media-type="image/png" manifest:full-path="Pictures/1000020100000020000000204122EFBD.png"/>
  <manifest:file-entry manifest:media-type="image/png" manifest:full-path="Pictures/100002010000002000000020676A1B0A.png"/>
  <manifest:file-entry manifest:media-type="image/png" manifest:full-path="Pictures/10000201000000200000002028B4EAB6.png"/>
  <manifest:file-entry manifest:media-type="image/png" manifest:full-path="Pictures/10000201000000200000002020A67519.png"/>
  <manifest:file-entry manifest:media-type="image/png" manifest:full-path="Pictures/100002010000002000000020C66AE155.png"/>
  <manifest:file-entry manifest:media-type="image/png" manifest:full-path="Pictures/1000020100000020000000208D2751C8.png"/>
  <manifest:file-entry manifest:media-type="image/png" manifest:full-path="Pictures/10000201000000200000002035D2A6A6.png"/>
  <manifest:file-entry manifest:media-type="image/png" manifest:full-path="Pictures/100002010000002000000020087A2766.png"/>
  <manifest:file-entry manifest:media-type="image/png" manifest:full-path="Pictures/1000020100000020000000205FB48CC6.png"/>
  <manifest:file-entry manifest:media-type="image/png" manifest:full-path="Pictures/1000020100000020000000204406AEFE.png"/>
  <manifest:file-entry manifest:media-type="image/png" manifest:full-path="Pictures/1000020100000020000000202C344404.png"/>
  <manifest:file-entry manifest:media-type="image/png" manifest:full-path="Pictures/100002010000002000000020F91FAD38.png"/>
  <manifest:file-entry manifest:media-type="image/png" manifest:full-path="Pictures/1000020100000020000000209872520E.png"/>
  <manifest:file-entry manifest:media-type="image/png" manifest:full-path="Pictures/1000020100000020000000200D63D83A.png"/>
  <manifest:file-entry manifest:media-type="image/png" manifest:full-path="Pictures/10000201000000200000002045E7EBF6.png"/>
  <manifest:file-entry manifest:media-type="image/png" manifest:full-path="Pictures/100002010000002000000020C27F5174.png"/>
  <manifest:file-entry manifest:media-type="image/png" manifest:full-path="Pictures/100002010000002000000020D220977B.png"/>
  <manifest:file-entry manifest:media-type="image/png" manifest:full-path="Pictures/10000201000000200000002008A06150.png"/>
  <manifest:file-entry manifest:media-type="image/png" manifest:full-path="Pictures/100000000000002000000020189D6802.png"/>
  <manifest:file-entry manifest:media-type="image/png" manifest:full-path="Pictures/100002010000002000000020DDCB3FA5.png"/>
  <manifest:file-entry manifest:media-type="image/png" manifest:full-path="Pictures/100002010000002000000020221C2978.png"/>
  <manifest:file-entry manifest:media-type="image/png" manifest:full-path="Pictures/10000201000000200000002033C6524B.png"/>
  <manifest:file-entry manifest:media-type="image/png" manifest:full-path="Pictures/1000000000000020000000207B91B810.png"/>
  <manifest:file-entry manifest:media-type="image/png" manifest:full-path="Pictures/100002010000002000000020135AD8BE.png"/>
  <manifest:file-entry manifest:media-type="image/png" manifest:full-path="Pictures/100002010000002000000020A29D17FF.png"/>
  <manifest:file-entry manifest:media-type="image/png" manifest:full-path="Pictures/10000000000000200000002098361D93.png"/>
  <manifest:file-entry manifest:media-type="image/png" manifest:full-path="Pictures/100002010000002000000020434EDAA7.png"/>
  <manifest:file-entry manifest:media-type="image/png" manifest:full-path="Pictures/100002010000002000000020D66C6FDF.png"/>
  <manifest:file-entry manifest:media-type="image/png" manifest:full-path="Pictures/100002010000002000000020D63A3B28.png"/>
  <manifest:file-entry manifest:media-type="image/png" manifest:full-path="Pictures/1000020100000020000000205C804B70.png"/>
  <manifest:file-entry manifest:media-type="image/png" manifest:full-path="Pictures/100002010000002000000020DF4A66E5.png"/>
  <manifest:file-entry manifest:media-type="image/png" manifest:full-path="Pictures/100002010000002000000020A26D35CA.png"/>
  <manifest:file-entry manifest:media-type="image/png" manifest:full-path="Pictures/100002010000002000000020BAFBD7D3.png"/>
  <manifest:file-entry manifest:media-type="image/png" manifest:full-path="Pictures/1000020100000020000000205B014ED7.png"/>
  <manifest:file-entry manifest:media-type="image/png" manifest:full-path="Pictures/1000020100000020000000205BAC7532.png"/>
  <manifest:file-entry manifest:media-type="image/png" manifest:full-path="Pictures/1000020100000020000000204F473A35.png"/>
  <manifest:file-entry manifest:media-type="image/png" manifest:full-path="Pictures/1000020100000020000000209AC87B86.png"/>
  <manifest:file-entry manifest:media-type="image/png" manifest:full-path="Pictures/100002000000000C0000000CED86A076.png"/>
  <manifest:file-entry manifest:media-type="image/png" manifest:full-path="Pictures/10000201000000200000002095612F75.png"/>
  <manifest:file-entry manifest:media-type="image/png" manifest:full-path="Pictures/1000020100000020000000206E217AB8.png"/>
  <manifest:file-entry manifest:media-type="image/png" manifest:full-path="Pictures/100002010000002000000020954C6713.png"/>
  <manifest:file-entry manifest:media-type="image/png" manifest:full-path="Pictures/10000201000000200000002026BEA76C.png"/>
  <manifest:file-entry manifest:media-type="image/png" manifest:full-path="Pictures/1000020100000020000000209FE58C31.png"/>
  <manifest:file-entry manifest:media-type="image/png" manifest:full-path="Pictures/1000020100000020000000201AAE7914.png"/>
  <manifest:file-entry manifest:media-type="image/png" manifest:full-path="Pictures/100002010000002000000020F6F2CDFC.png"/>
  <manifest:file-entry manifest:media-type="image/png" manifest:full-path="Pictures/1000020100000020000000202E8B28D5.png"/>
  <manifest:file-entry manifest:media-type="image/png" manifest:full-path="Pictures/10000201000000200000002025C21093.png"/>
  <manifest:file-entry manifest:media-type="image/png" manifest:full-path="Pictures/1000020100000020000000206E560745.png"/>
  <manifest:file-entry manifest:media-type="image/png" manifest:full-path="Pictures/10000201000000200000002005B3BC9D.png"/>
  <manifest:file-entry manifest:media-type="image/png" manifest:full-path="Pictures/1000020100000020000000209C67A0B8.png"/>
  <manifest:file-entry manifest:media-type="image/png" manifest:full-path="Pictures/100002010000002000000020B54F1F5A.png"/>
  <manifest:file-entry manifest:media-type="image/png" manifest:full-path="Pictures/100002010000002000000020B0EAAC13.png"/>
  <manifest:file-entry manifest:media-type="image/png" manifest:full-path="Pictures/100002010000002000000020D2324B99.png"/>
  <manifest:file-entry manifest:media-type="image/png" manifest:full-path="Pictures/1000020100000020000000205F95B4F5.png"/>
  <manifest:file-entry manifest:media-type="image/png" manifest:full-path="Pictures/10000201000000200000002028BD3703.png"/>
  <manifest:file-entry manifest:media-type="image/png" manifest:full-path="Pictures/100002010000002000000020789EB903.png"/>
  <manifest:file-entry manifest:media-type="image/png" manifest:full-path="Pictures/10000201000000200000002078F951F4.png"/>
  <manifest:file-entry manifest:media-type="image/png" manifest:full-path="Pictures/100002010000002000000020125FB11A.png"/>
  <manifest:file-entry manifest:media-type="image/png" manifest:full-path="Pictures/100002010000002000000020335797FE.png"/>
  <manifest:file-entry manifest:media-type="image/png" manifest:full-path="Pictures/100002010000002000000020BF7F09E1.png"/>
  <manifest:file-entry manifest:media-type="image/png" manifest:full-path="Pictures/100002010000002000000020C834A66B.png"/>
  <manifest:file-entry manifest:media-type="image/png" manifest:full-path="Pictures/100002010000002000000020D3FFEA89.png"/>
  <manifest:file-entry manifest:media-type="image/png" manifest:full-path="Pictures/100002010000002000000020E3E32FAC.png"/>
  <manifest:file-entry manifest:media-type="image/png" manifest:full-path="Pictures/1000020100000020000000208AAF0565.png"/>
  <manifest:file-entry manifest:media-type="image/png" manifest:full-path="Pictures/10000201000000200000002004BD9F71.png"/>
  <manifest:file-entry manifest:media-type="image/png" manifest:full-path="Pictures/100002010000002000000020FFC0AA5C.png"/>
  <manifest:file-entry manifest:media-type="image/png" manifest:full-path="Pictures/10000201000000200000002005FB8592.png"/>
  <manifest:file-entry manifest:media-type="image/png" manifest:full-path="Pictures/100002010000002000000020B8FCBC26.png"/>
  <manifest:file-entry manifest:media-type="image/png" manifest:full-path="Pictures/10000201000000200000002058DE02DD.png"/>
  <manifest:file-entry manifest:media-type="image/png" manifest:full-path="Pictures/100002010000002000000020ACFE2471.png"/>
  <manifest:file-entry manifest:media-type="image/png" manifest:full-path="Pictures/100002010000002000000020285CEE8F.png"/>
  <manifest:file-entry manifest:media-type="image/png" manifest:full-path="Pictures/10000201000000200000002019458886.png"/>
  <manifest:file-entry manifest:media-type="image/png" manifest:full-path="Pictures/100002010000002000000020F86F67C7.png"/>
  <manifest:file-entry manifest:media-type="image/png" manifest:full-path="Pictures/10000201000000200000002017D56C16.png"/>
  <manifest:file-entry manifest:media-type="image/png" manifest:full-path="Pictures/100000000000002000000020B0FA1D2E.png"/>
  <manifest:file-entry manifest:media-type="image/png" manifest:full-path="Pictures/100000000000002000000020D4337DFB.png"/>
  <manifest:file-entry manifest:media-type="image/png" manifest:full-path="Pictures/100002010000002000000020307E32AE.png"/>
  <manifest:file-entry manifest:media-type="image/png" manifest:full-path="Pictures/100002010000002000000020B0D4B11D.png"/>
  <manifest:file-entry manifest:media-type="image/png" manifest:full-path="Pictures/100002010000002000000020E9F19233.png"/>
  <manifest:file-entry manifest:media-type="image/png" manifest:full-path="Pictures/1000020100000020000000201F7AE237.png"/>
  <manifest:file-entry manifest:media-type="image/png" manifest:full-path="Pictures/1000020100000020000000207BB52B89.png"/>
  <manifest:file-entry manifest:media-type="image/png" manifest:full-path="Pictures/1000020100000020000000209E1ED3C5.png"/>
  <manifest:file-entry manifest:media-type="image/png" manifest:full-path="Pictures/100002010000002000000020DE121EE1.png"/>
  <manifest:file-entry manifest:media-type="image/png" manifest:full-path="Pictures/10000201000000200000002091F7C84B.png"/>
  <manifest:file-entry manifest:media-type="image/png" manifest:full-path="Pictures/100002010000002000000020E0E0041B.png"/>
  <manifest:file-entry manifest:media-type="image/png" manifest:full-path="Pictures/100002010000002000000020E316C652.png"/>
  <manifest:file-entry manifest:media-type="image/png" manifest:full-path="Pictures/100002010000002000000020957AA75E.png"/>
  <manifest:file-entry manifest:media-type="image/png" manifest:full-path="Pictures/100002010000002000000020CF9FC414.png"/>
  <manifest:file-entry manifest:media-type="image/png" manifest:full-path="Pictures/1000020100000020000000200DF5067A.png"/>
  <manifest:file-entry manifest:media-type="image/png" manifest:full-path="Pictures/10000201000000200000002027404F62.png"/>
  <manifest:file-entry manifest:media-type="image/png" manifest:full-path="Pictures/100000000000002000000020AA97FADA.png"/>
  <manifest:file-entry manifest:media-type="image/png" manifest:full-path="Pictures/10000201000000200000002096228270.png"/>
  <manifest:file-entry manifest:media-type="image/png" manifest:full-path="Pictures/100002010000002000000020E23BF33B.png"/>
  <manifest:file-entry manifest:media-type="image/png" manifest:full-path="Pictures/1000020100000020000000208348EE2F.png"/>
  <manifest:file-entry manifest:media-type="image/png" manifest:full-path="Pictures/100002010000002000000020E7FF38AD.png"/>
  <manifest:file-entry manifest:media-type="image/png" manifest:full-path="Pictures/10000201000000200000002046A9FD27.png"/>
  <manifest:file-entry manifest:media-type="image/png" manifest:full-path="Pictures/10000201000000200000002042438BD3.png"/>
  <manifest:file-entry manifest:media-type="image/png" manifest:full-path="Pictures/10000201000000200000002043F403EF.png"/>
  <manifest:file-entry manifest:media-type="image/png" manifest:full-path="Pictures/10000201000000200000002057B5FA09.png"/>
  <manifest:file-entry manifest:media-type="image/png" manifest:full-path="Pictures/100002010000002000000020FCF7A728.png"/>
  <manifest:file-entry manifest:media-type="image/png" manifest:full-path="Pictures/100002010000002000000020F5339152.png"/>
  <manifest:file-entry manifest:media-type="image/png" manifest:full-path="Pictures/1000020100000020000000201DA7BA79.png"/>
  <manifest:file-entry manifest:media-type="image/png" manifest:full-path="Pictures/100002010000002000000020984D125C.png"/>
  <manifest:file-entry manifest:media-type="image/png" manifest:full-path="Pictures/1000020100000020000000206324A08A.png"/>
  <manifest:file-entry manifest:media-type="image/png" manifest:full-path="Pictures/100002010000002000000020644FADDE.png"/>
  <manifest:file-entry manifest:media-type="image/png" manifest:full-path="Pictures/1000020100000020000000204989A5C9.png"/>
  <manifest:file-entry manifest:media-type="image/png" manifest:full-path="Pictures/1000020100000020000000203F044CA8.png"/>
  <manifest:file-entry manifest:media-type="image/png" manifest:full-path="Pictures/100002010000002000000020894A141D.png"/>
  <manifest:file-entry manifest:media-type="image/png" manifest:full-path="Pictures/100002010000002000000020B6AC0597.png"/>
  <manifest:file-entry manifest:media-type="image/png" manifest:full-path="Pictures/10000201000000200000002070ED4F55.png"/>
  <manifest:file-entry manifest:media-type="image/png" manifest:full-path="Pictures/1000020100000020000000209499F66D.png"/>
  <manifest:file-entry manifest:media-type="image/png" manifest:full-path="Pictures/10000201000000200000002023D2A111.png"/>
  <manifest:file-entry manifest:media-type="image/png" manifest:full-path="Pictures/100000000000002000000020B857D9ED.png"/>
  <manifest:file-entry manifest:media-type="image/png" manifest:full-path="Pictures/100002010000002000000020146B6623.png"/>
  <manifest:file-entry manifest:media-type="image/png" manifest:full-path="Pictures/10000201000000200000002031406ED9.png"/>
  <manifest:file-entry manifest:media-type="image/png" manifest:full-path="Pictures/1000020100000020000000201357EFEA.png"/>
  <manifest:file-entry manifest:media-type="image/png" manifest:full-path="Pictures/100002010000002000000020699A9768.png"/>
  <manifest:file-entry manifest:media-type="image/png" manifest:full-path="Pictures/1000020100000020000000200BE88499.png"/>
  <manifest:file-entry manifest:media-type="image/png" manifest:full-path="Pictures/1000020100000020000000204AF62D8D.png"/>
  <manifest:file-entry manifest:media-type="image/png" manifest:full-path="Pictures/1000020100000020000000204397991D.png"/>
  <manifest:file-entry manifest:media-type="image/png" manifest:full-path="Pictures/100002010000002000000020BFA52079.png"/>
  <manifest:file-entry manifest:media-type="image/png" manifest:full-path="Pictures/100002010000002000000020AF5D738F.png"/>
  <manifest:file-entry manifest:media-type="image/png" manifest:full-path="Pictures/10000000000000200000002094A89AE8.png"/>
  <manifest:file-entry manifest:media-type="image/png" manifest:full-path="Pictures/100000000000002000000020BAA2DD2A.png"/>
  <manifest:file-entry manifest:media-type="image/png" manifest:full-path="Pictures/100002010000002000000020C7A2510C.png"/>
  <manifest:file-entry manifest:media-type="image/png" manifest:full-path="Pictures/1000020100000020000000201AD56858.png"/>
  <manifest:file-entry manifest:media-type="image/png" manifest:full-path="Pictures/10000201000000200000002071B98F20.png"/>
  <manifest:file-entry manifest:media-type="image/png" manifest:full-path="Pictures/1000020100000020000000209FD0AE0A.png"/>
  <manifest:file-entry manifest:media-type="image/png" manifest:full-path="Pictures/100002010000002000000020527E4B32.png"/>
  <manifest:file-entry manifest:media-type="image/png" manifest:full-path="Pictures/100002010000002000000020D5600C19.png"/>
  <manifest:file-entry manifest:media-type="image/png" manifest:full-path="Pictures/100002010000002000000020BE2F30E9.png"/>
  <manifest:file-entry manifest:media-type="image/png" manifest:full-path="Pictures/100002010000002000000020B76542B9.png"/>
  <manifest:file-entry manifest:media-type="image/png" manifest:full-path="Pictures/100002010000002000000020EB0304AA.png"/>
  <manifest:file-entry manifest:media-type="image/png" manifest:full-path="Pictures/1000020100000020000000205B48EA45.png"/>
  <manifest:file-entry manifest:media-type="image/png" manifest:full-path="Pictures/100002010000002000000020E849C975.png"/>
  <manifest:file-entry manifest:media-type="image/png" manifest:full-path="Pictures/1000020100000020000000202DC65DC7.png"/>
  <manifest:file-entry manifest:media-type="image/png" manifest:full-path="Pictures/1000020100000020000000201ACADB91.png"/>
  <manifest:file-entry manifest:media-type="image/png" manifest:full-path="Pictures/100002010000002000000020A6B749E1.png"/>
  <manifest:file-entry manifest:media-type="image/png" manifest:full-path="Pictures/100002010000002000000020B8ADC89F.png"/>
  <manifest:file-entry manifest:media-type="image/png" manifest:full-path="Pictures/100002010000002000000020D38904A2.png"/>
  <manifest:file-entry manifest:media-type="image/png" manifest:full-path="Pictures/100002010000002000000020DD231481.png"/>
  <manifest:file-entry manifest:media-type="image/png" manifest:full-path="Pictures/1000020100000020000000208074CAFC.png"/>
  <manifest:file-entry manifest:media-type="image/png" manifest:full-path="Pictures/100002010000002000000020F2A4C7EC.png"/>
  <manifest:file-entry manifest:media-type="image/png" manifest:full-path="Pictures/100002010000002000000020A8A155EF.png"/>
  <manifest:file-entry manifest:media-type="image/png" manifest:full-path="Pictures/100002010000002000000020F08FEC11.png"/>
  <manifest:file-entry manifest:media-type="image/png" manifest:full-path="Pictures/100002010000002000000020FDCB2114.png"/>
  <manifest:file-entry manifest:media-type="image/png" manifest:full-path="Pictures/1000020100000020000000208F017F84.png"/>
  <manifest:file-entry manifest:media-type="image/png" manifest:full-path="Pictures/100002010000002000000020CC029211.png"/>
  <manifest:file-entry manifest:media-type="image/png" manifest:full-path="Pictures/1000020100000020000000206BFDFAE4.png"/>
  <manifest:file-entry manifest:media-type="image/png" manifest:full-path="Pictures/100002010000002000000020831311DC.png"/>
  <manifest:file-entry manifest:media-type="image/png" manifest:full-path="Pictures/100000000000002000000020B91851DE.png"/>
  <manifest:file-entry manifest:media-type="image/png" manifest:full-path="Pictures/1000020100000020000000201AC954BC.png"/>
  <manifest:file-entry manifest:media-type="image/png" manifest:full-path="Pictures/100000000000002000000020DBF793E4.png"/>
  <manifest:file-entry manifest:media-type="image/png" manifest:full-path="Pictures/100002010000002000000020CDECA5E1.png"/>
  <manifest:file-entry manifest:media-type="image/png" manifest:full-path="Pictures/100002010000002000000020E32FDADB.png"/>
  <manifest:file-entry manifest:media-type="image/png" manifest:full-path="Pictures/1000020100000020000000209194877D.png"/>
  <manifest:file-entry manifest:media-type="image/png" manifest:full-path="Pictures/100002010000002000000020C00F3EA5.png"/>
  <manifest:file-entry manifest:media-type="image/png" manifest:full-path="Pictures/100002010000002000000020771E6A1E.png"/>
  <manifest:file-entry manifest:media-type="image/png" manifest:full-path="Pictures/1000020100000020000000209051E826.png"/>
  <manifest:file-entry manifest:media-type="image/png" manifest:full-path="Pictures/100002010000002000000020543D075E.png"/>
  <manifest:file-entry manifest:media-type="image/png" manifest:full-path="Pictures/100002010000002000000020FA1D2877.png"/>
  <manifest:file-entry manifest:media-type="image/png" manifest:full-path="Pictures/100000000000002000000020754CB94C.png"/>
  <manifest:file-entry manifest:media-type="image/png" manifest:full-path="Pictures/100002010000002000000020B5F97135.png"/>
  <manifest:file-entry manifest:media-type="image/png" manifest:full-path="Pictures/100002010000002000000020EF5BAF16.png"/>
  <manifest:file-entry manifest:media-type="image/png" manifest:full-path="Pictures/1000020100000020000000200A379393.png"/>
  <manifest:file-entry manifest:media-type="image/png" manifest:full-path="Pictures/1000020100000020000000208C1B6447.png"/>
  <manifest:file-entry manifest:media-type="image/png" manifest:full-path="Pictures/100002010000002000000020D737EE52.png"/>
  <manifest:file-entry manifest:media-type="image/png" manifest:full-path="Pictures/1000020100000020000000202954CE6F.png"/>
  <manifest:file-entry manifest:media-type="image/png" manifest:full-path="Pictures/100002010000002000000020E1C3D64E.png"/>
  <manifest:file-entry manifest:media-type="image/png" manifest:full-path="Pictures/100002010000002000000020FCE19922.png"/>
  <manifest:file-entry manifest:media-type="image/png" manifest:full-path="Pictures/100002010000002000000020BBA1F54B.png"/>
  <manifest:file-entry manifest:media-type="image/png" manifest:full-path="Pictures/1000020100000020000000207F554CB7.png"/>
  <manifest:file-entry manifest:media-type="image/png" manifest:full-path="Pictures/100002010000002000000020A3DFD036.png"/>
  <manifest:file-entry manifest:media-type="image/png" manifest:full-path="Pictures/1000020100000020000000200CE06423.png"/>
  <manifest:file-entry manifest:media-type="image/png" manifest:full-path="Pictures/1000020100000020000000207316F0DE.png"/>
  <manifest:file-entry manifest:media-type="image/png" manifest:full-path="Pictures/100002010000002000000020E7CBC1B6.png"/>
  <manifest:file-entry manifest:media-type="image/png" manifest:full-path="Pictures/100002010000002000000020F3EB947B.png"/>
  <manifest:file-entry manifest:media-type="image/png" manifest:full-path="Pictures/1000020100000020000000204AF16614.png"/>
  <manifest:file-entry manifest:media-type="image/png" manifest:full-path="Pictures/100002010000002000000020733882EE.png"/>
  <manifest:file-entry manifest:media-type="image/png" manifest:full-path="Pictures/100002010000002000000020A6B78F33.png"/>
  <manifest:file-entry manifest:media-type="image/png" manifest:full-path="Pictures/1000020100000020000000203AD6D0CC.png"/>
  <manifest:file-entry manifest:media-type="image/png" manifest:full-path="Pictures/100002010000002000000020AB5DBB03.png"/>
  <manifest:file-entry manifest:media-type="image/png" manifest:full-path="Pictures/100002010000002000000020806D2BF2.png"/>
  <manifest:file-entry manifest:media-type="image/png" manifest:full-path="Pictures/1000020100000020000000203B6F6313.png"/>
  <manifest:file-entry manifest:media-type="image/png" manifest:full-path="Pictures/100002010000002000000020C6090E91.png"/>
  <manifest:file-entry manifest:media-type="image/png" manifest:full-path="Pictures/1000020100000020000000206D59D7CA.png"/>
  <manifest:file-entry manifest:media-type="image/png" manifest:full-path="Pictures/100002010000002000000020533BD6BD.png"/>
  <manifest:file-entry manifest:media-type="image/png" manifest:full-path="Pictures/10000000000000200000002022F90550.png"/>
  <manifest:file-entry manifest:media-type="image/png" manifest:full-path="Pictures/10000201000000200000002002CB14E6.png"/>
  <manifest:file-entry manifest:media-type="image/png" manifest:full-path="Pictures/100002010000002000000020B9045788.png"/>
  <manifest:file-entry manifest:media-type="image/png" manifest:full-path="Pictures/100002010000002000000020373878F3.png"/>
  <manifest:file-entry manifest:media-type="image/png" manifest:full-path="Pictures/100002010000002000000020C4849637.png"/>
  <manifest:file-entry manifest:media-type="image/png" manifest:full-path="Pictures/1000020100000020000000208FAEECEE.png"/>
  <manifest:file-entry manifest:media-type="image/png" manifest:full-path="Pictures/100000000000002000000020FD4D4389.png"/>
  <manifest:file-entry manifest:media-type="image/png" manifest:full-path="Pictures/10000201000000200000002080A12ADD.png"/>
  <manifest:file-entry manifest:media-type="image/png" manifest:full-path="Pictures/100002010000002000000020F4C17F5E.png"/>
  <manifest:file-entry manifest:media-type="image/png" manifest:full-path="Pictures/100002010000002000000020492E4C93.png"/>
  <manifest:file-entry manifest:media-type="image/png" manifest:full-path="Pictures/100002010000002000000020959FD4A6.png"/>
  <manifest:file-entry manifest:media-type="image/png" manifest:full-path="Pictures/100002010000002000000020798C76E2.png"/>
  <manifest:file-entry manifest:media-type="image/png" manifest:full-path="Pictures/1000020100000020000000201EBB0BF3.png"/>
  <manifest:file-entry manifest:media-type="image/png" manifest:full-path="Pictures/1000020100000020000000209012E724.png"/>
  <manifest:file-entry manifest:media-type="image/png" manifest:full-path="Pictures/1000020100000020000000208A49D5A4.png"/>
  <manifest:file-entry manifest:media-type="image/png" manifest:full-path="Pictures/100002010000002000000020FBF26D1C.png"/>
  <manifest:file-entry manifest:media-type="image/png" manifest:full-path="Pictures/100002010000002000000020B70C2540.png"/>
  <manifest:file-entry manifest:media-type="image/png" manifest:full-path="Pictures/1000020100000020000000205C03A161.png"/>
  <manifest:file-entry manifest:media-type="image/png" manifest:full-path="Pictures/1000020100000020000000204275B259.png"/>
  <manifest:file-entry manifest:media-type="image/png" manifest:full-path="Pictures/100002010000002000000020A7FEB03E.png"/>
  <manifest:file-entry manifest:media-type="image/png" manifest:full-path="Pictures/1000020100000020000000200D98BA34.png"/>
  <manifest:file-entry manifest:media-type="image/png" manifest:full-path="Pictures/100002010000002000000020E9B2BA5B.png"/>
  <manifest:file-entry manifest:media-type="image/png" manifest:full-path="Pictures/100002010000002000000020B9C51216.png"/>
  <manifest:file-entry manifest:media-type="image/png" manifest:full-path="Pictures/100002010000002000000020B5BD4F81.png"/>
  <manifest:file-entry manifest:media-type="image/png" manifest:full-path="Pictures/1000020100000020000000200CC681E3.png"/>
  <manifest:file-entry manifest:media-type="image/png" manifest:full-path="Pictures/10000201000000200000002096ADC73D.png"/>
  <manifest:file-entry manifest:media-type="image/png" manifest:full-path="Pictures/100002010000002000000020D9A16AAB.png"/>
  <manifest:file-entry manifest:media-type="image/png" manifest:full-path="Pictures/100002010000002000000020A8E1D27A.png"/>
  <manifest:file-entry manifest:media-type="image/png" manifest:full-path="Pictures/10000201000000200000002064C851DE.png"/>
  <manifest:file-entry manifest:media-type="image/png" manifest:full-path="Pictures/10000201000000200000002043667D7A.png"/>
  <manifest:file-entry manifest:media-type="image/png" manifest:full-path="Pictures/10000201000000200000002086F377BF.png"/>
  <manifest:file-entry manifest:media-type="image/png" manifest:full-path="Pictures/1000020100000020000000209E9DE0E3.png"/>
  <manifest:file-entry manifest:media-type="image/png" manifest:full-path="Pictures/100002010000002000000020718E4045.png"/>
  <manifest:file-entry manifest:media-type="image/png" manifest:full-path="Pictures/10000201000000200000002024A9E8B5.png"/>
  <manifest:file-entry manifest:media-type="image/png" manifest:full-path="Pictures/1000020100000020000000205195966A.png"/>
  <manifest:file-entry manifest:media-type="image/png" manifest:full-path="Pictures/1000020100000020000000201747F65D.png"/>
  <manifest:file-entry manifest:media-type="image/png" manifest:full-path="Pictures/100002010000002000000020B8AA5D9E.png"/>
  <manifest:file-entry manifest:media-type="image/png" manifest:full-path="Pictures/100002010000002000000020E7E0AD36.png"/>
  <manifest:file-entry manifest:media-type="image/png" manifest:full-path="Pictures/1000000000000020000000209E0272DC.png"/>
  <manifest:file-entry manifest:media-type="image/png" manifest:full-path="Pictures/10000201000000200000002064C7290C.png"/>
  <manifest:file-entry manifest:media-type="image/png" manifest:full-path="Pictures/1000020100000020000000206E27A63D.png"/>
  <manifest:file-entry manifest:media-type="image/png" manifest:full-path="Pictures/100002010000002000000020473D9076.png"/>
  <manifest:file-entry manifest:media-type="image/png" manifest:full-path="Pictures/100002010000002000000020C956C729.png"/>
  <manifest:file-entry manifest:media-type="image/png" manifest:full-path="Pictures/1000020100000020000000207E043703.png"/>
  <manifest:file-entry manifest:media-type="image/png" manifest:full-path="Pictures/1000020100000020000000206DBC51DC.png"/>
  <manifest:file-entry manifest:media-type="image/png" manifest:full-path="Pictures/1000020100000020000000206724DC20.png"/>
  <manifest:file-entry manifest:media-type="image/png" manifest:full-path="Pictures/1000020100000020000000207399CA16.png"/>
  <manifest:file-entry manifest:media-type="image/png" manifest:full-path="Pictures/100002010000002000000020B2BF063F.png"/>
  <manifest:file-entry manifest:media-type="image/png" manifest:full-path="Pictures/10000201000000200000002013B88916.png"/>
  <manifest:file-entry manifest:media-type="image/png" manifest:full-path="Pictures/10000201000000200000002028039751.png"/>
  <manifest:file-entry manifest:media-type="image/png" manifest:full-path="Pictures/100002010000002000000020D26AE0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4cm"/>
    </style:style>
    <style:style style:name="co2" style:family="table-column">
      <style:table-column-properties fo:break-before="auto" style:column-width="2.663cm"/>
    </style:style>
    <style:style style:name="co3" style:family="table-column">
      <style:table-column-properties fo:break-before="auto" style:column-width="1.859cm"/>
    </style:style>
    <style:style style:name="co9" style:family="table-column">
      <style:table-column-properties fo:break-before="auto" style:column-width="1.498cm"/>
    </style:style>
    <style:style style:name="co10" style:family="table-column">
      <style:table-column-properties fo:break-before="auto" style:column-width="11.488cm"/>
    </style:style>
    <style:style style:name="co7" style:family="table-column">
      <style:table-column-properties fo:break-before="auto" style:column-width="1.109cm"/>
    </style:style>
    <style:style style:name="co6" style:family="table-column">
      <style:table-column-properties fo:break-before="auto" style:column-width="1.053cm"/>
    </style:style>
    <style:style style:name="co8" style:family="table-column">
      <style:table-column-properties fo:break-before="auto" style:column-width="18.452cm"/>
    </style:style>
    <style:style style:name="co12" style:family="table-column">
      <style:table-column-properties fo:break-before="auto" style:column-width="2.496cm"/>
    </style:style>
    <style:style style:name="co13" style:family="table-column">
      <style:table-column-properties fo:break-before="auto" style:column-width="9.767cm"/>
    </style:style>
    <style:style style:name="co14" style:family="table-column">
      <style:table-column-properties fo:break-before="auto" style:column-width="1.192cm"/>
    </style:style>
    <style:style style:name="co15" style:family="table-column">
      <style:table-column-properties fo:break-before="auto" style:column-width="1.443cm"/>
    </style:style>
    <style:style style:name="co16" style:family="table-column">
      <style:table-column-properties fo:break-before="auto" style:column-width="12.375cm"/>
    </style:style>
    <style:style style:name="co17" style:family="table-column">
      <style:table-column-properties fo:break-before="auto" style:column-width="13.818cm"/>
    </style:style>
    <style:style style:name="co18" style:family="table-column">
      <style:table-column-properties fo:break-before="auto" style:column-width="8.712cm"/>
    </style:style>
    <style:style style:name="co19" style:family="table-column">
      <style:table-column-properties fo:break-before="auto" style:column-width="3.967cm"/>
    </style:style>
    <style:style style:name="co20" style:family="table-column">
      <style:table-column-properties fo:break-before="auto" style:column-width="15.178cm"/>
    </style:style>
    <style:style style:name="co21" style:family="table-column">
      <style:table-column-properties fo:break-before="auto" style:column-width="12.82cm"/>
    </style:style>
    <style:style style:name="co22" style:family="table-column">
      <style:table-column-properties fo:break-before="auto" style:column-width="15.039cm"/>
    </style:style>
    <style:style style:name="ro1" style:family="table-row">
      <style:table-row-properties style:row-height="0.526cm" fo:break-before="auto" style:use-optimal-row-height="false"/>
    </style:style>
    <style:style style:name="ro4" style:family="table-row">
      <style:table-row-properties style:row-height="1cm" fo:break-before="auto" style:use-optimal-row-height="false"/>
    </style:style>
    <style:style style:name="ro3" style:family="table-row">
      <style:table-row-properties style:row-height="0.684cm" fo:break-before="auto" style:use-optimal-row-height="false"/>
    </style:style>
    <style:style style:name="ro5" style:family="table-row">
      <style:table-row-properties style:row-height="0.84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cm"/>
    </style:style>
    <style:style style:name="ce10" style:family="table-cell" style:parent-style-name="Default">
      <style:table-cell-properties fo:background-color="#c0c0c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cm"/>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008000"/>
    </style:style>
    <style:style style:name="ce19"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ce20" style:family="table-cell" style:parent-style-name="Default">
      <style:table-cell-properties fo:background-color="#ffff00"/>
    </style:style>
    <style:style style:name="ce2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ffff9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12" table:default-cell-style-name="Default"/>
        <table:table-column table:style-name="co13"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3">
          <table:table-cell table:style-name="ce2"/>
          <table:table-cell table:style-name="ce2" office:value-type="string">
            <text:p>Melee</text:p>
          </table:table-cell>
          <table:table-cell table:style-name="ce2" table:number-columns-repeated="3"/>
          <table:table-cell table:style-name="ce6"/>
          <table:table-cell table:style-name="ce11" table:number-columns-repeated="2"/>
          <table:table-cell table:number-columns-repeated="1016"/>
        </table:table-row>
        <table:table-row table:style-name="ro5">
          <table:table-cell table:style-name="ce2">
            <draw:frame table:end-cell-address="Warrior.A4" table:end-x="0.951cm" table:end-y="0.848cm" draw:z-index="0" draw:name="http://images2.wikia.nocookie.net/wowwiki/images/thumb/e/e7/Ability_rogue_ambush.png/32px-Ability_rogue_ambush.png" draw:style-name="gr1" draw:text-style-name="P1" svg:width="0.85cm" svg:height="0.85cm" svg:x="0.101cm" svg:y="0.836cm">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table:table-cell table:style-name="ce11" table:number-columns-repeated="2"/>
          <table:table-cell table:number-columns-repeated="1016"/>
        </table:table-row>
        <table:table-row table:style-name="ro4">
          <table:table-cell table:style-name="ce2">
            <draw:frame table:end-cell-address="Warrior.A5" table:end-x="0.95cm" table:end-y="0.771cm" draw:z-index="1" draw:name="http://images2.wikia.nocookie.net/wowwiki/images/thumb/d/d0/Ability_warrior_battleshout.png/32px-Ability_warrior_battleshout.png" draw:style-name="gr1" draw:text-style-name="P1" svg:width="0.85cm" svg:height="0.85cm" svg:x="0.1cm" svg:y="0.918cm">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style-name="ce7" table:number-columns-repeated="2"/>
          <table:table-cell table:number-columns-repeated="1017"/>
        </table:table-row>
        <table:table-row table:style-name="ro4">
          <table:table-cell table:style-name="ce2">
            <draw:frame table:end-cell-address="Warrior.A6" table:end-x="0.951cm" table:end-y="0.752cm" draw:z-index="2" draw:name="http://images1.wikia.nocookie.net/wowwiki/images/thumb/9/91/Ability_warrior_charge.png/32px-Ability_warrior_charge.png" draw:style-name="gr1" draw:text-style-name="P1" svg:width="0.85cm" svg:height="0.85cm" svg:x="0.101cm" svg:y="0.898cm">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table:table-cell table:number-columns-repeated="1016"/>
        </table:table-row>
        <table:table-row table:style-name="ro4">
          <table:table-cell table:style-name="ce2">
            <draw:frame table:end-cell-address="Warrior.A7" table:end-x="0.95cm" table:end-y="0.77cm" draw:z-index="3" draw:name="http://images1.wikia.nocookie.net/wowwiki/images/thumb/3/3f/Ability_gouge.png/32px-Ability_gouge.png" draw:style-name="gr1" draw:text-style-name="P1" svg:width="0.85cm" svg:height="0.85cm" svg:x="0.1cm" svg:y="0.916cm">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annotation draw:style-name="gr2" draw:text-style-name="P2" svg:width="2.895cm" svg:height="0.596cm" svg:x="20.636cm" svg:y="2.533cm" draw:caption-point-x="-0.61cm" draw:caption-point-y="1.514cm">
              <dc:date>2010-03-04T00:00:00</dc:date>
              <text:p text:style-name="P2"><text:span text:style-name="T1">P for melee</text:span></text:p>
            </office:annotation>
          </table:table-cell>
          <table:table-cell table:number-columns-repeated="1017"/>
        </table:table-row>
        <table:table-row table:style-name="ro4">
          <table:table-cell table:style-name="ce2">
            <draw:frame table:end-cell-address="Warrior.A8" table:end-x="0.951cm" table:end-y="0.75cm" draw:z-index="4" draw:name="http://images1.wikia.nocookie.net/wowwiki/images/thumb/a/a6/Spell_nature_thunderclap.png/32px-Spell_nature_thunderclap.png" draw:style-name="gr1" draw:text-style-name="P1" svg:width="0.85cm" svg:height="0.85cm" svg:x="0.101cm" svg:y="0.897cm">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table:table-cell table:style-name="ce7"/>
          <table:table-cell table:number-columns-repeated="1017"/>
        </table:table-row>
        <table:table-row table:style-name="ro4">
          <table:table-cell table:style-name="ce2">
            <draw:frame table:end-cell-address="Warrior.A9" table:end-x="0.951cm" table:end-y="0.75cm" draw:z-index="5" draw:name="http://images2.wikia.nocookie.net/wowwiki/images/thumb/0/07/Ability_warrior_devastate.png/32px-Ability_warrior_devastate.png" draw:style-name="gr1" draw:text-style-name="P1" svg:width="0.85cm" svg:height="0.85cm" svg:x="0.101cm" svg:y="0.896cm">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style-name="ce7" table:number-columns-repeated="2"/>
          <table:table-cell table:number-columns-repeated="1017"/>
        </table:table-row>
        <table:table-row table:style-name="ro4">
          <table:table-cell table:style-name="ce2">
            <draw:frame table:end-cell-address="Warrior.A10" table:end-x="0.951cm" table:end-y="0.749cm" draw:z-index="6" draw:name="http://images2.wikia.nocookie.net/wowwiki/images/thumb/9/9e/Ability_shockwave.png/32px-Ability_shockwave.png" draw:style-name="gr1" draw:text-style-name="P1" svg:width="0.85cm" svg:height="0.85cm" svg:x="0.101cm" svg:y="0.896cm">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table-cell table:style-name="ce7"/>
          <table:table-cell table:number-columns-repeated="1017"/>
        </table:table-row>
        <table:table-row table:style-name="ro4">
          <table:table-cell table:style-name="ce2">
            <draw:frame table:end-cell-address="Warrior.A11" table:end-x="0.951cm" table:end-y="0.752cm" draw:z-index="7" draw:name="http://images2.wikia.nocookie.net/wowwiki/images/thumb/1/1e/Ability_racial_bloodrage.png/32px-Ability_racial_bloodrage.png" draw:style-name="gr1" draw:text-style-name="P1" svg:width="0.85cm" svg:height="0.85cm" svg:x="0.101cm" svg:y="0.898cm">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table:table-cell table:number-columns-repeated="1018"/>
        </table:table-row>
        <table:table-row table:style-name="ro4">
          <table:table-cell table:style-name="ce2">
            <draw:frame table:end-cell-address="Warrior.A12" table:end-x="0.951cm" table:end-y="0.85cm" draw:z-index="8" draw:name="http://images4.wikia.nocookie.net/wowwiki/images/thumb/4/4f/Ability_warrior_sunder.png/32px-Ability_warrior_sunder.png" draw:style-name="gr1" draw:text-style-name="P1" svg:width="0.85cm" svg:height="0.85cm" svg:x="0.101cm" svg:y="0cm">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table:table-cell table:number-columns-repeated="1018"/>
        </table:table-row>
        <table:table-row table:style-name="ro4">
          <table:table-cell table:style-name="ce2">
            <draw:frame table:end-cell-address="Warrior.A13" table:end-x="0.951cm" table:end-y="0.85cm" draw:z-index="9" draw:name="http://images3.wikia.nocookie.net/wowwiki/images/thumb/9/9a/Spell_nature_reincarnation.png/32px-Spell_nature_reincarnation.png" draw:style-name="gr1" draw:text-style-name="P1" svg:width="0.85cm" svg:height="0.85cm" svg:x="0.101cm" svg:y="0cm">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annotation draw:style-name="gr2" draw:text-style-name="P2" svg:width="2.895cm" svg:height="0.991cm" svg:x="19.531cm" svg:y="9.508cm" draw:caption-point-x="-0.61cm" draw:caption-point-y="1.514cm">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4" table:end-x="0.951cm" table:end-y="0.852cm" draw:z-index="10" draw:name="http://images1.wikia.nocookie.net/wowwiki/images/thumb/e/e3/Ability_warrior_shieldbash.png/32px-Ability_warrior_shieldbash.png" draw:style-name="gr1" draw:text-style-name="P1" svg:width="0.85cm" svg:height="0.85cm" svg:x="0.101cm" svg:y="0.002cm">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annotation draw:style-name="gr2" draw:text-style-name="P2" svg:width="2.895cm" svg:height="0.991cm" svg:x="19.531cm" svg:y="10.504cm" draw:caption-point-x="-0.61cm" draw:caption-point-y="1.514cm">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5" table:end-x="0.951cm" table:end-y="0.85cm" draw:z-index="11" draw:name="http://images2.wikia.nocookie.net/wowwiki/images/thumb/9/93/Inv_sword_05.png/32px-Inv_sword_05.png" draw:style-name="gr1" draw:text-style-name="P1" svg:width="0.85cm" svg:height="0.85cm" svg:x="0.101cm" svg:y="0cm">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951cm" table:end-y="0.852cm" draw:z-index="12" draw:name="http://images3.wikia.nocookie.net/wowwiki/images/thumb/e/e2/Ability_warrior_warcry.png/32px-Ability_warrior_warcry.png" draw:style-name="gr1" draw:text-style-name="P1" svg:width="0.85cm" svg:height="0.85cm" svg:x="0.101cm" svg:y="0.002cm">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style-name="ce7" table:number-columns-repeated="2"/>
          <table:table-cell table:number-columns-repeated="1017"/>
        </table:table-row>
        <table:table-row table:style-name="ro4">
          <table:table-cell table:style-name="ce2">
            <draw:frame table:end-cell-address="Warrior.A17" table:end-x="0.951cm" table:end-y="0.95cm" draw:z-index="13" draw:name="http://images1.wikia.nocookie.net/wowwiki/images/thumb/9/90/Ability_warrior_revenge.png/32px-Ability_warrior_revenge.png" draw:style-name="gr1" draw:text-style-name="P1" svg:width="0.85cm" svg:height="0.85cm" svg:x="0.101cm" svg:y="0.1cm">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style-name="ce7"/>
          <table:table-cell table:number-columns-repeated="1018"/>
        </table:table-row>
        <table:table-row table:style-name="ro4">
          <table:table-cell table:style-name="ce2">
            <draw:frame table:end-cell-address="Warrior.A18" table:end-x="0.951cm" table:end-y="0.95cm" draw:z-index="14" draw:name="http://images3.wikia.nocookie.net/wowwiki/images/thumb/a/a2/Ability_warrior_punishingblow.png/32px-Ability_warrior_punishingblow.png" draw:style-name="gr1" draw:text-style-name="P1" svg:width="0.85cm" svg:height="0.85cm" svg:x="0.101cm" svg:y="0.1cm">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Default"/>
          <table:table-cell table:style-name="ce7"/>
          <table:table-cell table:number-columns-repeated="1017"/>
        </table:table-row>
        <table:table-row table:style-name="ro4">
          <table:table-cell table:style-name="ce2">
            <draw:frame table:end-cell-address="Warrior.A19" table:end-x="0.951cm" table:end-y="0.952cm" draw:z-index="15" draw:name="http://images2.wikia.nocookie.net/wowwiki/images/thumb/d/dd/Ability_defend.png/32px-Ability_defend.png" draw:style-name="gr1" draw:text-style-name="P1" svg:width="0.85cm" svg:height="0.85cm" svg:x="0.101cm" svg:y="0.102cm">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table:table-cell table:number-columns-repeated="1018"/>
        </table:table-row>
        <table:table-row table:style-name="ro4">
          <table:table-cell table:style-name="ce2">
            <draw:frame table:end-cell-address="Warrior.A20" table:end-x="0.951cm" table:end-y="0.951cm" draw:z-index="16" draw:name="http://images1.wikia.nocookie.net/wowwiki/images/thumb/1/1f/Ability_warrior_disarm.png/32px-Ability_warrior_disarm.png" draw:style-name="gr1" draw:text-style-name="P1" svg:width="0.85cm" svg:height="0.85cm" svg:x="0.101cm" svg:y="0.101cm">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style-name="ce7" table:number-columns-repeated="2"/>
          <table:table-cell table:number-columns-repeated="1017"/>
        </table:table-row>
        <table:table-row table:style-name="ro4">
          <table:table-cell table:style-name="ce2">
            <draw:frame table:end-cell-address="Warrior.A21" table:end-x="0.951cm" table:end-y="0.95cm" draw:z-index="17" draw:name="http://images2.wikia.nocookie.net/wowwiki/images/thumb/e/e9/Ability_warrior_cleave.png/32px-Ability_warrior_cleave.png" draw:style-name="gr1" draw:text-style-name="P1" svg:width="0.85cm" svg:height="0.85cm" svg:x="0.101cm" svg:y="0.1cm">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style-name="ce7" table:number-columns-repeated="2"/>
          <table:table-cell table:number-columns-repeated="1017"/>
        </table:table-row>
        <table:table-row table:style-name="ro4">
          <table:table-cell table:style-name="ce2">
            <draw:frame table:end-cell-address="Warrior.A22" table:end-x="0.951cm" table:end-y="0.852cm" draw:z-index="18" draw:name="http://images4.wikia.nocookie.net/wowwiki/images/thumb/a/a6/Ability_warrior_challange.png/32px-Ability_warrior_challange.png" draw:style-name="gr1" draw:text-style-name="P1" svg:width="0.85cm" svg:height="0.85cm" svg:x="0.101cm" svg:y="0.002cm">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951cm" table:end-y="0.85cm" draw:z-index="19" draw:name="http://images1.wikia.nocookie.net/wowwiki/images/thumb/6/6c/Spell_nature_enchantarmor.png/32px-Spell_nature_enchantarmor.png" draw:style-name="gr1" draw:text-style-name="P1" svg:width="0.85cm" svg:height="0.85cm" svg:x="0.101cm" svg:y="0cm">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951cm" table:end-y="0.852cm" draw:z-index="20" draw:name="http://images3.wikia.nocookie.net/wowwiki/images/thumb/0/09/Ability_golemthunderclap.png/32px-Ability_golemthunderclap.png" draw:style-name="gr1" draw:text-style-name="P1" svg:width="0.85cm" svg:height="0.85cm" svg:x="0.101cm" svg:y="0.002cm">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style-name="ce7" table:number-columns-repeated="2"/>
          <table:table-cell table:number-columns-repeated="1017"/>
        </table:table-row>
        <table:table-row table:style-name="ro4">
          <table:table-cell table:style-name="ce2">
            <draw:frame table:end-cell-address="Warrior.A25" table:end-x="0.951cm" table:end-y="0.85cm" draw:z-index="21" draw:name="http://images3.wikia.nocookie.net/wowwiki/images/thumb/5/51/Inv_sword_48.png/32px-Inv_sword_48.png" draw:style-name="gr1" draw:text-style-name="P1" svg:width="0.85cm" svg:height="0.85cm" svg:x="0.101cm" svg:y="0cm">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table:table-cell table:number-columns-repeated="1017"/>
        </table:table-row>
        <table:table-row table:style-name="ro4">
          <table:table-cell table:style-name="ce2">
            <draw:frame table:end-cell-address="Warrior.A26" table:end-x="0.951cm" table:end-y="0.85cm" draw:z-index="22" draw:name="http://images1.wikia.nocookie.net/wowwiki/images/thumb/a/ac/Ability_bullrush.png/32px-Ability_bullrush.png" draw:style-name="gr1" draw:text-style-name="P1" svg:width="0.85cm" svg:height="0.85cm" svg:x="0.101cm" svg:y="0cm">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style-name="ce7" table:number-columns-repeated="2"/>
          <table:table-cell table:number-columns-repeated="1017"/>
        </table:table-row>
        <table:table-row table:style-name="ro4">
          <table:table-cell table:style-name="ce2">
            <draw:frame table:end-cell-address="Warrior.A27" table:end-x="0.951cm" table:end-y="0.852cm" draw:z-index="23" draw:name="http://images2.wikia.nocookie.net/wowwiki/images/thumb/3/3d/Ability_warrior_shieldwall.png/32px-Ability_warrior_shieldwall.png" draw:style-name="gr1" draw:text-style-name="P1" svg:width="0.85cm" svg:height="0.85cm" svg:x="0.101cm" svg:y="0.002cm">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style-name="ce7" table:number-columns-repeated="2"/>
          <table:table-cell table:number-columns-repeated="1017"/>
        </table:table-row>
        <table:table-row table:style-name="ro4">
          <table:table-cell table:style-name="ce2">
            <draw:frame table:end-cell-address="Warrior.A28" table:end-x="0.951cm" table:end-y="0.95cm" draw:z-index="24" draw:name="http://images3.wikia.nocookie.net/wowwiki/images/thumb/f/f4/Ability_rogue_sprint.png/32px-Ability_rogue_sprint.png" draw:style-name="gr1" draw:text-style-name="P1" svg:width="0.85cm" svg:height="0.85cm" svg:x="0.101cm" svg:y="0.1cm">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951cm" table:end-y="0.952cm" draw:z-index="25" draw:name="http://images1.wikia.nocookie.net/wowwiki/images/thumb/8/88/Ability_warrior_decisivestrike.png/32px-Ability_warrior_decisivestrike.png" draw:style-name="gr1" draw:text-style-name="P1" svg:width="0.85cm" svg:height="0.85cm" svg:x="0.101cm" svg:y="0.102cm">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style-name="ce7"/>
          <table:table-cell table:number-columns-repeated="1018"/>
        </table:table-row>
        <table:table-row table:style-name="ro4">
          <table:table-cell table:style-name="ce2">
            <draw:frame table:end-cell-address="Warrior.A30" table:end-x="0.951cm" table:end-y="0.952cm" draw:z-index="26" draw:name="http://images3.wikia.nocookie.net/wowwiki/images/thumb/b/b5/Spell_nature_ancestralguardian.png/32px-Spell_nature_ancestralguardian.png" draw:style-name="gr1" draw:text-style-name="P1" svg:width="0.85cm" svg:height="0.85cm" svg:x="0.101cm" svg:y="0.102cm">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951cm" table:end-y="0.95cm" draw:z-index="27" draw:name="http://images2.wikia.nocookie.net/wowwiki/images/thumb/6/62/Ability_whirlwind.png/32px-Ability_whirlwind.png" draw:style-name="gr1" draw:text-style-name="P1" svg:width="0.85cm" svg:height="0.85cm" svg:x="0.101cm" svg:y="0.1cm">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951cm" table:end-y="0.952cm" draw:z-index="28" draw:name="http://images4.wikia.nocookie.net/wowwiki/images/thumb/e/ef/Inv_gauntlets_04.png/32px-Inv_gauntlets_04.png" draw:style-name="gr1" draw:text-style-name="P1" svg:width="0.85cm" svg:height="0.85cm" svg:x="0.101cm" svg:y="0.102cm">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951cm" table:end-y="0.951cm" draw:z-index="29" draw:name="http://images2.wikia.nocookie.net/wowwiki/images/thumb/9/9b/Inv_shield_05.png/32px-Inv_shield_05.png" draw:style-name="gr1" draw:text-style-name="P1" svg:width="0.85cm" svg:height="0.85cm" svg:x="0.101cm" svg:y="0.101cm">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style-name="ce7"/>
          <table:table-cell table:number-columns-repeated="1018"/>
        </table:table-row>
        <table:table-row table:style-name="ro4">
          <table:table-cell table:style-name="ce2">
            <draw:frame table:end-cell-address="Warrior.A34" table:end-x="0.951cm" table:end-y="0.952cm" draw:z-index="30" draw:name="http://images2.wikia.nocookie.net/wowwiki/images/thumb/b/b4/Ability_criticalstrike.png/32px-Ability_criticalstrike.png" draw:style-name="gr1" draw:text-style-name="P1" svg:width="0.85cm" svg:height="0.85cm" svg:x="0.101cm" svg:y="0.102cm">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951cm" table:end-y="0.952cm" draw:z-index="31" draw:name="http://images1.wikia.nocookie.net/wowwiki/images/thumb/c/cd/Ability_warrior_shieldreflection.png/32px-Ability_warrior_shieldreflection.png" draw:style-name="gr1" draw:text-style-name="P1" svg:width="0.85cm" svg:height="0.85cm" svg:x="0.101cm" svg:y="0.102cm">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951cm" table:end-y="0.95cm" draw:z-index="32" draw:name="http://images1.wikia.nocookie.net/wowwiki/images/thumb/4/41/Ability_warrior_rallyingcry.png/32px-Ability_warrior_rallyingcry.png" draw:style-name="gr1" draw:text-style-name="P1" svg:width="0.85cm" svg:height="0.85cm" svg:x="0.101cm" svg:y="0.1cm">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951cm" table:end-y="0.952cm" draw:z-index="33" draw:name="http://images3.wikia.nocookie.net/wowwiki/images/thumb/2/28/Ability_warrior_victoryrush.png/32px-Ability_warrior_victoryrush.png" draw:style-name="gr1" draw:text-style-name="P1" svg:width="0.85cm" svg:height="0.85cm" svg:x="0.101cm" svg:y="0.102cm">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951cm" table:end-y="0.852cm" draw:z-index="34" draw:name="http://images2.wikia.nocookie.net/wowwiki/images/thumb/5/5f/Ability_warrior_shatteringthrow.png/32px-Ability_warrior_shatteringthrow.png" draw:style-name="gr1" draw:text-style-name="P1" svg:width="0.85cm" svg:height="0.85cm" svg:x="0.101cm" svg:y="0.002cm">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951cm" table:end-y="0.85cm" draw:z-index="35" draw:name="http://images1.wikia.nocookie.net/wowwiki/images/thumb/6/65/Ability_warrior_focusedrage.png/32px-Ability_warrior_focusedrage.png" draw:style-name="gr1" draw:text-style-name="P1" svg:width="0.85cm" svg:height="0.85cm" svg:x="0.101cm" svg:y="0cm">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951cm" table:end-y="0.852cm" draw:z-index="36" draw:name="http://images2.wikia.nocookie.net/wowwiki/images/thumb/1/11/Inv_axe_66.png/32px-Inv_axe_66.png" draw:style-name="gr1" draw:text-style-name="P1" svg:width="0.85cm" svg:height="0.85cm" svg:x="0.101cm" svg:y="0.002cm">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946cm" table:end-y="0.846cm" draw:z-index="37" draw:name="http://images3.wikia.nocookie.net/wowwiki/images/thumb/b/b5/Ability_rogue_slicedice.png/32px-Ability_rogue_slicedice.png" draw:style-name="gr1" draw:text-style-name="P1" svg:width="0.846cm" svg:height="0.846cm" svg:x="0.1cm" svg:y="0cm">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946cm" table:end-y="0.846cm" draw:z-index="38" draw:name="http://images4.wikia.nocookie.net/wowwiki/images/thumb/e/e7/Ability_warrior_savageblow.png/32px-Ability_warrior_savageblow.png" draw:style-name="gr1" draw:text-style-name="P1" svg:width="0.846cm" svg:height="0.846cm" svg:x="0.1cm" svg:y="0cm">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946cm" table:end-y="0.846cm" draw:z-index="39" draw:name="http://images3.wikia.nocookie.net/wowwiki/images/thumb/e/e8/Ability_warrior_bladestorm.png/32px-Ability_warrior_bladestorm.png" draw:style-name="gr1" draw:text-style-name="P1" svg:width="0.846cm" svg:height="0.846cm" svg:x="0.1cm" svg:y="0cm">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946cm" table:end-y="0.846cm" draw:z-index="40" draw:name="http://images3.wikia.nocookie.net/wowwiki/images/thumb/2/22/Spell_shadow_deathscream.png/32px-Spell_shadow_deathscream.png" draw:style-name="gr1" draw:text-style-name="P1" svg:width="0.846cm" svg:height="0.846cm" svg:x="0.1cm" svg:y="0cm">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946cm" table:end-y="0.846cm" draw:z-index="41" draw:name="http://images1.wikia.nocookie.net/wowwiki/images/thumb/6/6b/Spell_shadow_deathpact.png/32px-Spell_shadow_deathpact.png" draw:style-name="gr1" draw:text-style-name="P1" svg:width="0.846cm" svg:height="0.846cm" svg:x="0.1cm" svg:y="0cm">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table:table-cell table:number-columns-repeated="1016"/>
        </table:table-row>
        <table:table-row table:style-name="ro4">
          <table:table-cell table:style-name="ce2">
            <draw:frame table:end-cell-address="Warrior.A50" table:end-x="0.946cm" table:end-y="0.846cm" draw:z-index="42" draw:name="http://images4.wikia.nocookie.net/wowwiki/images/thumb/2/2a/Spell_nature_bloodlust.png/32px-Spell_nature_bloodlust.png" draw:style-name="gr1" draw:text-style-name="P1" svg:width="0.846cm" svg:height="0.846cm" svg:x="0.1cm" svg:y="0cm">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table:table-cell table:number-columns-repeated="1017"/>
        </table:table-row>
        <table:table-row table:style-name="ro4">
          <table:table-cell table:style-name="ce2">
            <draw:frame table:end-cell-address="Warrior.A51" table:end-x="0.946cm" table:end-y="0.846cm" draw:z-index="43" draw:name="http://images1.wikia.nocookie.net/wowwiki/images/thumb/5/58/Ability_heroicleap.png/32px-Ability_heroicleap.png" draw:style-name="gr1" draw:text-style-name="P1" svg:width="0.846cm" svg:height="0.846cm" svg:x="0.1cm" svg:y="0cm">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946cm" table:end-y="0.846cm" draw:z-index="44" draw:name="http://images2.wikia.nocookie.net/wowwiki/images/thumb/6/68/Ability_warrior_rampage.png/32px-Ability_warrior_rampage.png" draw:style-name="gr1" draw:text-style-name="P1" svg:width="0.846cm" svg:height="0.846cm" svg:x="0.1cm" svg:y="0cm">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946cm" table:end-y="0.846cm" draw:z-index="45" draw:name="http://images4.wikia.nocookie.net/wowwiki/images/thumb/b/b1/Ability_warrior_titansgrip.png/32px-Ability_warrior_titansgrip.png" draw:style-name="gr1" draw:text-style-name="P1" svg:width="0.846cm" svg:height="0.846cm" svg:x="0.1cm" svg:y="0cm">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847cm" table:end-y="0.846cm" draw:z-index="46" draw:name="http://images1.wikia.nocookie.net/wowwiki/images/thumb/b/b0/Spell_holy_ashestoashes.png/32px-Spell_holy_ashestoashes.png" draw:style-name="gr1" draw:text-style-name="P1" svg:width="0.846cm" svg:height="0.846cm" svg:x="0.001cm" svg:y="0cm">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style-name="ce7"/>
          <table:table-cell table:number-columns-repeated="1018"/>
        </table:table-row>
        <table:table-row table:style-name="ro4">
          <table:table-cell table:style-name="ce2">
            <draw:frame table:end-cell-address="Warrior.A57" table:end-x="0.847cm" table:end-y="0.846cm" draw:z-index="47" draw:name="http://images2.wikia.nocookie.net/wowwiki/images/thumb/6/6c/Ability_thunderbolt.png/32px-Ability_thunderbolt.png" draw:style-name="gr1" draw:text-style-name="P1" svg:width="0.846cm" svg:height="0.846cm" svg:x="0.001cm" svg:y="0cm">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style-name="ce7"/>
          <table:table-cell table:number-columns-repeated="1018"/>
        </table:table-row>
        <table:table-row table:style-name="ro4">
          <table:table-cell table:style-name="ce2">
            <draw:frame table:end-cell-address="Warrior.A58" table:end-x="0.847cm" table:end-y="0.846cm" draw:z-index="48" draw:name="http://images1.wikia.nocookie.net/wowwiki/images/thumb/b/b5/Ability_warrior_vigilance.png/32px-Ability_warrior_vigilance.png" draw:style-name="gr1" draw:text-style-name="P1" svg:width="0.846cm" svg:height="0.846cm" svg:x="0.001cm" svg:y="0cm">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847cm" table:end-y="0.846cm" draw:z-index="49" draw:name="http://images1.wikia.nocookie.net/wowwiki/images/thumb/e/e9/Inv_sword_11.png/32px-Inv_sword_11.png" draw:style-name="gr1" draw:text-style-name="P1" svg:width="0.846cm" svg:height="0.846cm" svg:x="0.001cm" svg:y="0cm">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style-name="ce7"/>
          <table:table-cell table:number-columns-repeated="1018"/>
        </table:table-row>
        <table:table-row table:style-name="ro4">
          <table:table-cell table:style-name="ce2">
            <draw:frame table:end-cell-address="Warrior.A60" table:end-x="0.847cm" table:end-y="0.846cm" draw:z-index="50" draw:name="http://images2.wikia.nocookie.net/wowwiki/images/thumb/7/7d/Ability_warrior_shockwave.png/32px-Ability_warrior_shockwave.png" draw:style-name="gr1" draw:text-style-name="P1" svg:width="0.846cm" svg:height="0.846cm" svg:x="0.001cm" svg:y="0cm">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style-name="ce7"/>
          <table:table-cell table:number-columns-repeated="1018"/>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14" table:default-cell-style-name="Default"/>
        <table:table-column table:style-name="co8" table:number-columns-repeated="1014"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Bear</text:p>
          </table:table-cell>
          <table:table-cell table:style-name="ce15" office:value-type="string">
            <text:p>Cat</text:p>
          </table:table-cell>
          <table:table-cell table:style-name="ce15" office:value-type="string">
            <text:p>Buff</text:p>
          </table:table-cell>
          <table:table-cell table:style-name="ce15" office:value-type="string">
            <text:p>Cure</text:p>
          </table:table-cell>
          <table:table-cell table:style-name="ce3" office:value-type="string">
            <text:p>Caster</text:p>
          </table:table-cell>
          <table:table-cell table:number-columns-repeated="1014"/>
        </table:table-row>
        <table:table-row table:style-name="ro4">
          <table:table-cell table:style-name="ce2">
            <draw:frame table:end-cell-address="Druid.A2" table:end-x="0.846cm" table:end-y="0.846cm" draw:z-index="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3" table:end-x="0.846cm" table:end-y="0.846cm" draw:z-index="1" draw:name="http://images2.wikia.nocookie.net/wowwiki/images/thumb/3/37/Spell_nature_healingtouch.png/32px-Spell_nature_healingtouch.png" draw:style-name="gr1" draw:text-style-name="P1" svg:width="0.846cm" svg:height="0.846cm" svg:x="0cm" svg:y="0cm">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number-columns-repeated="1019"/>
        </table:table-row>
        <table:table-row table:style-name="ro4">
          <table:table-cell table:style-name="ce2">
            <draw:frame table:end-cell-address="Druid.A4" table:end-x="0.846cm" table:end-y="0.846cm" draw:z-index="2" draw:name="http://images2.wikia.nocookie.net/wowwiki/images/thumb/7/79/Spell_nature_regeneration.png/32px-Spell_nature_regeneration.png" draw:style-name="gr1" draw:text-style-name="P1" svg:width="0.846cm" svg:height="0.846cm" svg:x="0cm" svg:y="0cm">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846cm" table:end-y="0.846cm" draw:z-index="3" draw:name="http://images2.wikia.nocookie.net/wowwiki/images/thumb/a/ac/Spell_nature_rejuvenation.png/32px-Spell_nature_rejuvenation.png" draw:style-name="gr1" draw:text-style-name="P1" svg:width="0.846cm" svg:height="0.846cm" svg:x="0cm" svg:y="0cm">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1017"/>
        </table:table-row>
        <table:table-row table:style-name="ro4">
          <table:table-cell table:style-name="ce2">
            <draw:frame table:end-cell-address="Druid.A6" table:end-x="0.846cm" table:end-y="0.846cm" draw:z-index="4"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4"/>
          <table:table-cell table:style-name="ce16"/>
          <table:table-cell table:number-columns-repeated="1014"/>
        </table:table-row>
        <table:table-row table:style-name="ro4">
          <table:table-cell table:style-name="ce2">
            <draw:frame table:end-cell-address="Druid.A7" table:end-x="0.846cm" table:end-y="0.846cm" draw:z-index="5" draw:name="http://images1.wikia.nocookie.net/wowwiki/images/thumb/c/cb/Spell_nature_thorns.png/32px-Spell_nature_thorns.png" draw:style-name="gr1" draw:text-style-name="P1" svg:width="0.846cm" svg:height="0.846cm" svg:x="0cm" svg:y="0cm">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846cm" table:end-y="0.846cm" draw:z-index="6" draw:name="http://images1.wikia.nocookie.net/wowwiki/images/thumb/e/ed/Spell_nature_stranglevines.png/32px-Spell_nature_stranglevines.png" draw:style-name="gr1" draw:text-style-name="P1" svg:width="0.846cm" svg:height="0.846cm" svg:x="0cm" svg:y="0cm">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4"/>
          <table:table-cell table:style-name="ce16"/>
          <table:table-cell table:number-columns-repeated="1014"/>
        </table:table-row>
        <table:table-row table:style-name="ro4">
          <table:table-cell table:style-name="ce2">
            <draw:frame table:end-cell-address="Druid.A9" table:end-x="0.846cm" table:end-y="0.846cm" draw:z-index="7" draw:name="http://images2.wikia.nocookie.net/wowwiki/images/thumb/3/3d/Spell_nature_natureswrath.png/32px-Spell_nature_natureswrath.png" draw:style-name="gr1" draw:text-style-name="P1" svg:width="0.846cm" svg:height="0.846cm" svg:x="0cm" svg:y="0cm">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4"/>
          <table:table-cell table:style-name="ce16"/>
          <table:table-cell table:number-columns-repeated="1014"/>
        </table:table-row>
        <table:table-row table:style-name="ro4">
          <table:table-cell table:style-name="ce2">
            <draw:frame table:end-cell-address="Druid.A10" table:end-x="0.846cm" table:end-y="0.846cm" draw:z-index="8" draw:name="http://images2.wikia.nocookie.net/wowwiki/images/thumb/7/73/Spell_arcane_teleportmoonglade.png/32px-Spell_arcane_teleportmoonglade.png" draw:style-name="gr1" draw:text-style-name="P1" svg:width="0.846cm" svg:height="0.846cm" svg:x="0cm" svg:y="0cm">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5"/>
          <table:table-cell table:number-columns-repeated="1014"/>
        </table:table-row>
        <table:table-row table:style-name="ro4">
          <table:table-cell table:style-name="ce2">
            <draw:frame table:end-cell-address="Druid.A11" table:end-x="0.846cm" table:end-y="0.846cm" draw:z-index="9"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846cm" table:end-y="0.846cm" draw:z-index="10" draw:name="http://images4.wikia.nocookie.net/wowwiki/images/thumb/6/6e/Ability_druid_demoralizingroar.png/32px-Ability_druid_demoralizingroar.png" draw:style-name="gr1" draw:text-style-name="P1" svg:width="0.846cm" svg:height="0.846cm" svg:x="0cm" svg:y="0cm">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846cm" table:end-y="0.846cm" draw:z-index="11"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846cm" table:end-y="0.846cm" draw:z-index="12" draw:name="http://images2.wikia.nocookie.net/wowwiki/images/thumb/c/cd/Ability_druid_maul.png/32px-Ability_druid_maul.png" draw:style-name="gr1" draw:text-style-name="P1" svg:width="0.846cm" svg:height="0.846cm" svg:x="0cm" svg:y="0cm">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846cm" table:end-y="0.846cm" draw:z-index="13" draw:name="http://images4.wikia.nocookie.net/wowwiki/images/thumb/e/e7/Spell_nature_resistnature.png/32px-Spell_nature_resistnature.png" draw:style-name="gr1" draw:text-style-name="P1" svg:width="0.846cm" svg:height="0.846cm" svg:x="0cm" svg:y="0cm">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1017"/>
        </table:table-row>
        <table:table-row table:style-name="ro4">
          <table:table-cell table:style-name="ce2">
            <draw:frame table:end-cell-address="Druid.A16" table:end-x="0.846cm" table:end-y="0.846cm" draw:z-index="14" draw:name="http://images2.wikia.nocookie.net/wowwiki/images/thumb/d/d2/Ability_druid_enrage.png/32px-Ability_druid_enrage.png" draw:style-name="gr1" draw:text-style-name="P1" svg:width="0.846cm" svg:height="0.846cm" svg:x="0cm" svg:y="0cm">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846cm" table:end-y="0.846cm" draw:z-index="15" draw:name="http://images1.wikia.nocookie.net/wowwiki/images/thumb/b/b8/Ability_druid_lunarguidance.png/32px-Ability_druid_lunarguidance.png" draw:style-name="gr1" draw:text-style-name="P1" svg:width="0.846cm" svg:height="0.846cm" svg:x="0cm" svg:y="0cm">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2"/>
          <table:table-cell table:style-name="ce16"/>
          <table:table-cell table:number-columns-repeated="1016"/>
        </table:table-row>
        <table:table-row table:style-name="ro4">
          <table:table-cell table:style-name="ce2">
            <draw:frame table:end-cell-address="Druid.A18" table:end-x="0.846cm" table:end-y="0.846cm" draw:z-index="16" draw:name="http://images1.wikia.nocookie.net/wowwiki/images/thumb/e/e1/Ability_druid_bash.png/32px-Ability_druid_bash.png" draw:style-name="gr1" draw:text-style-name="P1" svg:width="0.846cm" svg:height="0.846cm" svg:x="0cm" svg:y="0cm">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846cm" table:end-y="0.846cm" draw:z-index="17" draw:name="http://images3.wikia.nocookie.net/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846cm" table:end-y="0.846cm" draw:z-index="18" draw:name="http://images2.wikia.nocookie.net/wowwiki/images/thumb/4/4a/Ability_druid_aquaticform.png/32px-Ability_druid_aquaticform.png" draw:style-name="gr1" draw:text-style-name="P1" svg:width="0.846cm" svg:height="0.846cm" svg:x="0cm" svg:y="0cm">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5"/>
          <table:table-cell table:number-columns-repeated="1014"/>
        </table:table-row>
        <table:table-row table:style-name="ro4">
          <table:table-cell table:style-name="ce2">
            <draw:frame table:end-cell-address="Druid.A21" table:end-x="0.846cm" table:end-y="0.846cm" draw:z-index="19" draw:name="http://images2.wikia.nocookie.net/wowwiki/images/thumb/7/71/Ability_druid_travelform.png/32px-Ability_druid_travelform.png" draw:style-name="gr1" draw:text-style-name="P1" svg:width="0.846cm" svg:height="0.846cm" svg:x="0cm" svg:y="0cm">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5"/>
          <table:table-cell table:number-columns-repeated="1014"/>
        </table:table-row>
        <table:table-row table:style-name="ro4">
          <table:table-cell table:style-name="ce2">
            <draw:frame table:end-cell-address="Druid.A22" table:end-x="0.846cm" table:end-y="0.846cm" draw:z-index="20"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846cm" table:end-y="0.846cm" draw:z-index="21"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846cm" table:end-y="0.846cm" draw:z-index="22"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846cm" table:end-y="0.846cm" draw:z-index="23" draw:name="http://images2.wikia.nocookie.net/wowwiki/images/thumb/f/f9/Spell_nature_sleep.png/32px-Spell_nature_sleep.png" draw:style-name="gr1" draw:text-style-name="P1" svg:width="0.846cm" svg:height="0.846cm" svg:x="0cm" svg:y="0cm">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4"/>
          <table:table-cell table:style-name="ce16"/>
          <table:table-cell table:number-columns-repeated="1014"/>
        </table:table-row>
        <table:table-row table:style-name="ro4">
          <table:table-cell table:style-name="ce2">
            <draw:frame table:end-cell-address="Druid.A26" table:end-x="0.846cm" table:end-y="0.846cm" draw:z-index="24" draw:name="http://images3.wikia.nocookie.net/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27" table:end-x="0.846cm" table:end-y="0.846cm" draw:z-index="25" draw:name="http://images4.wikia.nocookie.net/wowwiki/images/thumb/4/48/Ability_druid_catform.png/32px-Ability_druid_catform.png" draw:style-name="gr1" draw:text-style-name="P1" svg:width="0.846cm" svg:height="0.846cm" svg:x="0cm" svg:y="0cm">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846cm" table:end-y="0.846cm" draw:z-index="26" draw:name="http://images3.wikia.nocookie.net/wowwiki/images/thumb/5/52/Spell_arcane_starfire.png/32px-Spell_arcane_starfire.png" draw:style-name="gr1" draw:text-style-name="P1" svg:width="0.846cm" svg:height="0.846cm" svg:x="0cm" svg:y="0cm">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29" table:end-x="0.846cm" table:end-y="0.846cm" draw:z-index="27" draw:name="http://images2.wikia.nocookie.net/wowwiki/images/thumb/e/e4/Ability_druid_rake.png/32px-Ability_druid_rake.png" draw:style-name="gr1" draw:text-style-name="P1" svg:width="0.846cm" svg:height="0.846cm" svg:x="0cm" svg:y="0cm">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846cm" table:end-y="0.846cm" draw:z-index="28" draw:name="http://images3.wikia.nocookie.net/wowwiki/images/thumb/2/27/Ability_ambush.png/32px-Ability_ambush.png" draw:style-name="gr1" draw:text-style-name="P1" svg:width="0.846cm" svg:height="0.846cm" svg:x="0cm" svg:y="0cm">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846cm" table:end-y="0.846cm" draw:z-index="29" draw:name="http://images4.wikia.nocookie.net/wowwiki/images/thumb/4/43/Ability_ghoulfrenzy.png/32px-Ability_ghoulfrenzy.png" draw:style-name="gr1" draw:text-style-name="P1" svg:width="0.846cm" svg:height="0.846cm" svg:x="0cm" svg:y="0cm">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846cm" table:end-y="0.846cm" draw:z-index="30" draw:name="http://images4.wikia.nocookie.net/wowwiki/images/thumb/0/04/Inv_misc_monsterfang_01.png/32px-Inv_misc_monsterfang_01.png" draw:style-name="gr1" draw:text-style-name="P1" svg:width="0.846cm" svg:height="0.846cm" svg:x="0cm" svg:y="0cm">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846cm" table:end-y="0.846cm" draw:z-index="3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846cm" table:end-y="0.846cm" draw:z-index="32" draw:name="http://images4.wikia.nocookie.net/wowwiki/images/thumb/0/0e/Spell_holy_removecurse.png/32px-Spell_holy_removecurse.png" draw:style-name="gr1" draw:text-style-name="P1" svg:width="0.846cm" svg:height="0.846cm" svg:x="0cm" svg:y="0cm">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846cm" table:end-y="0.846cm" draw:z-index="33" draw:name="http://images4.wikia.nocookie.net/wowwiki/images/thumb/8/8a/Ability_druid_disembowel.png/32px-Ability_druid_disembowel.png" draw:style-name="gr1" draw:text-style-name="P1" svg:width="0.846cm" svg:height="0.846cm" svg:x="0cm" svg:y="0cm">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846cm" table:end-y="0.846cm" draw:z-index="34"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846cm" table:end-y="0.846cm" draw:z-index="35" draw:name="http://images3.wikia.nocookie.net/wowwiki/images/thumb/c/c2/Spell_nature_nullifypoison_02.png/32px-Spell_nature_nullifypoison_02.png" draw:style-name="gr1" draw:text-style-name="P1" svg:width="0.846cm" svg:height="0.846cm" svg:x="0cm" svg:y="0cm">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846cm" table:end-y="0.846cm" draw:z-index="36" draw:name="http://images4.wikia.nocookie.net/wowwiki/images/thumb/3/3b/Ability_druid_dash.png/32px-Ability_druid_dash.png" draw:style-name="gr1" draw:text-style-name="P1" svg:width="0.846cm" svg:height="0.846cm" svg:x="0cm" svg:y="0cm">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846cm" table:end-y="0.846cm" draw:z-index="37" draw:name="http://images1.wikia.nocookie.net/wowwiki/images/thumb/6/6f/Ability_druid_challangingroar.png/32px-Ability_druid_challangingroar.png" draw:style-name="gr1" draw:text-style-name="P1" svg:width="0.846cm" svg:height="0.846cm" svg:x="0cm" svg:y="0cm">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846cm" table:end-y="0.846cm" draw:z-index="3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846cm" table:end-y="0.846cm" draw:z-index="39" draw:name="http://images2.wikia.nocookie.net/wowwiki/images/thumb/e/ee/Spell_nature_tranquility.png/32px-Spell_nature_tranquility.png" draw:style-name="gr1" draw:text-style-name="P1" svg:width="0.846cm" svg:height="0.846cm" svg:x="0cm" svg:y="0cm">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846cm" table:end-y="0.846cm" draw:z-index="40"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846cm" table:end-y="0.846cm" draw:z-index="41" draw:name="http://images4.wikia.nocookie.net/wowwiki/images/thumb/4/4d/Ability_druid_ravage.png/32px-Ability_druid_ravage.png" draw:style-name="gr1" draw:text-style-name="P1" svg:width="0.846cm" svg:height="0.846cm" svg:x="0cm" svg:y="0cm">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846cm" table:end-y="0.846cm" draw:z-index="42"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5"/>
          <table:table-cell table:number-columns-repeated="1014"/>
        </table:table-row>
        <table:table-row table:style-name="ro4">
          <table:table-cell table:style-name="ce2">
            <draw:frame table:end-cell-address="Druid.A45" table:end-x="0.846cm" table:end-y="0.846cm" draw:z-index="43" draw:name="http://images1.wikia.nocookie.net/wowwiki/images/thumb/a/ac/Ability_bullrush.png/32px-Ability_bullrush.png" draw:style-name="gr1" draw:text-style-name="P1" svg:width="0.846cm" svg:height="0.846cm" svg:x="0cm" svg:y="0cm">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846cm" table:end-y="0.846cm" draw:z-index="44" draw:name="http://images1.wikia.nocookie.net/wowwiki/images/thumb/8/89/Ability_druid_supriseattack.png/32px-Ability_druid_supriseattack.png" draw:style-name="gr1" draw:text-style-name="P1" svg:width="0.846cm" svg:height="0.846cm" svg:x="0cm" svg:y="0cm">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846cm" table:end-y="0.846cm" draw:z-index="45" draw:name="http://images2.wikia.nocookie.net/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846cm" table:end-y="0.846cm" draw:z-index="46"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846cm" table:end-y="0.846cm" draw:z-index="47" draw:name="http://images2.wikia.nocookie.net/wowwiki/images/thumb/2/2f/Ability_racial_cannibalize.png/32px-Ability_racial_cannibalize.png" draw:style-name="gr1" draw:text-style-name="P1" svg:width="0.846cm" svg:height="0.846cm" svg:x="0cm" svg:y="0cm">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846cm" table:end-y="0.846cm" draw:z-index="48" draw:name="http://images2.wikia.nocookie.net/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846cm" table:end-y="0.846cm" draw:z-index="49"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846cm" table:end-y="0.846cm" draw:z-index="50" draw:name="http://images2.wikia.nocookie.net/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846cm" table:end-y="0.846cm" draw:z-index="51" draw:name="http://images2.wikia.nocookie.net/wowwiki/images/thumb/b/be/Spell_nature_giftofthewild.png/32px-Spell_nature_giftofthewild.png" draw:style-name="gr1" draw:text-style-name="P1" svg:width="0.846cm" svg:height="0.846cm" svg:x="0cm" svg:y="0cm">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846cm" table:end-y="0.846cm" draw:z-index="52"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5" table:end-x="0.846cm" table:end-y="0.846cm" draw:z-index="53" draw:name="http://images2.wikia.nocookie.net/wowwiki/images/thumb/9/92/Ability_druid_mangle.png/32px-Ability_druid_mangle.png" draw:style-name="gr1" draw:text-style-name="P1" svg:width="0.846cm" svg:height="0.846cm" svg:x="0cm" svg:y="0cm">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846cm" table:end-y="0.846cm" draw:z-index="54" draw:name="http://images3.wikia.nocookie.net/wowwiki/images/thumb/b/bb/Inv_misc_herb_felblossom.png/32px-Inv_misc_herb_felblossom.png" draw:style-name="gr1" draw:text-style-name="P1" svg:width="0.846cm" svg:height="0.846cm" svg:x="0cm" svg:y="0cm">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846cm" table:end-y="0.846cm" draw:z-index="55" draw:name="http://images3.wikia.nocookie.net/wowwiki/images/thumb/e/e0/Ability_druid_lacerate.png/32px-Ability_druid_lacerate.png" draw:style-name="gr1" draw:text-style-name="P1" svg:width="0.846cm" svg:height="0.846cm" svg:x="0cm" svg:y="0cm">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846cm" table:end-y="0.846cm" draw:z-index="56"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9" table:end-x="0.846cm" table:end-y="0.846cm" draw:z-index="57" draw:name="http://images4.wikia.nocookie.net/wowwiki/images/thumb/9/9a/Spell_nature_earthbind.png/32px-Spell_nature_earthbind.png" draw:style-name="gr1" draw:text-style-name="P1" svg:width="0.846cm" svg:height="0.846cm" svg:x="0cm" svg:y="0cm">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846cm" table:end-y="0.846cm" draw:z-index="58"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846cm" table:end-y="0.846cm" draw:z-index="59" draw:name="http://images2.wikia.nocookie.net/wowwiki/images/thumb/6/69/Ability_druid_skinteeth.png/32px-Ability_druid_skinteeth.png" draw:style-name="gr1" draw:text-style-name="P1" svg:width="0.846cm" svg:height="0.846cm" svg:x="0cm" svg:y="0cm">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846cm" table:end-y="0.846cm" draw:z-index="60" draw:name="http://images2.wikia.nocookie.net/wowwiki/images/thumb/a/a2/Ability_druid_nourish.png/32px-Ability_druid_nourish.png" draw:style-name="gr1" draw:text-style-name="P1" svg:width="0.846cm" svg:height="0.846cm" svg:x="0cm" svg:y="0cm">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846cm" table:end-y="0.846cm" draw:z-index="61" draw:name="http://images1.wikia.nocookie.net/wowwiki/images/thumb/e/ea/Ability_druid_tigersroar.png/32px-Ability_druid_tigersroar.png" draw:style-name="gr1" draw:text-style-name="P1" svg:width="0.846cm" svg:height="0.846cm" svg:x="0cm" svg:y="0cm">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style-name="ce16" table:number-columns-repeated="2"/>
          <table:table-cell table:number-columns-repeated="1017"/>
        </table:table-row>
        <table:table-row table:style-name="ro4">
          <table:table-cell table:style-name="ce2">
            <draw:frame table:end-cell-address="Druid.A66" table:end-x="0.846cm" table:end-y="0.846cm" draw:z-index="62" draw:name="http://images3.wikia.nocookie.net/wowwiki/images/thumb/1/11/Ability_hunter_pet_bear.png/32px-Ability_hunter_pet_bear.png" draw:style-name="gr1" draw:text-style-name="P1" svg:width="0.846cm" svg:height="0.846cm" svg:x="0cm" svg:y="0cm">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6"/>
          <table:table-cell table:number-columns-repeated="1018"/>
        </table:table-row>
        <table:table-row table:style-name="ro4">
          <table:table-cell table:style-name="ce2">
            <draw:frame table:end-cell-address="Druid.A67" table:end-x="0.846cm" table:end-y="0.846cm" draw:z-index="63" draw:name="http://images3.wikia.nocookie.net/wowwiki/images/thumb/4/4c/Spell_druid_feralchargecat.png/32px-Spell_druid_feralchargecat.png" draw:style-name="gr1" draw:text-style-name="P1" svg:width="0.846cm" svg:height="0.846cm" svg:x="0cm" svg:y="0cm">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6"/>
          <table:table-cell table:number-columns-repeated="1017"/>
        </table:table-row>
        <table:table-row table:style-name="ro4">
          <table:table-cell table:style-name="ce2">
            <draw:frame table:end-cell-address="Druid.A68" table:end-x="0.846cm" table:end-y="0.846cm" draw:z-index="64" draw:name="http://images2.wikia.nocookie.net/wowwiki/images/thumb/0/0c/Ability_druid_mangle2.png/32px-Ability_druid_mangle2.png" draw:style-name="gr1" draw:text-style-name="P1" svg:width="0.846cm" svg:height="0.846cm" svg:x="0cm" svg:y="0cm">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style-name="ce16" table:number-columns-repeated="2"/>
          <table:table-cell table:number-columns-repeated="1017"/>
        </table:table-row>
        <table:table-row table:style-name="ro4">
          <table:table-cell table:style-name="ce2">
            <draw:frame table:end-cell-address="Druid.A69" table:end-x="0.846cm" table:end-y="0.846cm" draw:z-index="65" draw:name="http://images2.wikia.nocookie.net/wowwiki/images/thumb/5/5a/Ability_druid_berserk.png/32px-Ability_druid_berserk.png" draw:style-name="gr1" draw:text-style-name="P1" svg:width="0.846cm" svg:height="0.846cm" svg:x="0cm" svg:y="0cm">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6"/>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846cm" table:end-y="0.846cm" draw:z-index="66" draw:name="http://images3.wikia.nocookie.net/wowwiki/images/thumb/5/58/Spell_nature_insectswarm.png/32px-Spell_nature_insectswarm.png" draw:style-name="gr1" draw:text-style-name="P1" svg:width="0.846cm" svg:height="0.846cm" svg:x="0cm" svg:y="0cm">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4"/>
          <table:table-cell table:style-name="ce16"/>
          <table:table-cell table:number-columns-repeated="1014"/>
        </table:table-row>
        <table:table-row table:style-name="ro4">
          <table:table-cell table:style-name="ce2">
            <draw:frame table:end-cell-address="Druid.A73" table:end-x="0.846cm" table:end-y="0.846cm" draw:z-index="67" draw:name="http://images4.wikia.nocookie.net/wowwiki/images/thumb/f/f5/Spell_nature_forceofnature.png/32px-Spell_nature_forceofnature.png" draw:style-name="gr1" draw:text-style-name="P1" svg:width="0.846cm" svg:height="0.846cm" svg:x="0cm" svg:y="0cm">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4"/>
          <table:table-cell table:style-name="ce16"/>
          <table:table-cell table:number-columns-repeated="1014"/>
        </table:table-row>
        <table:table-row table:style-name="ro4">
          <table:table-cell table:style-name="ce2">
            <draw:frame table:end-cell-address="Druid.A74" table:end-x="0.846cm" table:end-y="0.846cm" draw:z-index="68" draw:name="http://images2.wikia.nocookie.net/wowwiki/images/thumb/6/65/Ability_druid_typhoon.png/32px-Ability_druid_typhoon.png" draw:style-name="gr1" draw:text-style-name="P1" svg:width="0.846cm" svg:height="0.846cm" svg:x="0cm" svg:y="0cm">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846cm" table:end-y="0.846cm" draw:z-index="69" draw:name="http://images4.wikia.nocookie.net/wowwiki/images/thumb/7/7e/Ability_druid_forceofnature.png/32px-Ability_druid_forceofnature.png" draw:style-name="gr1" draw:text-style-name="P1" svg:width="0.846cm" svg:height="0.846cm" svg:x="0cm" svg:y="0cm">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846cm" table:end-y="0.846cm" draw:z-index="70" draw:name="http://images2.wikia.nocookie.net/wowwiki/images/thumb/3/33/Ability_druid_starfall.png/32px-Ability_druid_starfall.png" draw:style-name="gr1" draw:text-style-name="P1" svg:width="0.846cm" svg:height="0.846cm" svg:x="0cm" svg:y="0cm">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846cm" table:end-y="0.846cm" draw:z-index="71"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846cm" table:end-y="0.846cm" draw:z-index="72" draw:name="http://images4.wikia.nocookie.net/wowwiki/images/thumb/8/86/Inv_relics_idolofrejuvenation.png/32px-Inv_relics_idolofrejuvenation.png" draw:style-name="gr1" draw:text-style-name="P1" svg:width="0.846cm" svg:height="0.846cm" svg:x="0cm" svg:y="0cm">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846cm" table:end-y="0.846cm" draw:z-index="73" draw:name="http://images3.wikia.nocookie.net/wowwiki/images/thumb/4/48/Ability_druid_treeoflife.png/32px-Ability_druid_treeoflife.png" draw:style-name="gr1" draw:text-style-name="P1" svg:width="0.846cm" svg:height="0.846cm" svg:x="0cm" svg:y="0cm">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846cm" table:end-y="0.846cm" draw:z-index="74" draw:name="http://images1.wikia.nocookie.net/wowwiki/images/thumb/6/6a/Ability_druid_flourish.png/32px-Ability_druid_flourish.png" draw:style-name="gr1" draw:text-style-name="P1" svg:width="0.846cm" svg:height="0.846cm" svg:x="0cm" svg:y="0cm">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5" table:default-cell-style-name="Default"/>
        <table:table-column table:style-name="co16"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846cm" table:end-y="0.846cm" draw:z-index="0" draw:name="http://images2.wikia.nocookie.net/wowwiki/images/thumb/9/93/Spell_fire_flamebolt.png/32px-Spell_fire_flamebolt.png" draw:style-name="gr1" draw:text-style-name="P1" svg:width="0.846cm" svg:height="0.846cm" svg:x="0cm" svg:y="0cm">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846cm" table:end-y="0.846cm" draw:z-index="1"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846cm" table:end-y="0.846cm" draw:z-index="2" draw:name="http://images2.wikia.nocookie.net/wowwiki/images/thumb/d/d2/Spell_holy_magicalsentry.png/32px-Spell_holy_magicalsentry.png" draw:style-name="gr1" draw:text-style-name="P1" svg:width="0.846cm" svg:height="0.846cm" svg:x="0cm" svg:y="0cm">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846cm" table:end-y="0.846cm" draw:z-index="3" draw:name="http://images1.wikia.nocookie.net/wowwiki/images/thumb/b/b8/Inv_drink_06.png/32px-Inv_drink_06.png" draw:style-name="gr1" draw:text-style-name="P1" svg:width="0.846cm" svg:height="0.846cm" svg:x="0cm" svg:y="0cm">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846cm" table:end-y="0.846cm" draw:z-index="4" draw:name="http://images2.wikia.nocookie.net/wowwiki/images/thumb/1/1e/Spell_frost_frostbolt02.png/32px-Spell_frost_frostbolt02.png" draw:style-name="gr1" draw:text-style-name="P1" svg:width="0.846cm" svg:height="0.846cm" svg:x="0cm" svg:y="0cm">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846cm" table:end-y="0.846cm" draw:z-index="5" draw:name="http://images2.wikia.nocookie.net/wowwiki/images/thumb/9/99/Inv_misc_food_10.png/32px-Inv_misc_food_10.png" draw:style-name="gr1" draw:text-style-name="P1" svg:width="0.846cm" svg:height="0.846cm" svg:x="0cm" svg:y="0cm">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846cm" table:end-y="0.846cm" draw:z-index="6" draw:name="http://images4.wikia.nocookie.net/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846cm" table:end-y="0.846cm" draw:z-index="7"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846cm" table:end-y="0.846cm" draw:z-index="8" draw:name="http://images2.wikia.nocookie.net/wowwiki/images/thumb/d/de/Spell_nature_polymorph.png/32px-Spell_nature_polymorph.png" draw:style-name="gr1" draw:text-style-name="P1" svg:width="0.846cm" svg:height="0.846cm" svg:x="0cm" svg:y="0cm">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846cm" table:end-y="0.846cm" draw:z-index="9" draw:name="http://images1.wikia.nocookie.net/wowwiki/images/thumb/b/ba/Spell_frost_frostnova.png/32px-Spell_frost_frostnova.png" draw:style-name="gr1" draw:text-style-name="P1" svg:width="0.846cm" svg:height="0.846cm" svg:x="0cm" svg:y="0cm">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846cm" table:end-y="0.846cm" draw:z-index="1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846cm" table:end-y="0.846cm" draw:z-index="11" draw:name="http://images3.wikia.nocookie.net/wowwiki/images/thumb/d/d9/Spell_magic_featherfall.png/32px-Spell_magic_featherfall.png" draw:style-name="gr1" draw:text-style-name="P1" svg:width="0.846cm" svg:height="0.846cm" svg:x="0cm" svg:y="0cm">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846cm" table:end-y="0.846cm" draw:z-index="12" draw:name="http://images3.wikia.nocookie.net/wowwiki/images/thumb/4/48/Spell_nature_wispsplode.png/32px-Spell_nature_wispsplode.png" draw:style-name="gr1" draw:text-style-name="P1" svg:width="0.846cm" svg:height="0.846cm" svg:x="0cm" svg:y="0cm">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846cm" table:end-y="0.846cm" draw:z-index="13"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846cm" table:end-y="0.846cm" draw:z-index="14"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846cm" table:end-y="0.846cm" draw:z-index="15" draw:name="http://images1.wikia.nocookie.net/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846cm" table:end-y="0.846cm" draw:z-index="16"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846cm" table:end-y="0.846cm" draw:z-index="17" draw:name="http://images4.wikia.nocookie.net/wowwiki/images/thumb/4/48/Spell_frost_icestorm.png/32px-Spell_frost_icestorm.png" draw:style-name="gr1" draw:text-style-name="P1" svg:width="0.846cm" svg:height="0.846cm" svg:x="0cm" svg:y="0cm">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846cm" table:end-y="0.846cm" draw:z-index="18" draw:name="http://images2.wikia.nocookie.net/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846cm" table:end-y="0.846cm" draw:z-index="19" draw:name="http://images2.wikia.nocookie.net/wowwiki/images/thumb/b/b7/Spell_fire_firearmor.png/32px-Spell_fire_firearmor.png" draw:style-name="gr1" draw:text-style-name="P1" svg:width="0.846cm" svg:height="0.846cm" svg:x="0cm" svg:y="0cm">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846cm" table:end-y="0.846cm" draw:z-index="20" draw:name="http://images3.wikia.nocookie.net/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846cm" table:end-y="0.846cm" draw:z-index="21" draw:name="http://images3.wikia.nocookie.net/wowwiki/images/thumb/0/0a/Spell_arcane_teleportdalaran.png/32px-Spell_arcane_teleportdalaran.png" draw:style-name="gr1" draw:text-style-name="P1" svg:width="0.846cm" svg:height="0.846cm" svg:x="0cm" svg:y="0cm">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846cm" table:end-y="0.846cm" draw:z-index="22" draw:name="http://images4.wikia.nocookie.net/wowwiki/images/thumb/3/36/Spell_frost_frostward.png/32px-Spell_frost_frostward.png" draw:style-name="gr1" draw:text-style-name="P1" svg:width="0.846cm" svg:height="0.846cm" svg:x="0cm" svg:y="0cm">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846cm" table:end-y="0.846cm" draw:z-index="23" draw:name="http://images4.wikia.nocookie.net/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846cm" table:end-y="0.846cm" draw:z-index="24" draw:name="http://images2.wikia.nocookie.net/wowwiki/images/thumb/8/88/Spell_frost_iceshock.png/32px-Spell_frost_iceshock.png" draw:style-name="gr1" draw:text-style-name="P1" svg:width="0.846cm" svg:height="0.846cm" svg:x="0cm" svg:y="0cm">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846cm" table:end-y="0.846cm" draw:z-index="25" draw:name="http://images1.wikia.nocookie.net/wowwiki/images/thumb/3/32/Spell_frost_glacier.png/32px-Spell_frost_glacier.png" draw:style-name="gr1" draw:text-style-name="P1" svg:width="0.846cm" svg:height="0.846cm" svg:x="0cm" svg:y="0cm">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846cm" table:end-y="0.846cm" draw:z-index="26" draw:name="http://images1.wikia.nocookie.net/wowwiki/images/thumb/e/e0/Inv_misc_gem_stone_01.png/32px-Inv_misc_gem_stone_01.png" draw:style-name="gr1" draw:text-style-name="P1" svg:width="0.846cm" svg:height="0.846cm" svg:x="0cm" svg:y="0cm">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846cm" table:end-y="0.846cm" draw:z-index="27"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846cm" table:end-y="0.846cm" draw:z-index="28" draw:name="http://images1.wikia.nocookie.net/wowwiki/images/thumb/c/c0/Spell_frost_frost.png/32px-Spell_frost_frost.png" draw:style-name="gr1" draw:text-style-name="P1" svg:width="0.846cm" svg:height="0.846cm" svg:x="0cm" svg:y="0cm">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846cm" table:end-y="0.846cm" draw:z-index="29" draw:name="http://images2.wikia.nocookie.net/wowwiki/images/thumb/a/a8/Spell_magearmor.png/32px-Spell_magearmor.png" draw:style-name="gr1" draw:text-style-name="P1" svg:width="0.846cm" svg:height="0.846cm" svg:x="0cm" svg:y="0cm">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846cm" table:end-y="0.846cm" draw:z-index="30" draw:name="http://images3.wikia.nocookie.net/wowwiki/images/thumb/c/c6/Spell_arcane_portalshattrath.png/32px-Spell_arcane_portalshattrath.png" draw:style-name="gr1" draw:text-style-name="P1" svg:width="0.846cm" svg:height="0.846cm" svg:x="0cm" svg:y="0cm">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846cm" table:end-y="0.846cm" draw:z-index="31" draw:name="http://images3.wikia.nocookie.net/wowwiki/images/thumb/1/10/Spell_holy_arcaneintellect.png/32px-Spell_holy_arcaneintellect.png" draw:style-name="gr1" draw:text-style-name="P1" svg:width="0.846cm" svg:height="0.846cm" svg:x="0cm" svg:y="0cm">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846cm" table:end-y="0.846cm" draw:z-index="32" draw:name="http://images1.wikia.nocookie.net/wowwiki/images/thumb/d/d6/Ability_mage_moltenarmor.png/32px-Ability_mage_moltenarmor.png" draw:style-name="gr1" draw:text-style-name="P1" svg:width="0.846cm" svg:height="0.846cm" svg:x="0cm" svg:y="0cm">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846cm" table:end-y="0.846cm" draw:z-index="33" draw:name="http://images2.wikia.nocookie.net/wowwiki/images/thumb/8/80/Spell_arcane_blast.png/32px-Spell_arcane_blast.png" draw:style-name="gr1" draw:text-style-name="P1" svg:width="0.846cm" svg:height="0.846cm" svg:x="0cm" svg:y="0cm">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846cm" table:end-y="0.846cm" draw:z-index="34" draw:name="http://images2.wikia.nocookie.net/wowwiki/images/thumb/3/32/Spell_frost_frostblast.png/32px-Spell_frost_frostblast.png" draw:style-name="gr1" draw:text-style-name="P1" svg:width="0.846cm" svg:height="0.846cm" svg:x="0cm" svg:y="0cm">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846cm" table:end-y="0.846cm" draw:z-index="35" draw:name="http://images1.wikia.nocookie.net/wowwiki/images/thumb/d/d7/Ability_mage_invisibility.png/32px-Ability_mage_invisibility.png" draw:style-name="gr1" draw:text-style-name="P1" svg:width="0.846cm" svg:height="0.846cm" svg:x="0cm" svg:y="0cm">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846cm" table:end-y="0.846cm" draw:z-index="36"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846cm" table:end-y="0.846cm" draw:z-index="37" draw:name="http://images3.wikia.nocookie.net/wowwiki/images/thumb/a/a8/Spell_arcane_arcane02.png/32px-Spell_arcane_arcane02.png" draw:style-name="gr1" draw:text-style-name="P1" svg:width="0.846cm" svg:height="0.846cm" svg:x="0cm" svg:y="0cm">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846cm" table:end-y="0.846cm" draw:z-index="38" draw:name="http://images4.wikia.nocookie.net/wowwiki/images/thumb/8/81/Ability_mage_conjurefoodrank9.png/32px-Ability_mage_conjurefoodrank9.png" draw:style-name="gr1" draw:text-style-name="P1" svg:width="0.846cm" svg:height="0.846cm" svg:x="0cm" svg:y="0cm">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846cm" table:end-y="0.846cm" draw:z-index="39" draw:name="http://images2.wikia.nocookie.net/wowwiki/images/thumb/d/d9/Ability_mage_frostfirebolt.png/32px-Ability_mage_frostfirebolt.png" draw:style-name="gr1" draw:text-style-name="P1" svg:width="0.846cm" svg:height="0.846cm" svg:x="0cm" svg:y="0cm">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846cm" table:end-y="0.846cm" draw:z-index="40"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846cm" table:end-y="0.846cm" draw:z-index="41" draw:name="http://images2.wikia.nocookie.net/wowwiki/images/thumb/9/97/Spell_arcane_studentofmagic.png/32px-Spell_arcane_studentofmagic.png" draw:style-name="gr1" draw:text-style-name="P1" svg:width="0.846cm" svg:height="0.846cm" svg:x="0cm" svg:y="0cm">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846cm" table:end-y="0.846cm" draw:z-index="42" draw:name="http://images1.wikia.nocookie.net/wowwiki/images/thumb/6/6c/Spell_nature_enchantarmor.png/32px-Spell_nature_enchantarmor.png" draw:style-name="gr1" draw:text-style-name="P1" svg:width="0.846cm" svg:height="0.846cm" svg:x="0cm" svg:y="0cm">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846cm" table:end-y="0.846cm" draw:z-index="43"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846cm" table:end-y="0.846cm" draw:z-index="44"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846cm" table:end-y="0.846cm" draw:z-index="45" draw:name="http://images2.wikia.nocookie.net/wowwiki/images/thumb/1/11/Ability_mage_arcanebarrage.png/32px-Ability_mage_arcanebarrage.png" draw:style-name="gr1" draw:text-style-name="P1" svg:width="0.846cm" svg:height="0.846cm" svg:x="0cm" svg:y="0cm">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846cm" table:end-y="0.846cm" draw:z-index="46" draw:name="http://images2.wikia.nocookie.net/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846cm" table:end-y="0.846cm" draw:z-index="47" draw:name="http://images1.wikia.nocookie.net/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846cm" table:end-y="0.846cm" draw:z-index="48" draw:name="http://images3.wikia.nocookie.net/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846cm" table:end-y="0.846cm" draw:z-index="49"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846cm" table:end-y="0.846cm" draw:z-index="50" draw:name="http://images2.wikia.nocookie.net/wowwiki/images/thumb/f/f0/Ability_mage_livingbomb.png/32px-Ability_mage_livingbomb.png" draw:style-name="gr1" draw:text-style-name="P1" svg:width="0.846cm" svg:height="0.846cm" svg:x="0cm" svg:y="0cm">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318cm" table:end-y="0.273cm" draw:z-index="51" draw:name="http://images.wikia.com/common/releases_201003.1/skins/common/images/sort_none.gif" draw:style-name="gr1" draw:text-style-name="P1" svg:width="0.317cm" svg:height="0.317cm" svg:x="0.001cm" svg:y="0.952cm">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847cm" table:end-y="0.846cm" draw:z-index="52" draw:name="http://images1.wikia.nocookie.net/wowwiki/images/thumb/3/32/Spell_frost_coldhearted.png/32px-Spell_frost_coldhearted.png" draw:style-name="gr1" draw:text-style-name="P1" svg:width="0.846cm" svg:height="0.846cm" svg:x="0.001cm" svg:y="0cm">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18"/>
          <table:table-cell table:number-columns-repeated="1016"/>
        </table:table-row>
        <table:table-row table:style-name="ro4">
          <table:table-cell table:style-name="ce2">
            <draw:frame table:end-cell-address="Mage.A60" table:end-x="0.847cm" table:end-y="0.846cm" draw:z-index="53" draw:name="http://images2.wikia.nocookie.net/wowwiki/images/thumb/2/25/Spell_frost_wizardmark.png/32px-Spell_frost_wizardmark.png" draw:style-name="gr1" draw:text-style-name="P1" svg:width="0.846cm" svg:height="0.846cm" svg:x="0.001cm" svg:y="0cm">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847cm" table:end-y="0.846cm" draw:z-index="54" draw:name="http://images1.wikia.nocookie.net/wowwiki/images/thumb/f/f1/Spell_ice_lament.png/32px-Spell_ice_lament.png" draw:style-name="gr1" draw:text-style-name="P1" svg:width="0.846cm" svg:height="0.846cm" svg:x="0.001cm" svg:y="0cm">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847cm" table:end-y="0.846cm" draw:z-index="55" draw:name="http://images3.wikia.nocookie.net/wowwiki/images/thumb/8/83/Spell_frost_summonwaterelemental_2.png/32px-Spell_frost_summonwaterelemental_2.png" draw:style-name="gr1" draw:text-style-name="P1" svg:width="0.846cm" svg:height="0.846cm" svg:x="0.001cm" svg:y="0cm">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847cm" table:end-y="0.846cm" draw:z-index="56" draw:name="http://images3.wikia.nocookie.net/wowwiki/images/thumb/8/87/Ability_mage_deepfreeze.png/32px-Ability_mage_deepfreeze.png" draw:style-name="gr1" draw:text-style-name="P1" svg:width="0.846cm" svg:height="0.846cm" svg:x="0.001cm" svg:y="0cm">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4" table:default-cell-style-name="Default"/>
        <table:table-column table:style-name="co17"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846cm" table:end-y="0.846cm" draw:z-index="0" draw:name="http://images2.wikia.nocookie.net/wowwiki/images/thumb/e/e3/Spell_holy_lesserheal.png/32px-Spell_holy_lesserheal.png" draw:style-name="gr1" draw:text-style-name="P1" svg:width="0.846cm" svg:height="0.846cm" svg:x="0cm" svg:y="0cm">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3" table:end-x="0.846cm" table:end-y="0.846cm" draw:z-index="1" draw:name="http://images2.wikia.nocookie.net/wowwiki/images/thumb/8/8c/Spell_holy_holysmite.png/32px-Spell_holy_holysmite.png" draw:style-name="gr1" draw:text-style-name="P1" svg:width="0.846cm" svg:height="0.846cm" svg:x="0cm" svg:y="0cm">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846cm" table:end-y="0.846cm" draw:z-index="2" draw:name="http://images2.wikia.nocookie.net/wowwiki/images/thumb/f/f6/Spell_holy_wordfortitude.png/32px-Spell_holy_wordfortitude.png" draw:style-name="gr1" draw:text-style-name="P1" svg:width="0.846cm" svg:height="0.846cm" svg:x="0cm" svg:y="0cm">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846cm" table:end-y="0.846cm" draw:z-index="3" draw:name="http://images2.wikia.nocookie.net/wowwiki/images/thumb/3/30/Spell_shadow_shadowwordpain.png/32px-Spell_shadow_shadowwordpain.png" draw:style-name="gr1" draw:text-style-name="P1" svg:width="0.846cm" svg:height="0.846cm" svg:x="0cm" svg:y="0cm">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846cm" table:end-y="0.846cm" draw:z-index="4" draw:name="http://images3.wikia.nocookie.net/wowwiki/images/thumb/3/35/Spell_holy_powerwordshield.png/32px-Spell_holy_powerwordshield.png" draw:style-name="gr1" draw:text-style-name="P1" svg:width="0.846cm" svg:height="0.846cm" svg:x="0cm" svg:y="0cm">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846cm" table:end-y="0.846cm" draw:z-index="5"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8" table:end-x="0.846cm" table:end-y="0.846cm" draw:z-index="6" draw:name="http://images3.wikia.nocookie.net/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846cm" table:end-y="0.846cm" draw:z-index="7" draw:name="http://images2.wikia.nocookie.net/wowwiki/images/thumb/5/52/Spell_shadow_unholyfrenzy.png/32px-Spell_shadow_unholyfrenzy.png" draw:style-name="gr1" draw:text-style-name="P1" svg:width="0.846cm" svg:height="0.846cm" svg:x="0cm" svg:y="0cm">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846cm" table:end-y="0.846cm" draw:z-index="8" draw:name="http://images1.wikia.nocookie.net/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2"/>
          <table:table-cell table:style-name="ce7"/>
          <table:table-cell table:number-columns-repeated="1017"/>
        </table:table-row>
        <table:table-row table:style-name="ro4">
          <table:table-cell table:style-name="ce2">
            <draw:frame table:end-cell-address="Priest.A11" table:end-x="0.846cm" table:end-y="0.846cm" draw:z-index="9" draw:name="http://images1.wikia.nocookie.net/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846cm" table:end-y="0.846cm" draw:z-index="10" draw:name="http://images4.wikia.nocookie.net/wowwiki/images/thumb/8/89/Spell_holy_nullifydisease.png/32px-Spell_holy_nullifydisease.png" draw:style-name="gr1" draw:text-style-name="P1" svg:width="0.846cm" svg:height="0.846cm" svg:x="0cm" svg:y="0cm">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846cm" table:end-y="0.846cm" draw:z-index="11" draw:name="http://images3.wikia.nocookie.net/wowwiki/images/thumb/5/55/Spell_shadow_psychicscream.png/32px-Spell_shadow_psychicscream.png" draw:style-name="gr1" draw:text-style-name="P1" svg:width="0.846cm" svg:height="0.846cm" svg:x="0cm" svg:y="0cm">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846cm" table:end-y="0.846cm" draw:z-index="12" draw:name="http://images2.wikia.nocookie.net/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15" table:end-x="0.846cm" table:end-y="0.846cm" draw:z-index="13" draw:name="http://images3.wikia.nocookie.net/wowwiki/images/thumb/5/5e/Spell_holy_dispelmagic.png/32px-Spell_holy_dispelmagic.png" draw:style-name="gr1" draw:text-style-name="P1" svg:width="0.846cm" svg:height="0.846cm" svg:x="0cm" svg:y="0cm">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846cm" table:end-y="0.846cm" draw:z-index="14" draw:name="http://images2.wikia.nocookie.net/wowwiki/images/thumb/a/a0/Spell_shadow_devouringplague.png/32px-Spell_shadow_devouringplague.png" draw:style-name="gr1" draw:text-style-name="P1" svg:width="0.846cm" svg:height="0.846cm" svg:x="0cm" svg:y="0cm">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846cm" table:end-y="0.846cm" draw:z-index="15" draw:name="http://images1.wikia.nocookie.net/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846cm" table:end-y="0.846cm" draw:z-index="16"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19" table:end-x="0.846cm" table:end-y="0.846cm" draw:z-index="17" draw:name="http://images1.wikia.nocookie.net/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846cm" table:end-y="0.846cm" draw:z-index="18" draw:name="http://images2.wikia.nocookie.net/wowwiki/images/thumb/5/52/Spell_holy_holynova.png/32px-Spell_holy_holynova.png" draw:style-name="gr1" draw:text-style-name="P1" svg:width="0.846cm" svg:height="0.846cm" svg:x="0cm" svg:y="0cm">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21" table:end-x="0.846cm" table:end-y="0.846cm" draw:z-index="19" draw:name="http://images3.wikia.nocookie.net/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846cm" table:end-y="0.846cm" draw:z-index="20"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846cm" table:end-y="0.846cm" draw:z-index="21" draw:name="http://images3.wikia.nocookie.net/wowwiki/images/thumb/e/e4/Spell_holy_mindvision.png/32px-Spell_holy_mindvision.png" draw:style-name="gr1" draw:text-style-name="P1" svg:width="0.846cm" svg:height="0.846cm" svg:x="0cm" svg:y="0cm">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846cm" table:end-y="0.846cm" draw:z-index="22" draw:name="http://images3.wikia.nocookie.net/wowwiki/images/thumb/c/c7/Spell_shadow_manaburn.png/32px-Spell_shadow_manaburn.png" draw:style-name="gr1" draw:text-style-name="P1" svg:width="0.846cm" svg:height="0.846cm" svg:x="0cm" svg:y="0cm">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846cm" table:end-y="0.846cm" draw:z-index="23" draw:name="http://images1.wikia.nocookie.net/wowwiki/images/thumb/d/d0/Spell_shadow_shadowworddominate.png/32px-Spell_shadow_shadowworddominate.png" draw:style-name="gr1" draw:text-style-name="P1" svg:width="0.846cm" svg:height="0.846cm" svg:x="0cm" svg:y="0cm">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846cm" table:end-y="0.846cm" draw:z-index="24" draw:name="http://images2.wikia.nocookie.net/wowwiki/images/thumb/6/6f/Spell_holy_prayerofhealing02.png/32px-Spell_holy_prayerofhealing02.png" draw:style-name="gr1" draw:text-style-name="P1" svg:width="0.846cm" svg:height="0.846cm" svg:x="0cm" svg:y="0cm">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846cm" table:end-y="0.846cm" draw:z-index="25" draw:name="http://images2.wikia.nocookie.net/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846cm" table:end-y="0.846cm" draw:z-index="26" draw:name="http://images3.wikia.nocookie.net/wowwiki/images/thumb/b/b1/Spell_holy_divinespirit.png/32px-Spell_holy_divinespirit.png" draw:style-name="gr1" draw:text-style-name="P1" svg:width="0.846cm" svg:height="0.846cm" svg:x="0cm" svg:y="0cm">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846cm" table:end-y="0.846cm" draw:z-index="27" draw:name="http://images1.wikia.nocookie.net/wowwiki/images/thumb/5/5e/Spell_nature_nullifydisease.png/32px-Spell_nature_nullifydisease.png" draw:style-name="gr1" draw:text-style-name="P1" svg:width="0.846cm" svg:height="0.846cm" svg:x="0cm" svg:y="0cm">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846cm" table:end-y="0.846cm" draw:z-index="28" draw:name="http://images2.wikia.nocookie.net/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846cm" table:end-y="0.846cm" draw:z-index="29" draw:name="http://images1.wikia.nocookie.net/wowwiki/images/thumb/2/22/Spell_holy_greaterheal.png/32px-Spell_holy_greaterheal.png" draw:style-name="gr1" draw:text-style-name="P1" svg:width="0.846cm" svg:height="0.846cm" svg:x="0cm" svg:y="0cm">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32" table:end-x="0.846cm" table:end-y="0.846cm" draw:z-index="30" draw:name="http://images4.wikia.nocookie.net/wowwiki/images/thumb/2/2e/Spell_holy_prayeroffortitude.png/32px-Spell_holy_prayeroffortitude.png" draw:style-name="gr1" draw:text-style-name="P1" svg:width="0.846cm" svg:height="0.846cm" svg:x="0cm" svg:y="0cm">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846cm" table:end-y="0.846cm" draw:z-index="31" draw:name="http://images2.wikia.nocookie.net/wowwiki/images/thumb/f/f6/Spell_holy_prayerofshadowprotection.png/32px-Spell_holy_prayerofshadowprotection.png" draw:style-name="gr1" draw:text-style-name="P1" svg:width="0.846cm" svg:height="0.846cm" svg:x="0cm" svg:y="0cm">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846cm" table:end-y="0.846cm" draw:z-index="32" draw:name="http://images4.wikia.nocookie.net/wowwiki/images/thumb/d/d2/Spell_holy_prayerofspirit.png/32px-Spell_holy_prayerofspirit.png" draw:style-name="gr1" draw:text-style-name="P1" svg:width="0.846cm" svg:height="0.846cm" svg:x="0cm" svg:y="0cm">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846cm" table:end-y="0.846cm" draw:z-index="33" draw:name="http://images3.wikia.nocookie.net/wowwiki/images/thumb/9/9c/Spell_shadow_demonicfortitude.png/32px-Spell_shadow_demonicfortitude.png" draw:style-name="gr1" draw:text-style-name="P1" svg:width="0.846cm" svg:height="0.846cm" svg:x="0cm" svg:y="0cm">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846cm" table:end-y="0.846cm" draw:z-index="34" draw:name="http://images1.wikia.nocookie.net/wowwiki/images/thumb/7/74/Spell_holy_blindingheal.png/32px-Spell_holy_blindingheal.png" draw:style-name="gr1" draw:text-style-name="P1" svg:width="0.846cm" svg:height="0.846cm" svg:x="0cm" svg:y="0cm">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846cm" table:end-y="0.846cm" draw:z-index="35" draw:name="http://images1.wikia.nocookie.net/wowwiki/images/thumb/3/31/Spell_shadow_shadowfiend.png/32px-Spell_shadow_shadowfiend.png" draw:style-name="gr1" draw:text-style-name="P1" svg:width="0.846cm" svg:height="0.846cm" svg:x="0cm" svg:y="0cm">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846cm" table:end-y="0.846cm" draw:z-index="36" draw:name="http://images3.wikia.nocookie.net/wowwiki/images/thumb/2/23/Spell_holy_prayerofmendingtga.png/32px-Spell_holy_prayerofmendingtga.png" draw:style-name="gr1" draw:text-style-name="P1" svg:width="0.846cm" svg:height="0.846cm" svg:x="0cm" svg:y="0cm">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846cm" table:end-y="0.846cm" draw:z-index="37"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846cm" table:end-y="0.846cm" draw:z-index="38" draw:name="http://images1.wikia.nocookie.net/wowwiki/images/thumb/d/d9/Spell_shadow_mindshear.png/32px-Spell_shadow_mindshear.png" draw:style-name="gr1" draw:text-style-name="P1" svg:width="0.846cm" svg:height="0.846cm" svg:x="0cm" svg:y="0cm">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846cm" table:end-y="0.846cm" draw:z-index="39" draw:name="http://images4.wikia.nocookie.net/wowwiki/images/thumb/6/65/Spell_holy_divinehymn.png/32px-Spell_holy_divinehymn.png" draw:style-name="gr1" draw:text-style-name="P1" svg:width="0.846cm" svg:height="0.846cm" svg:x="0cm" svg:y="0cm">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846cm" table:end-y="0.846cm" draw:z-index="40" draw:name="http://images4.wikia.nocookie.net/wowwiki/images/thumb/7/7b/Spell_holy_symbolofhope.png/32px-Spell_holy_symbolofhope.png" draw:style-name="gr1" draw:text-style-name="P1" svg:width="0.846cm" svg:height="0.846cm" svg:x="0cm" svg:y="0cm">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846cm" table:end-y="0.846cm" draw:z-index="41" draw:name="http://images2.wikia.nocookie.net/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846cm" table:end-y="0.846cm" draw:z-index="42" draw:name="http://images3.wikia.nocookie.net/wowwiki/images/thumb/2/28/Spell_holy_powerinfusion.png/32px-Spell_holy_powerinfusion.png" draw:style-name="gr1" draw:text-style-name="P1" svg:width="0.846cm" svg:height="0.846cm" svg:x="0cm" svg:y="0cm">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846cm" table:end-y="0.846cm" draw:z-index="43" draw:name="http://images3.wikia.nocookie.net/wowwiki/images/thumb/e/e7/Spell_holy_painsupression.png/32px-Spell_holy_painsupression.png" draw:style-name="gr1" draw:text-style-name="P1" svg:width="0.846cm" svg:height="0.846cm" svg:x="0cm" svg:y="0cm">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846cm" table:end-y="0.846cm" draw:z-index="44" draw:name="http://images4.wikia.nocookie.net/wowwiki/images/thumb/c/cb/Spell_holy_penance.png/32px-Spell_holy_penance.png" draw:style-name="gr1" draw:text-style-name="P1" svg:width="0.846cm" svg:height="0.846cm" svg:x="0cm" svg:y="0cm">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846cm" table:end-y="0.846cm" draw:z-index="45" draw:name="http://images2.wikia.nocookie.net/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846cm" table:end-y="0.846cm" draw:z-index="46" draw:name="http://images3.wikia.nocookie.net/wowwiki/images/thumb/0/0b/Spell_holy_summonlightwell.png/32px-Spell_holy_summonlightwell.png" draw:style-name="gr1" draw:text-style-name="P1" svg:width="0.846cm" svg:height="0.846cm" svg:x="0cm" svg:y="0cm">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846cm" table:end-y="0.846cm" draw:z-index="47" draw:name="http://images3.wikia.nocookie.net/wowwiki/images/thumb/8/86/Spell_holy_circleofrenewal.png/32px-Spell_holy_circleofrenewal.png" draw:style-name="gr1" draw:text-style-name="P1" svg:width="0.846cm" svg:height="0.846cm" svg:x="0cm" svg:y="0cm">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846cm" table:end-y="0.846cm" draw:z-index="48" draw:name="http://images2.wikia.nocookie.net/wowwiki/images/thumb/d/d6/Spell_holy_guardianspirit.png/32px-Spell_holy_guardianspirit.png" draw:style-name="gr1" draw:text-style-name="P1" svg:width="0.846cm" svg:height="0.846cm" svg:x="0cm" svg:y="0cm">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846cm" table:end-y="0.846cm" draw:z-index="49" draw:name="http://images2.wikia.nocookie.net/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846cm" table:end-y="0.846cm" draw:z-index="50" draw:name="http://images3.wikia.nocookie.net/wowwiki/images/thumb/9/9a/Spell_shadow_impphaseshift.png/32px-Spell_shadow_impphaseshift.png" draw:style-name="gr1" draw:text-style-name="P1" svg:width="0.846cm" svg:height="0.846cm" svg:x="0cm" svg:y="0cm">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846cm" table:end-y="0.846cm" draw:z-index="51" draw:name="http://images2.wikia.nocookie.net/wowwiki/images/thumb/e/e6/Spell_shadow_unsummonbuilding.png/32px-Spell_shadow_unsummonbuilding.png" draw:style-name="gr1" draw:text-style-name="P1" svg:width="0.846cm" svg:height="0.846cm" svg:x="0cm" svg:y="0cm">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846cm" table:end-y="0.846cm" draw:z-index="52" draw:name="http://images3.wikia.nocookie.net/wowwiki/images/thumb/5/50/Spell_shadow_shadowform.png/32px-Spell_shadow_shadowform.png" draw:style-name="gr1" draw:text-style-name="P1" svg:width="0.846cm" svg:height="0.846cm" svg:x="0cm" svg:y="0cm">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846cm" table:end-y="0.846cm" draw:z-index="53" draw:name="http://images3.wikia.nocookie.net/wowwiki/images/thumb/7/7a/Spell_holy_stoicism.png/32px-Spell_holy_stoicism.png" draw:style-name="gr1" draw:text-style-name="P1" svg:width="0.846cm" svg:height="0.846cm" svg:x="0cm" svg:y="0cm">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846cm" table:end-y="0.846cm" draw:z-index="54" draw:name="http://images3.wikia.nocookie.net/wowwiki/images/thumb/8/8b/Spell_shadow_psychichorrors.png/32px-Spell_shadow_psychichorrors.png" draw:style-name="gr1" draw:text-style-name="P1" svg:width="0.846cm" svg:height="0.846cm" svg:x="0cm" svg:y="0cm">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846cm" table:end-y="0.846cm" draw:z-index="55" draw:name="http://images3.wikia.nocookie.net/wowwiki/images/thumb/8/8f/Spell_shadow_dispersion.png/32px-Spell_shadow_dispersion.png" draw:style-name="gr1" draw:text-style-name="P1" svg:width="0.846cm" svg:height="0.846cm" svg:x="0cm" svg:y="0cm">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8"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19">
            <draw:frame table:end-cell-address="Hunter.A2" table:end-x="0.846cm" table:end-y="0.846cm" draw:z-index="0" draw:name="http://images1.wikia.nocookie.net/wowwiki/images/thumb/0/0b/Ability_meleedamage.png/32px-Ability_meleedamage.png" draw:style-name="gr1" draw:text-style-name="P1" svg:width="0.846cm" svg:height="0.846cm" svg:x="0cm" svg:y="0cm">
              <draw:image xlink:href="Pictures/1000020100000020000000207316F0DE.png" xlink:type="simple" xlink:show="embed" xlink:actuate="onLoad">
                <text:p/>
              </draw:image>
            </draw:frame>
          </table:table-cell>
          <table:table-cell table:style-name="ce19" office:value-type="string">
            <text:p><text:a xlink:href="">Raptor Strike</text:a></text:p>
          </table:table-cell>
          <table:table-cell table:style-name="ce19" office:value-type="string">
            <text:p>Survival</text:p>
          </table:table-cell>
          <table:table-cell table:style-name="ce19" office:value-type="string">
            <text:p>Starts with</text:p>
          </table:table-cell>
          <table:table-cell table:style-name="ce19" office:value-type="string">
            <text:p>A strong attack that increases melee damage by +X.</text:p>
          </table:table-cell>
          <table:table-cell table:number-columns-repeated="1019"/>
        </table:table-row>
        <table:table-row table:style-name="ro4">
          <table:table-cell table:style-name="ce19">
            <draw:frame table:end-cell-address="Hunter.A3" table:end-x="0.846cm" table:end-y="0.846cm" draw:z-index="1"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19" office:value-type="string">
            <text:p><text:a xlink:href="">Track Beasts</text:a></text:p>
          </table:table-cell>
          <table:table-cell table:style-name="ce19" office:value-type="string">
            <text:p>Survival</text:p>
          </table:table-cell>
          <table:table-cell table:style-name="ce19" office:value-type="float" office:value="2">
            <text:p>2</text:p>
          </table:table-cell>
          <table:table-cell table:style-name="ce19"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19">
            <draw:frame table:end-cell-address="Hunter.A4" table:end-x="0.846cm" table:end-y="0.846cm" draw:z-index="2" draw:name="http://images2.wikia.nocookie.net/wowwiki/images/thumb/1/1f/Ability_hunter_aspectofthemonkey.png/32px-Ability_hunter_aspectofthemonkey.png" draw:style-name="gr1" draw:text-style-name="P1" svg:width="0.846cm" svg:height="0.846cm" svg:x="0cm" svg:y="0cm">
              <draw:image xlink:href="Pictures/1000020100000020000000202E8B28D5.png" xlink:type="simple" xlink:show="embed" xlink:actuate="onLoad">
                <text:p/>
              </draw:image>
            </draw:frame>
          </table:table-cell>
          <table:table-cell table:style-name="ce19" office:value-type="string">
            <text:p><text:a xlink:href="">Aspect of the Monkey</text:a></text:p>
          </table:table-cell>
          <table:table-cell table:style-name="ce19" office:value-type="string">
            <text:p>Beast Mastery</text:p>
          </table:table-cell>
          <table:table-cell table:style-name="ce19" office:value-type="float" office:value="4">
            <text:p>4</text:p>
          </table:table-cell>
          <table:table-cell table:style-name="ce19"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19">
            <draw:frame table:end-cell-address="Hunter.A5" table:end-x="0.846cm" table:end-y="0.846cm" draw:z-index="3" draw:name="http://images3.wikia.nocookie.net/wowwiki/images/thumb/8/8e/Ability_hunter_quickshot.png/32px-Ability_hunter_quickshot.png" draw:style-name="gr1" draw:text-style-name="P1" svg:width="0.846cm" svg:height="0.846cm" svg:x="0cm" svg:y="0cm">
              <draw:image xlink:href="Pictures/100002010000002000000020C956C729.png" xlink:type="simple" xlink:show="embed" xlink:actuate="onLoad">
                <text:p/>
              </draw:image>
            </draw:frame>
          </table:table-cell>
          <table:table-cell table:style-name="ce19" office:value-type="string">
            <text:p><text:a xlink:href="">Serpent Sting</text:a></text:p>
          </table:table-cell>
          <table:table-cell table:style-name="ce19" office:value-type="string">
            <text:p>Marksmanship</text:p>
          </table:table-cell>
          <table:table-cell table:style-name="ce19" office:value-type="float" office:value="4">
            <text:p>4</text:p>
          </table:table-cell>
          <table:table-cell table:style-name="ce19"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19">
            <draw:frame table:end-cell-address="Hunter.A6" table:end-x="0.846cm" table:end-y="0.846cm" draw:z-index="4" draw:name="http://images2.wikia.nocookie.net/wowwiki/images/thumb/1/12/Ability_hunter_snipershot.png/32px-Ability_hunter_snipershot.png" draw:style-name="gr1" draw:text-style-name="P1" svg:width="0.846cm" svg:height="0.846cm" svg:x="0cm" svg:y="0cm">
              <draw:image xlink:href="Pictures/100002010000002000000020F120D181.png" xlink:type="simple" xlink:show="embed" xlink:actuate="onLoad">
                <text:p/>
              </draw:image>
            </draw:frame>
          </table:table-cell>
          <table:table-cell table:style-name="ce19" office:value-type="string">
            <text:p><text:a xlink:href="">Hunter's Mark</text:a></text:p>
          </table:table-cell>
          <table:table-cell table:style-name="ce19" office:value-type="string">
            <text:p>Marksmanship</text:p>
          </table:table-cell>
          <table:table-cell table:style-name="ce19" office:value-type="float" office:value="6">
            <text:p>6</text:p>
          </table:table-cell>
          <table:table-cell table:style-name="ce19"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19">
            <draw:frame table:end-cell-address="Hunter.A7" table:end-x="0.846cm" table:end-y="0.846cm" draw:z-index="5" draw:name="http://images1.wikia.nocookie.net/wowwiki/images/thumb/a/ac/Ability_impalingbolt.png/32px-Ability_impalingbolt.png" draw:style-name="gr1" draw:text-style-name="P1" svg:width="0.846cm" svg:height="0.846cm" svg:x="0cm" svg:y="0cm">
              <draw:image xlink:href="Pictures/1000020100000020000000208F017F84.png" xlink:type="simple" xlink:show="embed" xlink:actuate="onLoad">
                <text:p/>
              </draw:image>
            </draw:frame>
          </table:table-cell>
          <table:table-cell table:style-name="ce19" office:value-type="string">
            <text:p><text:a xlink:href="">Arcane Shot</text:a></text:p>
          </table:table-cell>
          <table:table-cell table:style-name="ce19" office:value-type="string">
            <text:p>Marksmanship</text:p>
          </table:table-cell>
          <table:table-cell table:style-name="ce19" office:value-type="float" office:value="6">
            <text:p>6</text:p>
          </table:table-cell>
          <table:table-cell table:style-name="ce19" office:value-type="string">
            <text:p>An instant shot that causes X Arcane damage.</text:p>
          </table:table-cell>
          <table:table-cell table:style-name="ce16"/>
          <table:table-cell table:number-columns-repeated="1018"/>
        </table:table-row>
        <table:table-row table:style-name="ro4">
          <table:table-cell table:style-name="ce19">
            <draw:frame table:end-cell-address="Hunter.A8" table:end-x="0.846cm" table:end-y="0.846cm" draw:z-index="6" draw:name="http://images3.wikia.nocookie.net/wowwiki/images/thumb/3/3a/Spell_frost_stun.png/32px-Spell_frost_stun.png" draw:style-name="gr1" draw:text-style-name="P1" svg:width="0.846cm" svg:height="0.846cm" svg:x="0cm" svg:y="0cm">
              <draw:image xlink:href="Pictures/100002010000002000000020D26AE052.png" xlink:type="simple" xlink:show="embed" xlink:actuate="onLoad">
                <text:p/>
              </draw:image>
            </draw:frame>
          </table:table-cell>
          <table:table-cell table:style-name="ce19" office:value-type="string">
            <text:p><text:a xlink:href="">Concussive Shot</text:a></text:p>
          </table:table-cell>
          <table:table-cell table:style-name="ce19" office:value-type="string">
            <text:p>Marksmanship</text:p>
          </table:table-cell>
          <table:table-cell table:style-name="ce19" office:value-type="float" office:value="8">
            <text:p>8</text:p>
          </table:table-cell>
          <table:table-cell table:style-name="ce19" office:value-type="string">
            <text:p>Dazes the target, slowing movement speed to 50% of normal for 4 seconds}}</text:p>
          </table:table-cell>
          <table:table-cell table:style-name="ce16"/>
          <table:table-cell table:number-columns-repeated="1018"/>
        </table:table-row>
        <table:table-row table:style-name="ro4">
          <table:table-cell table:style-name="ce19">
            <draw:frame table:end-cell-address="Hunter.A9" table:end-x="0.846cm" table:end-y="0.846cm" draw:z-index="7"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19" office:value-type="string">
            <text:p><text:a xlink:href="">Aspect of the Hawk</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19">
            <draw:frame table:end-cell-address="Hunter.A10" table:end-x="0.846cm" table:end-y="0.846cm" draw:z-index="8" draw:name="http://images1.wikia.nocookie.net/wowwiki/images/thumb/3/38/Ability_hunter_beastcall.png/32px-Ability_hunter_beastcall.png" draw:style-name="gr1" draw:text-style-name="P1" svg:width="0.846cm" svg:height="0.846cm" svg:x="0cm" svg:y="0cm">
              <draw:image xlink:href="Pictures/1000020100000020000000209872520E.png" xlink:type="simple" xlink:show="embed" xlink:actuate="onLoad">
                <text:p/>
              </draw:image>
            </draw:frame>
          </table:table-cell>
          <table:table-cell table:style-name="ce19" office:value-type="string">
            <text:p><text:a xlink:href="">Call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Summons your pet to your side.</text:p>
          </table:table-cell>
          <table:table-cell table:style-name="ce16"/>
          <table:table-cell table:number-columns-repeated="1018"/>
        </table:table-row>
        <table:table-row table:style-name="ro4">
          <table:table-cell table:style-name="ce19">
            <draw:frame table:end-cell-address="Hunter.A11" table:end-x="0.846cm" table:end-y="0.846cm" draw:z-index="9" draw:name="http://images2.wikia.nocookie.net/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19" office:value-type="string">
            <text:p><text:a xlink:href="">Dismiss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Dismiss your pet. Dismissing a pet causes a -50 drop in <text:a xlink:href="">happiness</text:a> level.</text:p>
          </table:table-cell>
          <table:table-cell table:number-columns-repeated="1019"/>
        </table:table-row>
        <table:table-row table:style-name="ro4">
          <table:table-cell table:style-name="ce19">
            <draw:frame table:end-cell-address="Hunter.A12" table:end-x="0.846cm" table:end-y="0.846cm" draw:z-index="10" draw:name="http://images1.wikia.nocookie.net/wowwiki/images/thumb/6/61/Ability_hunter_mendpet.png/32px-Ability_hunter_mendpet.png" draw:style-name="gr1" draw:text-style-name="P1" svg:width="0.846cm" svg:height="0.846cm" svg:x="0cm" svg:y="0cm">
              <draw:image xlink:href="Pictures/10000201000000200000002008E989B5.png" xlink:type="simple" xlink:show="embed" xlink:actuate="onLoad">
                <text:p/>
              </draw:image>
            </draw:frame>
          </table:table-cell>
          <table:table-cell table:style-name="ce19" office:value-type="string">
            <text:p><text:a xlink:href="">Mend Pet</text:a></text:p>
          </table:table-cell>
          <table:table-cell table:style-name="ce19" office:value-type="string">
            <text:p>Beast Mastery</text:p>
          </table:table-cell>
          <table:table-cell table:style-name="ce19" office:value-type="float" office:value="12">
            <text:p>12</text:p>
          </table:table-cell>
          <table:table-cell table:style-name="ce19" office:value-type="string">
            <text:p>Heals your pet for X health over 15 seconds.</text:p>
          </table:table-cell>
          <table:table-cell table:style-name="ce16"/>
          <table:table-cell table:number-columns-repeated="1018"/>
        </table:table-row>
        <table:table-row table:style-name="ro4">
          <table:table-cell table:style-name="ce19">
            <draw:frame table:end-cell-address="Hunter.A13" table:end-x="0.846cm" table:end-y="0.846cm" draw:z-index="1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19" office:value-type="string">
            <text:p><text:a xlink:href="">Revive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Revive your pet, returning it to life with 15% of its base health.</text:p>
          </table:table-cell>
          <table:table-cell table:style-name="ce16"/>
          <table:table-cell table:number-columns-repeated="1018"/>
        </table:table-row>
        <table:table-row table:style-name="ro4">
          <table:table-cell table:style-name="ce19">
            <draw:frame table:end-cell-address="Hunter.A14" table:end-x="0.846cm" table:end-y="0.846cm" draw:z-index="12" draw:name="http://images2.wikia.nocookie.net/wowwiki/images/thumb/b/b7/Ability_hunter_beasttaming.png/32px-Ability_hunter_beasttaming.png" draw:style-name="gr1" draw:text-style-name="P1" svg:width="0.846cm" svg:height="0.846cm" svg:x="0cm" svg:y="0cm">
              <draw:image xlink:href="Pictures/100002010000002000000020806D2BF2.png" xlink:type="simple" xlink:show="embed" xlink:actuate="onLoad">
                <text:p/>
              </draw:image>
            </draw:frame>
          </table:table-cell>
          <table:table-cell table:style-name="ce19" office:value-type="string">
            <text:p><text:a xlink:href="">Tame Beas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ames a beast to be your companion.</text:p>
          </table:table-cell>
          <table:table-cell table:style-name="ce17" table:number-columns-repeated="2"/>
          <table:table-cell table:number-columns-repeated="1017"/>
        </table:table-row>
        <table:table-row table:style-name="ro4">
          <table:table-cell table:style-name="ce19">
            <draw:frame table:end-cell-address="Hunter.A15" table:end-x="0.846cm" table:end-y="0.846cm" draw:z-index="13" draw:name="http://images3.wikia.nocookie.net/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19" office:value-type="string">
            <text:p><text:a xlink:href="">Track Humanoids</text:a></text:p>
          </table:table-cell>
          <table:table-cell table:style-name="ce19" office:value-type="string">
            <text:p>Survival</text:p>
          </table:table-cell>
          <table:table-cell table:style-name="ce19" office:value-type="float" office:value="10">
            <text:p>10</text:p>
          </table:table-cell>
          <table:table-cell table:style-name="ce19"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19">
            <draw:frame table:end-cell-address="Hunter.A16" table:end-x="0.846cm" table:end-y="0.846cm" draw:z-index="14" draw:name="http://images3.wikia.nocookie.net/wowwiki/images/thumb/e/e2/Ability_rogue_trip.png/32px-Ability_rogue_trip.png" draw:style-name="gr1" draw:text-style-name="P1" svg:width="0.846cm" svg:height="0.846cm" svg:x="0cm" svg:y="0cm">
              <draw:image xlink:href="Pictures/10000201000000200000002027D22E87.png" xlink:type="simple" xlink:show="embed" xlink:actuate="onLoad">
                <text:p/>
              </draw:image>
            </draw:frame>
          </table:table-cell>
          <table:table-cell table:style-name="ce19" office:value-type="string">
            <text:p><text:a xlink:href="">Wing Clip</text:a></text:p>
          </table:table-cell>
          <table:table-cell table:style-name="ce19" office:value-type="string">
            <text:p>Survival</text:p>
          </table:table-cell>
          <table:table-cell table:style-name="ce19" office:value-type="float" office:value="12">
            <text:p>12</text:p>
          </table:table-cell>
          <table:table-cell table:style-name="ce19" office:value-type="string">
            <text:p>Reduces the target's movement speed to 50% of normal for 10 seconds.</text:p>
          </table:table-cell>
          <table:table-cell table:number-columns-repeated="1019"/>
        </table:table-row>
        <table:table-row table:style-name="ro4">
          <table:table-cell table:style-name="ce19">
            <draw:frame table:end-cell-address="Hunter.A17" table:end-x="0.846cm" table:end-y="0.846cm" draw:z-index="15"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19" office:value-type="string">
            <text:p><text:a xlink:href="">Distracting Shot</text:a></text:p>
          </table:table-cell>
          <table:table-cell table:style-name="ce19" office:value-type="string">
            <text:p>Marksmanship</text:p>
          </table:table-cell>
          <table:table-cell table:style-name="ce19" office:value-type="float" office:value="12">
            <text:p>12</text:p>
          </table:table-cell>
          <table:table-cell table:style-name="ce19" office:value-type="string">
            <text:p>Distract the target, causing threat.</text:p>
          </table:table-cell>
          <table:table-cell table:number-columns-repeated="1019"/>
        </table:table-row>
        <table:table-row table:style-name="ro4">
          <table:table-cell table:style-name="ce19">
            <draw:frame table:end-cell-address="Hunter.A18" table:end-x="0.846cm" table:end-y="0.846cm" draw:z-index="16" draw:name="http://images3.wikia.nocookie.net/wowwiki/images/thumb/b/b9/Ability_hunter_eagleeye.png/32px-Ability_hunter_eagleeye.png" draw:style-name="gr1" draw:text-style-name="P1" svg:width="0.846cm" svg:height="0.846cm" svg:x="0cm" svg:y="0cm">
              <draw:image xlink:href="Pictures/10000201000000200000002064C851DE.png" xlink:type="simple" xlink:show="embed" xlink:actuate="onLoad">
                <text:p/>
              </draw:image>
            </draw:frame>
          </table:table-cell>
          <table:table-cell table:style-name="ce19" office:value-type="string">
            <text:p><text:a xlink:href="">Eagle Eye</text:a></text:p>
          </table:table-cell>
          <table:table-cell table:style-name="ce19" office:value-type="string">
            <text:p>Beast Mastery</text:p>
          </table:table-cell>
          <table:table-cell table:style-name="ce19" office:value-type="float" office:value="12">
            <text:p>12</text:p>
          </table:table-cell>
          <table:table-cell table:style-name="ce19"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19">
            <draw:frame table:end-cell-address="Hunter.A19" table:end-x="0.846cm" table:end-y="0.846cm" draw:z-index="17" draw:name="http://images2.wikia.nocookie.net/wowwiki/images/thumb/8/87/Ability_eyeoftheowl.png/32px-Ability_eyeoftheowl.png" draw:style-name="gr1" draw:text-style-name="P1" svg:width="0.846cm" svg:height="0.846cm" svg:x="0cm" svg:y="0cm">
              <draw:image xlink:href="Pictures/100002010000002000000020D6B6AFB4.png" xlink:type="simple" xlink:show="embed" xlink:actuate="onLoad">
                <text:p/>
              </draw:image>
            </draw:frame>
          </table:table-cell>
          <table:table-cell table:style-name="ce19" office:value-type="string">
            <text:p><text:a xlink:href="">Eyes of th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19">
            <draw:frame table:end-cell-address="Hunter.A20" table:end-x="0.846cm" table:end-y="0.846cm" draw:z-index="1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19" office:value-type="string">
            <text:p><text:a xlink:href="">Scar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Scares a beast, causing it to run in fear for up to X seconds.</text:p>
          </table:table-cell>
          <table:table-cell table:number-columns-repeated="1019"/>
        </table:table-row>
        <table:table-row table:style-name="ro4">
          <table:table-cell table:style-name="ce19">
            <draw:frame table:end-cell-address="Hunter.A21" table:end-x="0.846cm" table:end-y="0.846cm" draw:z-index="19" draw:name="http://images2.wikia.nocookie.net/wowwiki/images/thumb/1/1e/Ability_hunter_swiftstrike.png/32px-Ability_hunter_swiftstrike.png" draw:style-name="gr1" draw:text-style-name="P1" svg:width="0.846cm" svg:height="0.846cm" svg:x="0cm" svg:y="0cm">
              <draw:image xlink:href="Pictures/100002010000002000000020216A790B.png" xlink:type="simple" xlink:show="embed" xlink:actuate="onLoad">
                <text:p/>
              </draw:image>
            </draw:frame>
          </table:table-cell>
          <table:table-cell table:style-name="ce19" office:value-type="string">
            <text:p><text:a xlink:href="">Mongoose Bite</text:a></text:p>
          </table:table-cell>
          <table:table-cell table:style-name="ce19" office:value-type="string">
            <text:p>Survival</text:p>
          </table:table-cell>
          <table:table-cell table:style-name="ce19" office:value-type="float" office:value="16">
            <text:p>16</text:p>
          </table:table-cell>
          <table:table-cell table:style-name="ce19" office:value-type="string">
            <text:p>Attack the enemy for (20% of MAP + X) damage.</text:p>
          </table:table-cell>
          <table:table-cell table:number-columns-repeated="1019"/>
        </table:table-row>
        <table:table-row table:style-name="ro4">
          <table:table-cell table:style-name="ce19">
            <draw:frame table:end-cell-address="Hunter.A22" table:end-x="0.846cm" table:end-y="0.846cm" draw:z-index="20" draw:name="http://images2.wikia.nocookie.net/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19" office:value-type="string">
            <text:p><text:a xlink:href="">Immolation Trap</text:a></text:p>
          </table:table-cell>
          <table:table-cell table:style-name="ce19" office:value-type="string">
            <text:p>Survival</text:p>
          </table:table-cell>
          <table:table-cell table:style-name="ce19" office:value-type="float" office:value="16">
            <text:p>16</text:p>
          </table:table-cell>
          <table:table-cell table:style-name="ce19" office:value-type="string">
            <text:p>Place a Fire trap that will burn the first enemy to approach for X Fire damage over Y seconds.</text:p>
          </table:table-cell>
          <table:table-cell table:number-columns-repeated="1019"/>
        </table:table-row>
        <table:table-row table:style-name="ro4">
          <table:table-cell table:style-name="ce19">
            <draw:frame table:end-cell-address="Hunter.A23" table:end-x="0.846cm" table:end-y="0.846cm" draw:z-index="21"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19" office:value-type="string">
            <text:p><text:a xlink:href="">Aspect of the Cheetah</text:a></text:p>
          </table:table-cell>
          <table:table-cell table:style-name="ce19" office:value-type="string">
            <text:p>Beast Mastery</text:p>
          </table:table-cell>
          <table:table-cell table:style-name="ce19" office:value-type="float" office:value="16">
            <text:p>16</text:p>
          </table:table-cell>
          <table:table-cell table:style-name="ce19"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19">
            <draw:frame table:end-cell-address="Hunter.A24" table:end-x="0.846cm" table:end-y="0.846cm" draw:z-index="22" draw:name="http://images1.wikia.nocookie.net/wowwiki/images/thumb/a/a3/Spell_shadow_darksummoning.png/32px-Spell_shadow_darksummoning.png" draw:style-name="gr1" draw:text-style-name="P1" svg:width="0.846cm" svg:height="0.846cm" svg:x="0cm" svg:y="0cm">
              <draw:image xlink:href="Pictures/100002010000002000000020C72CC9DD.png" xlink:type="simple" xlink:show="embed" xlink:actuate="onLoad">
                <text:p/>
              </draw:image>
            </draw:frame>
          </table:table-cell>
          <table:table-cell table:style-name="ce19" office:value-type="string">
            <text:p><text:a xlink:href="">Track Undead</text:a></text:p>
          </table:table-cell>
          <table:table-cell table:style-name="ce19" office:value-type="string">
            <text:p>Survival</text:p>
          </table:table-cell>
          <table:table-cell table:style-name="ce19" office:value-type="float" office:value="18">
            <text:p>18</text:p>
          </table:table-cell>
          <table:table-cell table:style-name="ce19"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19">
            <draw:frame table:end-cell-address="Hunter.A25" table:end-x="0.846cm" table:end-y="0.846cm" draw:z-index="23" draw:name="http://images4.wikia.nocookie.net/wowwiki/images/thumb/7/7b/Ability_upgrademoonglaive.png/32px-Ability_upgrademoonglaive.png" draw:style-name="gr1" draw:text-style-name="P1" svg:width="0.846cm" svg:height="0.846cm" svg:x="0cm" svg:y="0cm">
              <draw:image xlink:href="Pictures/1000020100000020000000204A477885.png" xlink:type="simple" xlink:show="embed" xlink:actuate="onLoad">
                <text:p/>
              </draw:image>
            </draw:frame>
          </table:table-cell>
          <table:table-cell table:style-name="ce19" office:value-type="string">
            <text:p><text:a xlink:href="">Multi-Shot</text:a></text:p>
          </table:table-cell>
          <table:table-cell table:style-name="ce19" office:value-type="string">
            <text:p>Marksmanship</text:p>
          </table:table-cell>
          <table:table-cell table:style-name="ce19" office:value-type="float" office:value="18">
            <text:p>18</text:p>
          </table:table-cell>
          <table:table-cell table:style-name="ce19" office:value-type="string">
            <text:p>Fires several missiles, hitting 3 targets for an additional X damage.</text:p>
          </table:table-cell>
          <table:table-cell table:number-columns-repeated="1019"/>
        </table:table-row>
        <table:table-row table:style-name="ro4">
          <table:table-cell table:style-name="ce19">
            <draw:frame table:end-cell-address="Hunter.A26" table:end-x="0.846cm" table:end-y="0.846cm" draw:z-index="24" draw:name="http://images3.wikia.nocookie.net/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19" office:value-type="string">
            <text:p><text:a xlink:href="">Disengage</text:a></text:p>
          </table:table-cell>
          <table:table-cell table:style-name="ce19" office:value-type="string">
            <text:p>Survival</text:p>
          </table:table-cell>
          <table:table-cell table:style-name="ce19" office:value-type="float" office:value="20">
            <text:p>20</text:p>
          </table:table-cell>
          <table:table-cell table:style-name="ce19" office:value-type="string">
            <text:p>Attempts to disengage from the target, leaping backwards up to 13 yards.</text:p>
          </table:table-cell>
          <table:table-cell table:number-columns-repeated="1019"/>
        </table:table-row>
        <table:table-row table:style-name="ro4">
          <table:table-cell table:style-name="ce19">
            <draw:frame table:end-cell-address="Hunter.A27" table:end-x="0.846cm" table:end-y="0.846cm" draw:z-index="25" draw:name="http://images2.wikia.nocookie.net/wowwiki/images/thumb/6/62/Ability_whirlwind.png/32px-Ability_whirlwind.png" draw:style-name="gr1" draw:text-style-name="P1" svg:width="0.846cm" svg:height="0.846cm" svg:x="0cm" svg:y="0cm">
              <draw:image xlink:href="Pictures/1000020100000020000000202FE647F0.png" xlink:type="simple" xlink:show="embed" xlink:actuate="onLoad">
                <text:p/>
              </draw:image>
            </draw:frame>
          </table:table-cell>
          <table:table-cell table:style-name="ce19" office:value-type="string">
            <text:p><text:a xlink:href="">Deterrence</text:a></text:p>
          </table:table-cell>
          <table:table-cell table:style-name="ce19" office:value-type="string">
            <text:p>Survival</text:p>
          </table:table-cell>
          <table:table-cell table:style-name="ce19" office:value-type="float" office:value="20">
            <text:p>20</text:p>
          </table:table-cell>
          <table:table-cell table:style-name="ce19" office:value-type="string">
            <text:p>Player increases <text:a xlink:href="">parry</text:a> and spell deflect chance by 100% for 5 seconds.</text:p>
          </table:table-cell>
          <table:table-cell table:number-columns-repeated="1019"/>
        </table:table-row>
        <table:table-row table:style-name="ro4">
          <table:table-cell table:style-name="ce19">
            <draw:frame table:end-cell-address="Hunter.A28" table:end-x="0.846cm" table:end-y="0.846cm" draw:z-index="26" draw:name="http://images2.wikia.nocookie.net/wowwiki/images/thumb/b/b2/Spell_frost_chainsofice.png/32px-Spell_frost_chainsofice.png" draw:style-name="gr1" draw:text-style-name="P1" svg:width="0.846cm" svg:height="0.846cm" svg:x="0cm" svg:y="0cm">
              <draw:image xlink:href="Pictures/1000020100000020000000209688EE36.png" xlink:type="simple" xlink:show="embed" xlink:actuate="onLoad">
                <text:p/>
              </draw:image>
            </draw:frame>
          </table:table-cell>
          <table:table-cell table:style-name="ce19" office:value-type="string">
            <text:p><text:a xlink:href="">Freezing Trap</text:a></text:p>
          </table:table-cell>
          <table:table-cell table:style-name="ce19" office:value-type="string">
            <text:p>Survival</text:p>
          </table:table-cell>
          <table:table-cell table:style-name="ce19" office:value-type="float" office:value="20">
            <text:p>20</text:p>
          </table:table-cell>
          <table:table-cell table:style-name="ce19" office:value-type="string">
            <text:p>Place a trap that freezes the first enemy that approaches, preventing all action for up to X seconds.</text:p>
          </table:table-cell>
          <table:table-cell table:number-columns-repeated="1019"/>
        </table:table-row>
        <table:table-row table:style-name="ro4">
          <table:table-cell table:style-name="ce19">
            <draw:frame table:end-cell-address="Hunter.A29" table:end-x="0.846cm" table:end-y="0.846cm" draw:z-index="27" draw:name="http://images2.wikia.nocookie.net/wowwiki/images/thumb/e/ea/Ability_hunter_aspectoftheviper.png/32px-Ability_hunter_aspectoftheviper.png" draw:style-name="gr1" draw:text-style-name="P1" svg:width="0.846cm" svg:height="0.846cm" svg:x="0cm" svg:y="0cm">
              <draw:image xlink:href="Pictures/100002010000002000000020BDE25ADE.png" xlink:type="simple" xlink:show="embed" xlink:actuate="onLoad">
                <text:p/>
              </draw:image>
            </draw:frame>
          </table:table-cell>
          <table:table-cell table:style-name="ce19" office:value-type="string">
            <text:p><text:a xlink:href="">Aspect of the Viper</text:a></text:p>
          </table:table-cell>
          <table:table-cell table:style-name="ce19" office:value-type="string">
            <text:p>Beast Mastery</text:p>
          </table:table-cell>
          <table:table-cell table:style-name="ce19" office:value-type="float" office:value="20">
            <text:p>20</text:p>
          </table:table-cell>
          <table:table-cell table:style-name="ce19"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19">
            <draw:frame table:end-cell-address="Hunter.A30" table:end-x="0.846cm" table:end-y="0.846cm" draw:z-index="28" draw:name="http://images1.wikia.nocookie.net/wowwiki/images/thumb/1/15/Ability_hunter_criticalshot.png/32px-Ability_hunter_criticalshot.png" draw:style-name="gr1" draw:text-style-name="P1" svg:width="0.846cm" svg:height="0.846cm" svg:x="0cm" svg:y="0cm">
              <draw:image xlink:href="Pictures/100002010000002000000020F827C53A.png" xlink:type="simple" xlink:show="embed" xlink:actuate="onLoad">
                <text:p/>
              </draw:image>
            </draw:frame>
          </table:table-cell>
          <table:table-cell table:style-name="ce19" office:value-type="string">
            <text:p><text:a xlink:href="">Scorpid Sting</text:a></text:p>
          </table:table-cell>
          <table:table-cell table:style-name="ce19" office:value-type="string">
            <text:p>Marksmanship</text:p>
          </table:table-cell>
          <table:table-cell table:style-name="ce19" office:value-type="float" office:value="22">
            <text:p>22</text:p>
          </table:table-cell>
          <table:table-cell table:style-name="ce19" office:value-type="string">
            <text:p>Stings the target, reducing its chance to hit by 3% for 20 seconds.</text:p>
          </table:table-cell>
          <table:table-cell table:number-columns-repeated="1019"/>
        </table:table-row>
        <table:table-row table:style-name="ro4">
          <table:table-cell table:style-name="ce19">
            <draw:frame table:end-cell-address="Hunter.A31" table:end-x="0.846cm" table:end-y="0.846cm" draw:z-index="29"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19" office:value-type="string">
            <text:p><text:a xlink:href="">Beast Lore</text:a></text:p>
          </table:table-cell>
          <table:table-cell table:style-name="ce19" office:value-type="string">
            <text:p>Beast Mastery</text:p>
          </table:table-cell>
          <table:table-cell table:style-name="ce19" office:value-type="float" office:value="24">
            <text:p>24</text:p>
          </table:table-cell>
          <table:table-cell table:style-name="ce19" office:value-type="string">
            <text:p>Gather information about the target beast.</text:p>
          </table:table-cell>
          <table:table-cell table:style-name="ce17" table:number-columns-repeated="2"/>
          <table:table-cell table:number-columns-repeated="1017"/>
        </table:table-row>
        <table:table-row table:style-name="ro4">
          <table:table-cell table:style-name="ce19">
            <draw:frame table:end-cell-address="Hunter.A32" table:end-x="0.846cm" table:end-y="0.846cm" draw:z-index="30" draw:name="http://images3.wikia.nocookie.net/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19" office:value-type="string">
            <text:p><text:a xlink:href="">Track Hidden</text:a></text:p>
          </table:table-cell>
          <table:table-cell table:style-name="ce19" office:value-type="string">
            <text:p>Survival</text:p>
          </table:table-cell>
          <table:table-cell table:style-name="ce19" office:value-type="float" office:value="24">
            <text:p>24</text:p>
          </table:table-cell>
          <table:table-cell table:style-name="ce19"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19">
            <draw:frame table:end-cell-address="Hunter.A33" table:end-x="0.846cm" table:end-y="0.846cm" draw:z-index="31" draw:name="http://images3.wikia.nocookie.net/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19" office:value-type="string">
            <text:p><text:a xlink:href="">Track Elementals</text:a></text:p>
          </table:table-cell>
          <table:table-cell table:style-name="ce19" office:value-type="string">
            <text:p>Survival</text:p>
          </table:table-cell>
          <table:table-cell table:style-name="ce19" office:value-type="float" office:value="26">
            <text:p>26</text:p>
          </table:table-cell>
          <table:table-cell table:style-name="ce19"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19">
            <draw:frame table:end-cell-address="Hunter.A34" table:end-x="0.846cm" table:end-y="0.846cm" draw:z-index="32" draw:name="http://images1.wikia.nocookie.net/wowwiki/images/thumb/1/12/Ability_hunter_runningshot.png/32px-Ability_hunter_runningshot.png" draw:style-name="gr1" draw:text-style-name="P1" svg:width="0.846cm" svg:height="0.846cm" svg:x="0cm" svg:y="0cm">
              <draw:image xlink:href="Pictures/100002010000002000000020D66C6FDF.png" xlink:type="simple" xlink:show="embed" xlink:actuate="onLoad">
                <text:p/>
              </draw:image>
            </draw:frame>
          </table:table-cell>
          <table:table-cell table:style-name="ce19" office:value-type="string">
            <text:p><text:a xlink:href="">Rapid Fire</text:a></text:p>
          </table:table-cell>
          <table:table-cell table:style-name="ce19" office:value-type="string">
            <text:p>Marksmanship</text:p>
          </table:table-cell>
          <table:table-cell table:style-name="ce19" office:value-type="float" office:value="26">
            <text:p>26</text:p>
          </table:table-cell>
          <table:table-cell table:style-name="ce19" office:value-type="string">
            <text:p>Increases ranged attack speed by 40% for 15 seconds.</text:p>
          </table:table-cell>
          <table:table-cell/>
          <table:table-cell table:style-name="ce16"/>
          <table:table-cell table:number-columns-repeated="1017"/>
        </table:table-row>
        <table:table-row table:style-name="ro4">
          <table:table-cell table:style-name="ce19">
            <draw:frame table:end-cell-address="Hunter.A35" table:end-x="0.846cm" table:end-y="0.846cm" draw:z-index="33" draw:name="http://images4.wikia.nocookie.net/wowwiki/images/thumb/5/51/Spell_frost_freezingbreath.png/32px-Spell_frost_freezingbreath.png" draw:style-name="gr1" draw:text-style-name="P1" svg:width="0.846cm" svg:height="0.846cm" svg:x="0cm" svg:y="0cm">
              <draw:image xlink:href="Pictures/100002010000002000000020DCC87798.png" xlink:type="simple" xlink:show="embed" xlink:actuate="onLoad">
                <text:p/>
              </draw:image>
            </draw:frame>
          </table:table-cell>
          <table:table-cell table:style-name="ce19" office:value-type="string">
            <text:p><text:a xlink:href="">Frost Trap</text:a></text:p>
          </table:table-cell>
          <table:table-cell table:style-name="ce19" office:value-type="string">
            <text:p>Survival</text:p>
          </table:table-cell>
          <table:table-cell table:style-name="ce19" office:value-type="float" office:value="28">
            <text:p>28</text:p>
          </table:table-cell>
          <table:table-cell table:style-name="ce19"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19">
            <draw:frame table:end-cell-address="Hunter.A36" table:end-x="0.846cm" table:end-y="0.846cm" draw:z-index="34" draw:name="http://images2.wikia.nocookie.net/wowwiki/images/thumb/e/e0/Ability_mount_pinktiger.png/32px-Ability_mount_pinktiger.png" draw:style-name="gr1" draw:text-style-name="P1" svg:width="0.846cm" svg:height="0.846cm" svg:x="0cm" svg:y="0cm">
              <draw:image xlink:href="Pictures/100002010000002000000020F3EB947B.png" xlink:type="simple" xlink:show="embed" xlink:actuate="onLoad">
                <text:p/>
              </draw:image>
            </draw:frame>
          </table:table-cell>
          <table:table-cell table:style-name="ce19" office:value-type="string">
            <text:p><text:a xlink:href="">Aspect of the Beast</text:a></text:p>
          </table:table-cell>
          <table:table-cell table:style-name="ce19" office:value-type="string">
            <text:p>Beast Mastery</text:p>
          </table:table-cell>
          <table:table-cell table:style-name="ce19" office:value-type="float" office:value="30">
            <text:p>30</text:p>
          </table:table-cell>
          <table:table-cell table:style-name="ce19" office:value-type="string">
            <text:p>The <text:a xlink:href="">Hunter</text:a> takes on the aspects of a beast, becoming untrackable.</text:p>
          </table:table-cell>
          <table:table-cell table:number-columns-repeated="1019"/>
        </table:table-row>
        <table:table-row table:style-name="ro4">
          <table:table-cell table:style-name="ce19">
            <draw:frame table:end-cell-address="Hunter.A37" table:end-x="0.846cm" table:end-y="0.846cm" draw:z-index="35" draw:name="http://images1.wikia.nocookie.net/wowwiki/images/thumb/3/31/Ability_rogue_feigndeath.png/32px-Ability_rogue_feigndeath.png" draw:style-name="gr1" draw:text-style-name="P1" svg:width="0.846cm" svg:height="0.846cm" svg:x="0cm" svg:y="0cm">
              <draw:image xlink:href="Pictures/10000201000000200000002026BEA76C.png" xlink:type="simple" xlink:show="embed" xlink:actuate="onLoad">
                <text:p/>
              </draw:image>
            </draw:frame>
          </table:table-cell>
          <table:table-cell table:style-name="ce19" office:value-type="string">
            <text:p><text:a xlink:href="">Feign Death</text:a></text:p>
          </table:table-cell>
          <table:table-cell table:style-name="ce19" office:value-type="string">
            <text:p>Survival</text:p>
          </table:table-cell>
          <table:table-cell table:style-name="ce19" office:value-type="float" office:value="30">
            <text:p>30</text:p>
          </table:table-cell>
          <table:table-cell table:style-name="ce19" office:value-type="string">
            <text:p>Feign death which may trick enemies into ignoring you. Lasts up to 6 minutes.</text:p>
          </table:table-cell>
          <table:table-cell table:number-columns-repeated="1019"/>
        </table:table-row>
        <table:table-row table:style-name="ro4">
          <table:table-cell table:style-name="ce19">
            <draw:frame table:end-cell-address="Hunter.A38" table:end-x="0.846cm" table:end-y="0.846cm" draw:z-index="36" draw:name="http://images2.wikia.nocookie.net/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19" office:value-type="string">
            <text:p><text:a xlink:href="">Track Demons</text:a></text:p>
          </table:table-cell>
          <table:table-cell table:style-name="ce19" office:value-type="string">
            <text:p>Survival</text:p>
          </table:table-cell>
          <table:table-cell table:style-name="ce19" office:value-type="float" office:value="32">
            <text:p>32</text:p>
          </table:table-cell>
          <table:table-cell table:style-name="ce19"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19">
            <draw:frame table:end-cell-address="Hunter.A39" table:end-x="0.846cm" table:end-y="0.846cm" draw:z-index="37" draw:name="http://images2.wikia.nocookie.net/wowwiki/images/thumb/2/2e/Spell_fire_flare.png/32px-Spell_fire_flare.png" draw:style-name="gr1" draw:text-style-name="P1" svg:width="0.846cm" svg:height="0.846cm" svg:x="0cm" svg:y="0cm">
              <draw:image xlink:href="Pictures/10000201000000200000002084DFBA36.png" xlink:type="simple" xlink:show="embed" xlink:actuate="onLoad">
                <text:p/>
              </draw:image>
            </draw:frame>
          </table:table-cell>
          <table:table-cell table:style-name="ce19" office:value-type="string">
            <text:p><text:a xlink:href="">Flare</text:a></text:p>
          </table:table-cell>
          <table:table-cell table:style-name="ce19" office:value-type="string">
            <text:p>Marksmanship</text:p>
          </table:table-cell>
          <table:table-cell table:style-name="ce19" office:value-type="float" office:value="32">
            <text:p>32</text:p>
          </table:table-cell>
          <table:table-cell table:style-name="ce19" office:value-type="string">
            <text:p>Exposes all hidden and invisible enemies within 30 yards of the targeted area for 30 seconds.</text:p>
          </table:table-cell>
          <table:table-cell table:number-columns-repeated="1019"/>
        </table:table-row>
        <table:table-row table:style-name="ro4">
          <table:table-cell table:style-name="ce19">
            <draw:frame table:end-cell-address="Hunter.A40" table:end-x="0.846cm" table:end-y="0.846cm" draw:z-index="38"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19" office:value-type="string">
            <text:p><text:a xlink:href="">Explosive Trap</text:a></text:p>
          </table:table-cell>
          <table:table-cell table:style-name="ce19" office:value-type="string">
            <text:p>Survival</text:p>
          </table:table-cell>
          <table:table-cell table:style-name="ce19" office:value-type="float" office:value="34">
            <text:p>34</text:p>
          </table:table-cell>
          <table:table-cell table:style-name="ce19" office:value-type="string">
            <text:p>Place a Fire trap that explodes when an enemy approaches.</text:p>
          </table:table-cell>
          <table:table-cell table:number-columns-repeated="1019"/>
        </table:table-row>
        <table:table-row table:style-name="ro4">
          <table:table-cell table:style-name="ce19">
            <draw:frame table:end-cell-address="Hunter.A41" table:end-x="0.846cm" table:end-y="0.846cm" draw:z-index="39" draw:name="http://images1.wikia.nocookie.net/wowwiki/images/thumb/8/8f/Ability_hunter_aimedshot.png/32px-Ability_hunter_aimedshot.png" draw:style-name="gr1" draw:text-style-name="P1" svg:width="0.846cm" svg:height="0.846cm" svg:x="0cm" svg:y="0cm">
              <draw:image xlink:href="Pictures/10000201000000200000002094654BFB.png" xlink:type="simple" xlink:show="embed" xlink:actuate="onLoad">
                <text:p/>
              </draw:image>
            </draw:frame>
          </table:table-cell>
          <table:table-cell table:style-name="ce19" office:value-type="string">
            <text:p><text:a xlink:href="">Viper Sting</text:a></text:p>
          </table:table-cell>
          <table:table-cell table:style-name="ce19" office:value-type="string">
            <text:p>Marksmanship</text:p>
          </table:table-cell>
          <table:table-cell table:style-name="ce19" office:value-type="float" office:value="36">
            <text:p>36</text:p>
          </table:table-cell>
          <table:table-cell table:style-name="ce19"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19">
            <draw:frame table:end-cell-address="Hunter.A42" table:end-x="0.846cm" table:end-y="0.846cm" draw:z-index="40" draw:name="http://images2.wikia.nocookie.net/wowwiki/images/thumb/5/50/Ability_mount_whitetiger.png/32px-Ability_mount_whitetiger.png" draw:style-name="gr1" draw:text-style-name="P1" svg:width="0.846cm" svg:height="0.846cm" svg:x="0cm" svg:y="0cm">
              <draw:image xlink:href="Pictures/1000020100000020000000209343154E.png" xlink:type="simple" xlink:show="embed" xlink:actuate="onLoad">
                <text:p/>
              </draw:image>
            </draw:frame>
          </table:table-cell>
          <table:table-cell table:style-name="ce19" office:value-type="string">
            <text:p><text:a xlink:href="">Aspect of the Pack</text:a></text:p>
          </table:table-cell>
          <table:table-cell table:style-name="ce19" office:value-type="string">
            <text:p>Beast Mastery</text:p>
          </table:table-cell>
          <table:table-cell table:style-name="ce19" office:value-type="float" office:value="40">
            <text:p>40</text:p>
          </table:table-cell>
          <table:table-cell table:style-name="ce19"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19">
            <draw:frame table:end-cell-address="Hunter.A43" table:end-x="0.846cm" table:end-y="0.846cm" draw:z-index="41" draw:name="http://images2.wikia.nocookie.net/wowwiki/images/thumb/6/6e/Ability_racial_avatar.png/32px-Ability_racial_avatar.png" draw:style-name="gr1" draw:text-style-name="P1" svg:width="0.846cm" svg:height="0.846cm" svg:x="0cm" svg:y="0cm">
              <draw:image xlink:href="Pictures/10000201000000200000002001AAAAA8.png" xlink:type="simple" xlink:show="embed" xlink:actuate="onLoad">
                <text:p/>
              </draw:image>
            </draw:frame>
          </table:table-cell>
          <table:table-cell table:style-name="ce19" office:value-type="string">
            <text:p><text:a xlink:href="">Track Giants</text:a></text:p>
          </table:table-cell>
          <table:table-cell table:style-name="ce19" office:value-type="string">
            <text:p>Survival</text:p>
          </table:table-cell>
          <table:table-cell table:style-name="ce19" office:value-type="float" office:value="40">
            <text:p>40</text:p>
          </table:table-cell>
          <table:table-cell table:style-name="ce19"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19">
            <draw:frame table:end-cell-address="Hunter.A44" table:end-x="0.846cm" table:end-y="0.846cm" draw:z-index="42" draw:name="http://images1.wikia.nocookie.net/wowwiki/images/thumb/1/11/Ability_marksmanship.png/32px-Ability_marksmanship.png" draw:style-name="gr1" draw:text-style-name="P1" svg:width="0.846cm" svg:height="0.846cm" svg:x="0cm" svg:y="0cm">
              <draw:image xlink:href="Pictures/100002010000002000000020D38904A2.png" xlink:type="simple" xlink:show="embed" xlink:actuate="onLoad">
                <text:p/>
              </draw:image>
            </draw:frame>
          </table:table-cell>
          <table:table-cell table:style-name="ce19" office:value-type="string">
            <text:p><text:a xlink:href="">Volley</text:a></text:p>
          </table:table-cell>
          <table:table-cell table:style-name="ce19" office:value-type="string">
            <text:p>Marksmanship</text:p>
          </table:table-cell>
          <table:table-cell table:style-name="ce19" office:value-type="float" office:value="40">
            <text:p>40</text:p>
          </table:table-cell>
          <table:table-cell table:style-name="ce19"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19">
            <draw:frame table:end-cell-address="Hunter.A45" table:end-x="0.846cm" table:end-y="0.846cm" draw:z-index="43"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19" office:value-type="string">
            <text:p><text:a xlink:href="">Readiness</text:a></text:p>
          </table:table-cell>
          <table:table-cell table:style-name="ce19" office:value-type="string">
            <text:p>Marksmanship</text:p>
          </table:table-cell>
          <table:table-cell table:style-name="ce19" office:value-type="float" office:value="40">
            <text:p>40</text:p>
          </table:table-cell>
          <table:table-cell table:style-name="ce19"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19">
            <draw:frame table:end-cell-address="Hunter.A46" table:end-x="0.846cm" table:end-y="0.846cm" draw:z-index="44" draw:name="http://images2.wikia.nocookie.net/wowwiki/images/thumb/9/9b/Spell_nature_protectionformnature.png/32px-Spell_nature_protectionformnature.png" draw:style-name="gr1" draw:text-style-name="P1" svg:width="0.846cm" svg:height="0.846cm" svg:x="0cm" svg:y="0cm">
              <draw:image xlink:href="Pictures/100002010000002000000020771E6A1E.png" xlink:type="simple" xlink:show="embed" xlink:actuate="onLoad">
                <text:p/>
              </draw:image>
            </draw:frame>
          </table:table-cell>
          <table:table-cell table:style-name="ce19" office:value-type="string">
            <text:p><text:a xlink:href="">Aspect of the Wild</text:a></text:p>
          </table:table-cell>
          <table:table-cell table:style-name="ce19" office:value-type="string">
            <text:p>Beast Mastery</text:p>
          </table:table-cell>
          <table:table-cell table:style-name="ce19" office:value-type="float" office:value="46">
            <text:p>46</text:p>
          </table:table-cell>
          <table:table-cell table:style-name="ce19"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19">
            <draw:frame table:end-cell-address="Hunter.A47" table:end-x="0.846cm" table:end-y="0.846cm" draw:z-index="45" draw:name="http://images4.wikia.nocookie.net/wowwiki/images/thumb/c/cf/Ability_hunter_steadyshot.png/32px-Ability_hunter_steadyshot.png" draw:style-name="gr1" draw:text-style-name="P1" svg:width="0.846cm" svg:height="0.846cm" svg:x="0cm" svg:y="0cm">
              <draw:image xlink:href="Pictures/100002010000002000000020E9B2BA5B.png" xlink:type="simple" xlink:show="embed" xlink:actuate="onLoad">
                <text:p/>
              </draw:image>
            </draw:frame>
          </table:table-cell>
          <table:table-cell table:style-name="ce19" office:value-type="string">
            <text:p><text:a xlink:href="">Steady Shot</text:a></text:p>
          </table:table-cell>
          <table:table-cell table:style-name="ce19" office:value-type="string">
            <text:p>Marksmanship</text:p>
          </table:table-cell>
          <table:table-cell table:style-name="ce19" office:value-type="float" office:value="50">
            <text:p>50</text:p>
          </table:table-cell>
          <table:table-cell table:style-name="ce19"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19">
            <draw:frame table:end-cell-address="Hunter.A48" table:end-x="0.846cm" table:end-y="0.846cm" draw:z-index="46"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19" office:value-type="string">
            <text:p><text:a xlink:href="">Track Dragonkin</text:a></text:p>
          </table:table-cell>
          <table:table-cell table:style-name="ce19" office:value-type="string">
            <text:p>Survival</text:p>
          </table:table-cell>
          <table:table-cell table:style-name="ce19" office:value-type="float" office:value="50">
            <text:p>50</text:p>
          </table:table-cell>
          <table:table-cell table:style-name="ce19"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19">
            <draw:frame table:end-cell-address="Hunter.A49" table:end-x="0.846cm" table:end-y="0.846cm" draw:z-index="47" draw:name="http://images1.wikia.nocookie.net/wowwiki/images/thumb/d/d2/Spell_nature_drowsy.png/32px-Spell_nature_drowsy.png" draw:style-name="gr1" draw:text-style-name="P1" svg:width="0.846cm" svg:height="0.846cm" svg:x="0cm" svg:y="0cm">
              <draw:image xlink:href="Pictures/100002010000002000000020F2A4C7EC.png" xlink:type="simple" xlink:show="embed" xlink:actuate="onLoad">
                <text:p/>
              </draw:image>
            </draw:frame>
          </table:table-cell>
          <table:table-cell table:style-name="ce19" office:value-type="string">
            <text:p><text:a xlink:href="">Tranquilizing Shot</text:a></text:p>
          </table:table-cell>
          <table:table-cell table:style-name="ce19" office:value-type="string">
            <text:p>Marksmanship</text:p>
          </table:table-cell>
          <table:table-cell table:style-name="ce19" office:value-type="float" office:value="60">
            <text:p>60</text:p>
          </table:table-cell>
          <table:table-cell table:style-name="ce19" office:value-type="string">
            <text:p>Attempts to remove 1 Enrage effect and 1 Magic effect from an enemy.</text:p>
          </table:table-cell>
          <table:table-cell table:number-columns-repeated="1019"/>
        </table:table-row>
        <table:table-row table:style-name="ro4">
          <table:table-cell table:style-name="ce19">
            <draw:frame table:end-cell-address="Hunter.A50" table:end-x="0.846cm" table:end-y="0.846cm" draw:z-index="48" draw:name="http://images1.wikia.nocookie.net/wowwiki/images/thumb/3/37/Ability_hunter_killcommand.png/32px-Ability_hunter_killcommand.png" draw:style-name="gr1" draw:text-style-name="P1" svg:width="0.846cm" svg:height="0.846cm" svg:x="0cm" svg:y="0cm">
              <draw:image xlink:href="Pictures/1000000000000020000000207B91B810.png" xlink:type="simple" xlink:show="embed" xlink:actuate="onLoad">
                <text:p/>
              </draw:image>
            </draw:frame>
          </table:table-cell>
          <table:table-cell table:style-name="ce19" office:value-type="string">
            <text:p><text:a xlink:href="">Kill Command</text:a></text:p>
          </table:table-cell>
          <table:table-cell table:style-name="ce19" office:value-type="string">
            <text:p>Beast Mastery</text:p>
          </table:table-cell>
          <table:table-cell table:style-name="ce19" office:value-type="float" office:value="66">
            <text:p>66</text:p>
          </table:table-cell>
          <table:table-cell table:style-name="ce19"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19">
            <draw:frame table:end-cell-address="Hunter.A51" table:end-x="0.846cm" table:end-y="0.846cm" draw:z-index="49" draw:name="http://images3.wikia.nocookie.net/wowwiki/images/thumb/0/0f/Ability_hunter_snaketrap.png/32px-Ability_hunter_snaketrap.png" draw:style-name="gr1" draw:text-style-name="P1" svg:width="0.846cm" svg:height="0.846cm" svg:x="0cm" svg:y="0cm">
              <draw:image xlink:href="Pictures/1000020100000020000000204397991D.png" xlink:type="simple" xlink:show="embed" xlink:actuate="onLoad">
                <text:p/>
              </draw:image>
            </draw:frame>
          </table:table-cell>
          <table:table-cell table:style-name="ce19" office:value-type="string">
            <text:p><text:a xlink:href="">Snake Trap</text:a></text:p>
          </table:table-cell>
          <table:table-cell table:style-name="ce19" office:value-type="string">
            <text:p>Survival</text:p>
          </table:table-cell>
          <table:table-cell table:style-name="ce19" office:value-type="float" office:value="68">
            <text:p>68</text:p>
          </table:table-cell>
          <table:table-cell table:style-name="ce19"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19">
            <draw:frame table:end-cell-address="Hunter.A52" table:end-x="0.846cm" table:end-y="0.846cm" draw:z-index="50" draw:name="http://images3.wikia.nocookie.net/wowwiki/images/thumb/3/38/Ability_hunter_misdirection.png/32px-Ability_hunter_misdirection.png" draw:style-name="gr1" draw:text-style-name="P1" svg:width="0.846cm" svg:height="0.846cm" svg:x="0cm" svg:y="0cm">
              <draw:image xlink:href="Pictures/100000000000002000000020B28691DF.png" xlink:type="simple" xlink:show="embed" xlink:actuate="onLoad">
                <text:p/>
              </draw:image>
            </draw:frame>
          </table:table-cell>
          <table:table-cell table:style-name="ce19" office:value-type="string">
            <text:p><text:a xlink:href="">Misdirection</text:a></text:p>
          </table:table-cell>
          <table:table-cell table:style-name="ce19" office:value-type="string">
            <text:p>Survival</text:p>
          </table:table-cell>
          <table:table-cell table:style-name="ce19" office:value-type="float" office:value="70">
            <text:p>70</text:p>
          </table:table-cell>
          <table:table-cell table:style-name="ce19" office:value-type="string">
            <text:p>Threat caused by your next 3 attacks is redirected to the target raid member.</text:p>
          </table:table-cell>
          <table:table-cell table:number-columns-repeated="1019"/>
        </table:table-row>
        <table:table-row table:style-name="ro4">
          <table:table-cell table:style-name="ce19">
            <draw:frame table:end-cell-address="Hunter.A53" table:end-x="0.846cm" table:end-y="0.846cm" draw:z-index="51" draw:name="http://images3.wikia.nocookie.net/wowwiki/images/thumb/c/c7/Ability_hunter_assassinate2.png/32px-Ability_hunter_assassinate2.png" draw:style-name="gr1" draw:text-style-name="P1" svg:width="0.846cm" svg:height="0.846cm" svg:x="0cm" svg:y="0cm">
              <draw:image xlink:href="Pictures/10000201000000200000002023D2A111.png" xlink:type="simple" xlink:show="embed" xlink:actuate="onLoad">
                <text:p/>
              </draw:image>
            </draw:frame>
          </table:table-cell>
          <table:table-cell table:style-name="ce19" office:value-type="string">
            <text:p><text:a xlink:href="">Kill Shot</text:a></text:p>
          </table:table-cell>
          <table:table-cell table:style-name="ce19" office:value-type="string">
            <text:p>Marksmanship</text:p>
          </table:table-cell>
          <table:table-cell table:style-name="ce19" office:value-type="float" office:value="71">
            <text:p>71</text:p>
          </table:table-cell>
          <table:table-cell table:style-name="ce19"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19">
            <draw:frame table:end-cell-address="Hunter.A54" table:end-x="0.846cm" table:end-y="0.846cm" draw:z-index="52" draw:name="http://images1.wikia.nocookie.net/wowwiki/images/thumb/e/ef/Ability_hunter_pet_dragonhawk.png/32px-Ability_hunter_pet_dragonhawk.png" draw:style-name="gr1" draw:text-style-name="P1" svg:width="0.846cm" svg:height="0.846cm" svg:x="0cm" svg:y="0cm">
              <draw:image xlink:href="Pictures/100002010000002000000020A8A155EF.png" xlink:type="simple" xlink:show="embed" xlink:actuate="onLoad">
                <text:p/>
              </draw:image>
            </draw:frame>
          </table:table-cell>
          <table:table-cell table:style-name="ce19" office:value-type="string">
            <text:p><text:a xlink:href="">Aspect of the Dragonhawk</text:a></text:p>
          </table:table-cell>
          <table:table-cell table:style-name="ce19" office:value-type="string">
            <text:p>Beast Mastery</text:p>
          </table:table-cell>
          <table:table-cell table:style-name="ce19" office:value-type="float" office:value="74">
            <text:p>74</text:p>
          </table:table-cell>
          <table:table-cell table:style-name="ce19"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19">
            <draw:frame table:end-cell-address="Hunter.A55" table:end-x="0.846cm" table:end-y="0.846cm" draw:z-index="53" draw:name="http://images1.wikia.nocookie.net/wowwiki/images/thumb/c/c7/Ability_hunter_masterscall.png/32px-Ability_hunter_masterscall.png" draw:style-name="gr1" draw:text-style-name="P1" svg:width="0.846cm" svg:height="0.846cm" svg:x="0cm" svg:y="0cm">
              <draw:image xlink:href="Pictures/10000201000000200000002033C6524B.png" xlink:type="simple" xlink:show="embed" xlink:actuate="onLoad">
                <text:p/>
              </draw:image>
            </draw:frame>
          </table:table-cell>
          <table:table-cell table:style-name="ce19" office:value-type="string">
            <text:p><text:a xlink:href="">Master's Call</text:a></text:p>
          </table:table-cell>
          <table:table-cell table:style-name="ce19" office:value-type="string">
            <text:p>Beast Mastery</text:p>
          </table:table-cell>
          <table:table-cell table:style-name="ce19" office:value-type="float" office:value="75">
            <text:p>75</text:p>
          </table:table-cell>
          <table:table-cell table:style-name="ce19"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19">
            <draw:frame table:end-cell-address="Hunter.A56" table:end-x="0.846cm" table:end-y="0.846cm" draw:z-index="54" draw:name="http://images2.wikia.nocookie.net/wowwiki/images/thumb/2/26/Spell_frost_chillingbolt.png/32px-Spell_frost_chillingbolt.png" draw:style-name="gr1" draw:text-style-name="P1" svg:width="0.846cm" svg:height="0.846cm" svg:x="0cm" svg:y="0cm">
              <draw:image xlink:href="Pictures/10000201000000200000002028B4EAB6.png" xlink:type="simple" xlink:show="embed" xlink:actuate="onLoad">
                <text:p/>
              </draw:image>
            </draw:frame>
          </table:table-cell>
          <table:table-cell table:style-name="ce19" office:value-type="string">
            <text:p><text:a xlink:href="">Freezing Arrow</text:a></text:p>
          </table:table-cell>
          <table:table-cell table:style-name="ce19" office:value-type="string">
            <text:p>Survival</text:p>
          </table:table-cell>
          <table:table-cell table:style-name="ce19" office:value-type="float" office:value="80">
            <text:p>80</text:p>
          </table:table-cell>
          <table:table-cell table:style-name="ce19"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846cm" table:end-y="0.846cm" draw:z-index="55" draw:name="http://images3.wikia.nocookie.net/wowwiki/images/thumb/1/1a/Ability_hunter_aspectmastery.png/32px-Ability_hunter_aspectmastery.png" draw:style-name="gr1" draw:text-style-name="P1" svg:width="0.846cm" svg:height="0.846cm" svg:x="0cm" svg:y="0cm">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846cm" table:end-y="0.846cm" draw:z-index="56" draw:name="http://images3.wikia.nocookie.net/wowwiki/images/thumb/6/60/Ability_devour.png/32px-Ability_devour.png" draw:style-name="gr1" draw:text-style-name="P1" svg:width="0.846cm" svg:height="0.846cm" svg:x="0cm" svg:y="0cm">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846cm" table:end-y="0.846cm" draw:z-index="57"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846cm" table:end-y="0.846cm" draw:z-index="58" draw:name="http://images1.wikia.nocookie.net/wowwiki/images/thumb/a/ae/Ability_hunter_beastwithin.png/32px-Ability_hunter_beastwithin.png" draw:style-name="gr1" draw:text-style-name="P1" svg:width="0.846cm" svg:height="0.846cm" svg:x="0cm" svg:y="0cm">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846cm" table:end-y="0.846cm" draw:z-index="59" draw:name="http://images2.wikia.nocookie.net/wowwiki/images/thumb/3/35/Ability_hunter_beastmastery.png/32px-Ability_hunter_beastmastery.png" draw:style-name="gr1" draw:text-style-name="P1" svg:width="0.846cm" svg:height="0.846cm" svg:x="0cm" svg:y="0cm">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846cm" table:end-y="0.846cm" draw:z-index="60" draw:name="http://images2.wikia.nocookie.net/wowwiki/images/thumb/2/23/Inv_spear_07.png/32px-Inv_spear_07.png" draw:style-name="gr1" draw:text-style-name="P1" svg:width="0.846cm" svg:height="0.846cm" svg:x="0cm" svg:y="0cm">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846cm" table:end-y="0.846cm" draw:z-index="61"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20"/>
          <table:table-cell table:number-columns-repeated="1017"/>
        </table:table-row>
        <table:table-row table:style-name="ro4">
          <table:table-cell table:style-name="ce4">
            <draw:frame table:end-cell-address="Hunter.A68" table:end-x="0.846cm" table:end-y="0.846cm" draw:z-index="62" draw:name="http://images2.wikia.nocookie.net/wowwiki/images/thumb/9/92/Ability_trueshot.png/32px-Ability_trueshot.png" draw:style-name="gr1" draw:text-style-name="P1" svg:width="0.846cm" svg:height="0.846cm" svg:x="0cm" svg:y="0cm">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846cm" table:end-y="0.846cm" draw:z-index="63" draw:name="http://images2.wikia.nocookie.net/wowwiki/images/thumb/e/e5/Inv_spear_08.png/32px-Inv_spear_08.png" draw:style-name="gr1" draw:text-style-name="P1" svg:width="0.846cm" svg:height="0.846cm" svg:x="0cm" svg:y="0cm">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846cm" table:end-y="0.846cm" draw:z-index="64" draw:name="http://images2.wikia.nocookie.net/wowwiki/images/thumb/7/7d/Ability_hunter_chimerashot2.png/32px-Ability_hunter_chimerashot2.png" draw:style-name="gr1" draw:text-style-name="P1" svg:width="0.846cm" svg:height="0.846cm" svg:x="0cm" svg:y="0cm">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846cm" table:end-y="0.846cm" draw:z-index="65" draw:name="http://images2.wikia.nocookie.net/wowwiki/images/thumb/4/43/Ability_golemstormbolt.png/32px-Ability_golemstormbolt.png" draw:style-name="gr1" draw:text-style-name="P1" svg:width="0.846cm" svg:height="0.846cm" svg:x="0cm" svg:y="0cm">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846cm" table:end-y="0.846cm" draw:z-index="66" draw:name="http://images4.wikia.nocookie.net/wowwiki/images/thumb/a/a6/Ability_warrior_challange.png/32px-Ability_warrior_challange.png" draw:style-name="gr1" draw:text-style-name="P1" svg:width="0.846cm" svg:height="0.846cm" svg:x="0cm" svg:y="0cm">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846cm" table:end-y="0.846cm" draw:z-index="67" draw:name="http://images3.wikia.nocookie.net/wowwiki/images/thumb/6/67/Inv_spear_02.png/32px-Inv_spear_02.png" draw:style-name="gr1" draw:text-style-name="P1" svg:width="0.846cm" svg:height="0.846cm" svg:x="0cm" svg:y="0cm">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846cm" table:end-y="0.846cm" draw:z-index="68" draw:name="http://images2.wikia.nocookie.net/wowwiki/images/thumb/7/7e/Spell_shadow_painspike.png/32px-Spell_shadow_painspike.png" draw:style-name="gr1" draw:text-style-name="P1" svg:width="0.846cm" svg:height="0.846cm" svg:x="0cm" svg:y="0cm">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846cm" table:end-y="0.846cm" draw:z-index="69" draw:name="http://images4.wikia.nocookie.net/wowwiki/images/thumb/b/b3/Ability_hunter_explosiveshot.png/32px-Ability_hunter_explosiveshot.png" draw:style-name="gr1" draw:text-style-name="P1" svg:width="0.846cm" svg:height="0.846cm" svg:x="0cm" svg:y="0cm">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9" table:default-cell-style-name="Default"/>
        <table:table-column table:style-name="co3" table:default-cell-style-name="Default"/>
        <table:table-column table:style-name="co2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Buff</text:p>
          </table:table-cell>
          <table:table-cell table:number-columns-repeated="1018"/>
        </table:table-row>
        <table:table-row table:style-name="ro4">
          <table:table-cell>
            <draw:frame table:end-cell-address="Paladin.A2" table:end-x="0.846cm" table:end-y="0.846cm" draw:z-index="0" draw:name="http://images2.wikia.nocookie.net/__cb20060928001558/wowwiki/images/thumb/6/6c/Ability_thunderbolt.png/32px-Ability_thunderbolt.png" draw:style-name="gr1" draw:text-style-name="P1" svg:width="0.846cm" svg:height="0.846cm" svg:x="0cm" svg:y="0cm">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table-cell table:style-name="ce16"/>
          <table:table-cell table:number-columns-repeated="1018"/>
        </table:table-row>
        <table:table-row table:style-name="ro4">
          <table:table-cell>
            <draw:frame table:end-cell-address="Paladin.A3" table:end-x="0.846cm" table:end-y="0.846cm" draw:z-index="1" draw:name="http://images2.wikia.nocookie.net/__cb20060930060716/wowwiki/images/thumb/b/b4/Spell_holy_holybolt.png/32px-Spell_holy_holybolt.png" draw:style-name="gr1" draw:text-style-name="P1" svg:width="0.846cm" svg:height="0.846cm" svg:x="0cm" svg:y="0cm">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4" table:end-x="0.846cm" table:end-y="0.846cm" draw:z-index="2" draw:name="http://images2.wikia.nocookie.net/__cb20060930054311/wowwiki/images/thumb/a/af/Spell_holy_devotionaura.png/32px-Spell_holy_devotionaura.png" draw:style-name="gr1" draw:text-style-name="P1" svg:width="0.846cm" svg:height="0.846cm" svg:x="0cm" svg:y="0cm">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table-cell table:style-name="ce16"/>
          <table:table-cell table:number-columns-repeated="1018"/>
        </table:table-row>
        <table:table-row table:style-name="ro4">
          <table:table-cell>
            <draw:frame table:end-cell-address="Paladin.A5" table:end-x="0.846cm" table:end-y="0.846cm" draw:z-index="3" draw:name="http://images2.wikia.nocookie.net/__cb20060930055134/wowwiki/images/thumb/c/c3/Spell_holy_fistofjustice.png/32px-Spell_holy_fistofjustice.png" draw:style-name="gr1" draw:text-style-name="P1" svg:width="0.846cm" svg:height="0.846cm" svg:x="0cm" svg:y="0cm">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number-columns-repeated="1020"/>
        </table:table-row>
        <table:table-row table:style-name="ro4">
          <table:table-cell>
            <draw:frame table:end-cell-address="Paladin.A6" table:end-x="0.846cm" table:end-y="0.846cm" draw:z-index="4" draw:name="http://images3.wikia.nocookie.net/__cb20060930064002/wowwiki/images/thumb/0/0f/Spell_holy_righteousfury.png/32px-Spell_holy_righteousfury.png" draw:style-name="gr1" draw:text-style-name="P1" svg:width="0.846cm" svg:height="0.846cm" svg:x="0cm" svg:y="0cm">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number-columns-repeated="1020"/>
        </table:table-row>
        <table:table-row table:style-name="ro4">
          <table:table-cell>
            <draw:frame table:end-cell-address="Paladin.A7" table:end-x="0.846cm" table:end-y="0.846cm" draw:z-index="5" draw:name="http://images2.wikia.nocookie.net/__cb20060930063528/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table-cell table:number-columns-repeated="1019"/>
        </table:table-row>
        <table:table-row table:style-name="ro4">
          <table:table-cell>
            <draw:frame table:end-cell-address="Paladin.A8" table:end-x="0.846cm" table:end-y="0.846cm" draw:z-index="6" draw:name="http://images4.wikia.nocookie.net/__cb20060930064246/wowwiki/images/thumb/6/63/Spell_holy_sealofmight.png/32px-Spell_holy_sealofmight.png" draw:style-name="gr1" draw:text-style-name="P1" svg:width="0.846cm" svg:height="0.846cm" svg:x="0cm" svg:y="0cm">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table-cell table:number-columns-repeated="1019"/>
        </table:table-row>
        <table:table-row table:style-name="ro4">
          <table:table-cell>
            <draw:frame table:end-cell-address="Paladin.A9" table:end-x="0.846cm" table:end-y="0.846cm" draw:z-index="7" draw:name="http://images2.wikia.nocookie.net/__cb20060923092210/wowwiki/images/thumb/c/cf/Spell_holy_purify.png/32px-Spell_holy_purify.png" draw:style-name="gr1" draw:text-style-name="P1" svg:width="0.846cm" svg:height="0.846cm" svg:x="0cm" svg:y="0cm">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number-columns-repeated="1020"/>
        </table:table-row>
        <table:table-row table:style-name="ro4">
          <table:table-cell>
            <draw:frame table:end-cell-address="Paladin.A10" table:end-x="0.846cm" table:end-y="0.846cm" draw:z-index="8" draw:name="http://images2.wikia.nocookie.net/__cb20060930061401/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table-cell table:number-columns-repeated="1019"/>
        </table:table-row>
        <table:table-row table:style-name="ro4">
          <table:table-cell>
            <draw:frame table:end-cell-address="Paladin.A11" table:end-x="0.846cm" table:end-y="0.846cm" draw:z-index="9" draw:name="http://images2.wikia.nocookie.net/__cb20060930064355/wowwiki/images/thumb/1/1b/Spell_holy_sealofprotection.png/32px-Spell_holy_sealofprotection.png" draw:style-name="gr1" draw:text-style-name="P1" svg:width="0.846cm" svg:height="0.846cm" svg:x="0cm" svg:y="0cm">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846cm" table:end-y="0.846cm" draw:z-index="10" draw:name="http://images1.wikia.nocookie.net/__cb20060930063716/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table-cell table:style-name="ce16"/>
          <table:table-cell table:number-columns-repeated="1018"/>
        </table:table-row>
        <table:table-row table:style-name="ro4">
          <table:table-cell>
            <draw:frame table:end-cell-address="Paladin.A13" table:end-x="0.846cm" table:end-y="0.846cm" draw:z-index="11" draw:name="http://images1.wikia.nocookie.net/__cb20080729111925/wowwiki/images/thumb/8/80/Ability_paladin_judgementblue.png/32px-Ability_paladin_judgementblue.png" draw:style-name="gr1" draw:text-style-name="P1" svg:width="0.846cm" svg:height="0.846cm" svg:x="0cm" svg:y="0cm">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number-columns-repeated="1020"/>
        </table:table-row>
        <table:table-row table:style-name="ro4">
          <table:table-cell>
            <draw:frame table:end-cell-address="Paladin.A14" table:end-x="0.846cm" table:end-y="0.846cm" draw:z-index="12" draw:name="http://images4.wikia.nocookie.net/__cb20060930064605/wowwiki/images/thumb/9/9a/Spell_holy_sealofwisdom.png/32px-Spell_holy_sealofwisdom.png" draw:style-name="gr1" draw:text-style-name="P1" svg:width="0.846cm" svg:height="0.846cm" svg:x="0cm" svg:y="0cm">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number-columns-repeated="1020"/>
        </table:table-row>
        <table:table-row table:style-name="ro4">
          <table:table-cell>
            <draw:frame table:end-cell-address="Paladin.A15" table:end-x="0.846cm" table:end-y="0.846cm" draw:z-index="13" draw:name="http://images4.wikia.nocookie.net/__cb20060923010954/wowwiki/images/thumb/f/fa/Inv_shoulder_37.png/32px-Inv_shoulder_37.png" draw:style-name="gr1" draw:text-style-name="P1" svg:width="0.846cm" svg:height="0.846cm" svg:x="0cm" svg:y="0cm">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846cm" table:end-y="0.846cm" draw:z-index="14" draw:name="http://images3.wikia.nocookie.net/__cb20060930065125/wowwiki/images/thumb/f/fd/Spell_holy_unyieldingfaith.png/32px-Spell_holy_unyieldingfaith.png" draw:style-name="gr1" draw:text-style-name="P1" svg:width="0.846cm" svg:height="0.846cm" svg:x="0cm" svg:y="0cm">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846cm" table:end-y="0.846cm" draw:z-index="15" draw:name="http://images4.wikia.nocookie.net/__cb20060930053237/wowwiki/images/thumb/0/0a/Spell_holy_auraoflight.png/32px-Spell_holy_auraoflight.png" draw:style-name="gr1" draw:text-style-name="P1" svg:width="0.846cm" svg:height="0.846cm" svg:x="0cm" svg:y="0cm">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number-columns-repeated="1020"/>
        </table:table-row>
        <table:table-row table:style-name="ro4">
          <table:table-cell>
            <draw:frame table:end-cell-address="Paladin.A18" table:end-x="0.846cm" table:end-y="0.846cm" draw:z-index="16" draw:name="http://images1.wikia.nocookie.net/__cb20060930064115/wowwiki/images/thumb/8/88/Spell_holy_sealoffury.png/32px-Spell_holy_sealoffury.png" draw:style-name="gr1" draw:text-style-name="P1" svg:width="0.846cm" svg:height="0.846cm" svg:x="0cm" svg:y="0cm">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846cm" table:end-y="0.846cm" draw:z-index="17" draw:name="http://images1.wikia.nocookie.net/__cb20070106000346/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style-name="ce16"/>
          <table:table-cell table:number-columns-repeated="1019"/>
        </table:table-row>
        <table:table-row table:style-name="ro4">
          <table:table-cell>
            <draw:frame table:end-cell-address="Paladin.A20" table:end-x="0.846cm" table:end-y="0.846cm" draw:z-index="18" draw:name="http://images1.wikia.nocookie.net/__cb20070106000701/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21" table:end-x="0.846cm" table:end-y="0.846cm" draw:z-index="19" draw:name="http://images2.wikia.nocookie.net/__cb20060923092732/wowwiki/images/thumb/f/fd/Spell_holy_senseundead.png/32px-Spell_holy_senseundead.png" draw:style-name="gr1" draw:text-style-name="P1" svg:width="0.846cm" svg:height="0.846cm" svg:x="0cm" svg:y="0cm">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style-name="ce17" table:number-columns-repeated="2"/>
          <table:table-cell table:number-columns-repeated="1018"/>
        </table:table-row>
        <table:table-row table:style-name="ro4">
          <table:table-cell>
            <draw:frame table:end-cell-address="Paladin.A22" table:end-x="0.846cm" table:end-y="0.846cm" draw:z-index="20" draw:name="http://images1.wikia.nocookie.net/__cb20060930061226/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table-cell table:number-columns-repeated="1019"/>
        </table:table-row>
        <table:table-row table:style-name="ro4">
          <table:table-cell>
            <draw:frame table:end-cell-address="Paladin.A23" table:end-x="0.846cm" table:end-y="0.846cm" draw:z-index="21" draw:name="http://images2.wikia.nocookie.net/__cb20070106054909/wowwiki/images/thumb/7/7e/Spell_magic_magearmor.png/32px-Spell_magic_magearmor.png" draw:style-name="gr1" draw:text-style-name="P1" svg:width="0.846cm" svg:height="0.846cm" svg:x="0cm" svg:y="0cm">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24" table:end-x="0.846cm" table:end-y="0.846cm" draw:z-index="22"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style-name="ce17" table:number-columns-repeated="2"/>
          <table:table-cell table:number-columns-repeated="1018"/>
        </table:table-row>
        <table:table-row table:style-name="ro4">
          <table:table-cell>
            <draw:frame table:end-cell-address="Paladin.A25" table:end-x="0.846cm" table:end-y="0.846cm" draw:z-index="23" draw:name="http://images3.wikia.nocookie.net/__cb20060930061618/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846cm" table:end-y="0.846cm" draw:z-index="24" draw:name="http://images1.wikia.nocookie.net/__cb20060930064744/wowwiki/images/thumb/d/d4/Spell_holy_sealofwrath.png/32px-Spell_holy_sealofwrath.png" draw:style-name="gr1" draw:text-style-name="P1" svg:width="0.846cm" svg:height="0.846cm" svg:x="0cm" svg:y="0cm">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style-name="ce16"/>
          <table:table-cell table:number-columns-repeated="1019"/>
        </table:table-row>
        <table:table-row table:style-name="ro4">
          <table:table-cell>
            <draw:frame table:end-cell-address="Paladin.A27" table:end-x="0.846cm" table:end-y="0.846cm" draw:z-index="25" draw:name="http://images4.wikia.nocookie.net/__cb20060923092925/wowwiki/images/thumb/1/1c/Spell_holy_turnundead.png/32px-Spell_holy_turnundead.png" draw:style-name="gr1" draw:text-style-name="P1" svg:width="0.846cm" svg:height="0.846cm" svg:x="0cm" svg:y="0cm">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846cm" table:end-y="0.846cm" draw:z-index="26" draw:name="http://images3.wikia.nocookie.net/__cb20060930194956/wowwiki/images/thumb/6/62/Spell_shadow_sealofkings.png/32px-Spell_shadow_sealofkings.png" draw:style-name="gr1" draw:text-style-name="P1" svg:width="0.846cm" svg:height="0.846cm" svg:x="0cm" svg:y="0cm">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846cm" table:end-y="0.846cm" draw:z-index="27" draw:name="http://images4.wikia.nocookie.net/__cb20080729111302/wowwiki/images/thumb/3/34/Ability_paladin_judgementred.png/32px-Ability_paladin_judgementred.png" draw:style-name="gr1" draw:text-style-name="P1" svg:width="0.846cm" svg:height="0.846cm" svg:x="0cm" svg:y="0cm">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style-name="ce16"/>
          <table:table-cell table:number-columns-repeated="1019"/>
        </table:table-row>
        <table:table-row table:style-name="ro4">
          <table:table-cell>
            <draw:frame table:end-cell-address="Paladin.A30" table:end-x="0.846cm" table:end-y="0.846cm" draw:z-index="28" draw:name="http://images2.wikia.nocookie.net/__cb20060923185836/wowwiki/images/thumb/9/94/Spell_nature_timestop.png/32px-Spell_nature_timestop.png" draw:style-name="gr1" draw:text-style-name="P1" svg:width="0.846cm" svg:height="0.846cm" svg:x="0cm" svg:y="0cm">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846cm" table:end-y="0.846cm" draw:z-index="29" draw:name="http://images3.wikia.nocookie.net/__cb20060930060315/wowwiki/images/thumb/8/82/Spell_holy_healingaura.png/32px-Spell_holy_healingaura.png" draw:style-name="gr1" draw:text-style-name="P1" svg:width="0.846cm" svg:height="0.846cm" svg:x="0cm" svg:y="0cm">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table-cell table:style-name="ce16"/>
          <table:table-cell table:number-columns-repeated="1018"/>
        </table:table-row>
        <table:table-row table:style-name="ro4">
          <table:table-cell>
            <draw:frame table:end-cell-address="Paladin.A32" table:end-x="0.846cm" table:end-y="0.846cm" draw:z-index="30" draw:name="http://images2.wikia.nocookie.net/__cb20060930052602/wowwiki/images/thumb/2/25/Spell_frost_wizardmark.png/32px-Spell_frost_wizardmark.png" draw:style-name="gr1" draw:text-style-name="P1" svg:width="0.846cm" svg:height="0.846cm" svg:x="0cm" svg:y="0cm">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846cm" table:end-y="0.846cm" draw:z-index="31" draw:name="http://images1.wikia.nocookie.net/__cb20060930054750/wowwiki/images/thumb/f/f3/Spell_holy_divineintervention.png/32px-Spell_holy_divineintervention.png" draw:style-name="gr1" draw:text-style-name="P1" svg:width="0.846cm" svg:height="0.846cm" svg:x="0cm" svg:y="0cm">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style-name="ce16"/>
          <table:table-cell table:number-columns-repeated="1019"/>
        </table:table-row>
        <table:table-row table:style-name="ro4">
          <table:table-cell>
            <draw:frame table:end-cell-address="Paladin.A34" table:end-x="0.846cm" table:end-y="0.846cm" draw:z-index="32"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846cm" table:end-y="0.846cm" draw:z-index="33" draw:name="http://images3.wikia.nocookie.net/__cb20060923092416/wowwiki/images/thumb/1/1c/Spell_holy_righteousnessaura.png/32px-Spell_holy_righteousnessaura.png" draw:style-name="gr1" draw:text-style-name="P1" svg:width="0.846cm" svg:height="0.846cm" svg:x="0cm" svg:y="0cm">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number-columns-repeated="1020"/>
        </table:table-row>
        <table:table-row table:style-name="ro4">
          <table:table-cell>
            <draw:frame table:end-cell-address="Paladin.A36" table:end-x="0.846cm" table:end-y="0.846cm" draw:z-index="34" draw:name="http://images3.wikia.nocookie.net/__cb20060829221804/wowwiki/images/thumb/c/c4/Ability_mount_charger.png/32px-Ability_mount_charger.png" draw:style-name="gr1" draw:text-style-name="P1" svg:width="0.846cm" svg:height="0.846cm" svg:x="0cm" svg:y="0cm">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style-name="ce17" table:number-columns-repeated="2"/>
          <table:table-cell table:number-columns-repeated="1018"/>
        </table:table-row>
        <table:table-row table:style-name="ro4">
          <table:table-cell>
            <draw:frame table:end-cell-address="Paladin.A37" table:end-x="0.846cm" table:end-y="0.846cm" draw:z-index="35" draw:name="http://images3.wikia.nocookie.net/__cb20060925125824/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number-columns-repeated="1020"/>
        </table:table-row>
        <table:table-row table:style-name="ro4">
          <table:table-cell>
            <draw:frame table:end-cell-address="Paladin.A38" table:end-x="0.846cm" table:end-y="0.846cm" draw:z-index="36" draw:name="http://images1.wikia.nocookie.net/__cb20061030164131/wowwiki/images/thumb/d/de/Ability_thunderclap.png/32px-Ability_thunderclap.png" draw:style-name="gr1" draw:text-style-name="P1" svg:width="0.846cm" svg:height="0.846cm" svg:x="0cm" svg:y="0cm">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style-name="ce16"/>
          <table:table-cell table:number-columns-repeated="1019"/>
        </table:table-row>
        <table:table-row table:style-name="ro4">
          <table:table-cell>
            <draw:frame table:end-cell-address="Paladin.A39" table:end-x="0.846cm" table:end-y="0.846cm" draw:z-index="37" draw:name="http://images3.wikia.nocookie.net/__cb20060923092536/wowwiki/images/thumb/1/13/Spell_holy_sealofsacrifice.png/32px-Spell_holy_sealofsacrifice.png" draw:style-name="gr1" draw:text-style-name="P1" svg:width="0.846cm" svg:height="0.846cm" svg:x="0cm" svg:y="0cm">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846cm" table:end-y="0.846cm" draw:z-index="38" draw:name="http://images1.wikia.nocookie.net/__cb20060923090524/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style-name="ce16"/>
          <table:table-cell table:number-columns-repeated="1019"/>
        </table:table-row>
        <table:table-row table:style-name="ro4">
          <table:table-cell>
            <draw:frame table:end-cell-address="Paladin.A41" table:end-x="0.846cm" table:end-y="0.846cm" draw:z-index="39" draw:name="http://images4.wikia.nocookie.net/__cb20060923090947/wowwiki/images/thumb/b/b9/Spell_holy_greaterblessingofkings.png/32px-Spell_holy_greaterblessingofkings.png" draw:style-name="gr1" draw:text-style-name="P1" svg:width="0.846cm" svg:height="0.846cm" svg:x="0cm" svg:y="0cm">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846cm" table:end-y="0.846cm" draw:z-index="40" draw:name="http://images3.wikia.nocookie.net/__cb20060923091013/wowwiki/images/thumb/0/0e/Spell_holy_greaterblessingofwisdom.png/32px-Spell_holy_greaterblessingofwisdom.png" draw:style-name="gr1" draw:text-style-name="P1" svg:width="0.846cm" svg:height="0.846cm" svg:x="0cm" svg:y="0cm">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846cm" table:end-y="0.846cm" draw:z-index="41" draw:name="http://images4.wikia.nocookie.net/__cb20060923174822/wowwiki/images/thumb/d/da/Spell_magic_greaterblessingofkings.png/32px-Spell_magic_greaterblessingofkings.png" draw:style-name="gr1" draw:text-style-name="P1" svg:width="0.846cm" svg:height="0.846cm" svg:x="0cm" svg:y="0cm">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846cm" table:end-y="0.846cm" draw:z-index="42" draw:name="http://images1.wikia.nocookie.net/__cb20070114130451/wowwiki/images/thumb/7/72/Spell_holy_crusaderaura.png/32px-Spell_holy_crusaderaura.png" draw:style-name="gr1" draw:text-style-name="P1" svg:width="0.846cm" svg:height="0.846cm" svg:x="0cm" svg:y="0cm">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846cm" table:end-y="0.846cm" draw:z-index="43" draw:name="http://images4.wikia.nocookie.net/__cb20080726210547/wowwiki/images/thumb/6/69/Spell_holy_sealofvengeance.png/32px-Spell_holy_sealofvengeance.png" draw:style-name="gr1" draw:text-style-name="P1" svg:width="0.846cm" svg:height="0.846cm" svg:x="0cm" svg:y="0cm">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846cm" table:end-y="0.846cm" draw:z-index="44" draw:name="http://images1.wikia.nocookie.net/__cb20070113163801/wowwiki/images/thumb/1/17/Spell_holy_avenginewrath.png/32px-Spell_holy_avenginewrath.png" draw:style-name="gr1" draw:text-style-name="P1" svg:width="0.846cm" svg:height="0.846cm" svg:x="0cm" svg:y="0cm">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846cm" table:end-y="0.846cm" draw:z-index="45" draw:name="http://images3.wikia.nocookie.net/__cb20080729143636/wowwiki/images/thumb/9/9d/Spell_holy_aspiration.png/32px-Spell_holy_aspiration.png" draw:style-name="gr1" draw:text-style-name="P1" svg:width="0.846cm" svg:height="0.846cm" svg:x="0cm" svg:y="0cm">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846cm" table:end-y="0.846cm" draw:z-index="46" draw:name="http://images2.wikia.nocookie.net/__cb20080801145424/wowwiki/images/thumb/6/67/Ability_paladin_shieldofvengeance.png/32px-Ability_paladin_shieldofvengeance.png" draw:style-name="gr1" draw:text-style-name="P1" svg:width="0.846cm" svg:height="0.846cm" svg:x="0cm" svg:y="0cm">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846cm" table:end-y="0.846cm" draw:z-index="47" draw:name="http://images2.wikia.nocookie.net/__cb20080726210437/wowwiki/images/thumb/f/fe/Ability_paladin_blessedmending.png/32px-Ability_paladin_blessedmending.png" draw:style-name="gr1" draw:text-style-name="P1" svg:width="0.846cm" svg:height="0.846cm" svg:x="0cm" svg:y="0cm">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846cm" table:end-y="0.846cm" draw:z-index="48" draw:name="http://images3.wikia.nocookie.net/__cb20070113163905/wowwiki/images/thumb/f/f4/Spell_holy_auramastery.png/32px-Spell_holy_auramastery.png" draw:style-name="gr1" draw:text-style-name="P1" svg:width="0.846cm" svg:height="0.846cm" svg:x="0cm" svg:y="0cm">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846cm" table:end-y="0.846cm" draw:z-index="49" draw:name="http://images2.wikia.nocookie.net/__cb20060930060152/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846cm" table:end-y="0.846cm" draw:z-index="50" draw:name="http://images1.wikia.nocookie.net/__cb20060930065009/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846cm" table:end-y="0.846cm" draw:z-index="51" draw:name="http://images2.wikia.nocookie.net/__cb20070113163313/wowwiki/images/thumb/3/34/Spell_holy_divineillumination.png/32px-Spell_holy_divineillumination.png" draw:style-name="gr1" draw:text-style-name="P1" svg:width="0.846cm" svg:height="0.846cm" svg:x="0cm" svg:y="0cm">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846cm" table:end-y="0.846cm" draw:z-index="52" draw:name="http://images2.wikia.nocookie.net/__cb20080805062723/wowwiki/images/thumb/c/c0/Ability_paladin_beaconoflight.png/32px-Ability_paladin_beaconoflight.png" draw:style-name="gr1" draw:text-style-name="P1" svg:width="0.846cm" svg:height="0.846cm" svg:x="0cm" svg:y="0cm">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846cm" table:end-y="0.846cm" draw:z-index="53" draw:name="http://images3.wikia.nocookie.net/__cb20090315122928/wowwiki/images/thumb/2/2b/Spell_holy_powerwordbarrier.png/32px-Spell_holy_powerwordbarrier.png" draw:style-name="gr1" draw:text-style-name="P1" svg:width="0.846cm" svg:height="0.846cm" svg:x="0cm" svg:y="0cm">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846cm" table:end-y="0.846cm" draw:z-index="54"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style-name="ce16"/>
          <table:table-cell table:number-columns-repeated="1019"/>
        </table:table-row>
        <table:table-row table:style-name="ro4">
          <table:table-cell>
            <draw:frame table:end-cell-address="Paladin.A61" table:end-x="0.846cm" table:end-y="0.846cm" draw:z-index="55" draw:name="http://images1.wikia.nocookie.net/__cb20060923091007/wowwiki/images/thumb/9/9e/Spell_holy_greaterblessingofsanctuary.png/32px-Spell_holy_greaterblessingofsanctuary.png" draw:style-name="gr1" draw:text-style-name="P1" svg:width="0.846cm" svg:height="0.846cm" svg:x="0cm" svg:y="0cm">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846cm" table:end-y="0.846cm" draw:z-index="56" draw:name="http://images3.wikia.nocookie.net/__cb20060930053717/wowwiki/images/thumb/0/05/Spell_holy_blessingofprotection.png/32px-Spell_holy_blessingofprotection.png" draw:style-name="gr1" draw:text-style-name="P1" svg:width="0.846cm" svg:height="0.846cm" svg:x="0cm" svg:y="0cm">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846cm" table:end-y="0.846cm" draw:z-index="57" draw:name="http://images2.wikia.nocookie.net/__cb20070113163828/wowwiki/images/thumb/1/1c/Spell_holy_avengersshield.png/32px-Spell_holy_avengersshield.png" draw:style-name="gr1" draw:text-style-name="P1" svg:width="0.846cm" svg:height="0.846cm" svg:x="0cm" svg:y="0cm">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846cm" table:end-y="0.846cm" draw:z-index="58" draw:name="http://images2.wikia.nocookie.net/__cb20080805011947/wowwiki/images/thumb/7/75/Ability_paladin_hammeroftherighteous.png/32px-Ability_paladin_hammeroftherighteous.png" draw:style-name="gr1" draw:text-style-name="P1" svg:width="0.846cm" svg:height="0.846cm" svg:x="0cm" svg:y="0cm">
              <draw:image xlink:href="Pictures/1000020100000020000000207E043703.png" xlink:type="simple" xlink:show="embed" xlink:actuate="onLoad">
                <text:p/>
              </draw:image>
            </draw:frame>
          </table:table-cell>
          <table:table-cell table:style-name="ce2" office:value-type="string">
            <text:p>Hammer of the Righteous</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846cm" table:end-y="0.846cm" draw:z-index="59" draw:name="http://images4.wikia.nocookie.net/__cb20060928010455/wowwiki/images/thumb/2/24/Ability_warrior_innerrage.png/32px-Ability_warrior_innerrage.png" draw:style-name="gr1" draw:text-style-name="P1" svg:width="0.846cm" svg:height="0.846cm" svg:x="0cm" svg:y="0cm">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number-columns-repeated="1020"/>
        </table:table-row>
        <table:table-row table:style-name="ro4">
          <table:table-cell>
            <draw:frame table:end-cell-address="Paladin.A68" table:end-x="0.846cm" table:end-y="0.846cm" draw:z-index="60" draw:name="http://images3.wikia.nocookie.net/__cb20060930062720/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846cm" table:end-y="0.846cm" draw:z-index="61" draw:name="http://images2.wikia.nocookie.net/__cb20070114130511/wowwiki/images/thumb/8/8e/Spell_holy_crusaderstrike.png/32px-Spell_holy_crusaderstrike.png" draw:style-name="gr1" draw:text-style-name="P1" svg:width="0.846cm" svg:height="0.846cm" svg:x="0cm" svg:y="0cm">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846cm" table:end-y="0.846cm" draw:z-index="62" draw:name="http://images3.wikia.nocookie.net/__cb20080729144016/wowwiki/images/thumb/5/5d/Ability_paladin_divinestorm.png/32px-Ability_paladin_divinestorm.png" draw:style-name="gr1" draw:text-style-name="P1" svg:width="0.846cm" svg:height="0.846cm" svg:x="0cm" svg:y="0cm">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21" table:default-cell-style-name="Default"/>
        <table:table-column table:style-name="co7" table:number-columns-repeated="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Heal</text:p>
          </table:table-cell>
          <table:table-cell table:style-name="ce15" office:value-type="string">
            <text:p>Buff</text:p>
          </table:table-cell>
          <table:table-cell table:number-columns-repeated="1018"/>
        </table:table-row>
        <table:table-row table:style-name="ro4">
          <table:table-cell table:style-name="ce21">
            <draw:frame table:end-cell-address="Shaman.A2" table:end-x="0.846cm" table:end-y="0.846cm" draw:z-index="0" draw:name="http://images1.wikia.nocookie.net/__cb20060923182228/wowwiki/images/thumb/d/da/Spell_nature_magicimmunity.png/32px-Spell_nature_magicimmunity.png" draw:style-name="gr1" draw:text-style-name="P1" svg:width="0.846cm" svg:height="0.846cm" svg:x="0cm" svg:y="0cm">
              <draw:image xlink:href="Pictures/10000201000000200000002038BEBB81.png" xlink:type="simple" xlink:show="embed" xlink:actuate="onLoad">
                <text:p/>
              </draw:image>
            </draw:frame>
          </table:table-cell>
          <table:table-cell table:style-name="ce21" office:value-type="string">
            <text:p><text:a xlink:href="">Healing Wave</text:a></text:p>
          </table:table-cell>
          <table:table-cell table:style-name="ce21" office:value-type="string">
            <text:p>Starts with</text:p>
          </table:table-cell>
          <table:table-cell table:style-name="ce23" office:value-type="string">
            <text:p>Heals a friendly target for X.</text:p>
          </table:table-cell>
          <table:table-cell table:number-columns-repeated="1020"/>
        </table:table-row>
        <table:table-row table:style-name="ro4">
          <table:table-cell table:style-name="ce21">
            <draw:frame table:end-cell-address="Shaman.A3" table:end-x="0.846cm" table:end-y="0.846cm" draw:z-index="1" draw:name="http://images3.wikia.nocookie.net/__cb20060923181844/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1" office:value-type="string">
            <text:p><text:a xlink:href="">Lightning Bolt</text:a></text:p>
          </table:table-cell>
          <table:table-cell table:style-name="ce21" office:value-type="string">
            <text:p>Starts with</text:p>
          </table:table-cell>
          <table:table-cell table:style-name="ce23" office:value-type="string">
            <text:p>Causes X Nature damage to the target.</text:p>
          </table:table-cell>
          <table:table-cell table:number-columns-repeated="1020"/>
        </table:table-row>
        <table:table-row table:style-name="ro4">
          <table:table-cell table:style-name="ce21">
            <draw:frame table:end-cell-address="Shaman.A4" table:end-x="0.846cm" table:end-y="0.846cm" draw:z-index="2" draw:name="http://images3.wikia.nocookie.net/__cb20060923184303/wowwiki/images/thumb/5/53/Spell_nature_rockbiter.png/32px-Spell_nature_rockbiter.png" draw:style-name="gr1" draw:text-style-name="P1" svg:width="0.846cm" svg:height="0.846cm" svg:x="0cm" svg:y="0cm">
              <draw:image xlink:href="Pictures/100002010000002000000020BF9D303A.png" xlink:type="simple" xlink:show="embed" xlink:actuate="onLoad">
                <text:p/>
              </draw:image>
            </draw:frame>
          </table:table-cell>
          <table:table-cell table:style-name="ce21" office:value-type="string">
            <text:p><text:a xlink:href="">Rockbiter Weapon</text:a></text:p>
          </table:table-cell>
          <table:table-cell table:style-name="ce21" office:value-type="float" office:value="1">
            <text:p>1</text:p>
          </table:table-cell>
          <table:table-cell table:style-name="ce23" office:value-type="string">
            <text:p>Imbue the Shaman's weapon, increasing its damage per second by X. Lasts 30 minutes.</text:p>
          </table:table-cell>
          <table:table-cell table:number-columns-repeated="1020"/>
        </table:table-row>
        <table:table-row table:style-name="ro4">
          <table:table-cell table:style-name="ce21">
            <draw:frame table:end-cell-address="Shaman.A5" table:end-x="0.846cm" table:end-y="0.846cm" draw:z-index="3" draw:name="http://images4.wikia.nocookie.net/__cb20070106055431/wowwiki/images/thumb/2/22/Spell_nature_earthshock.png/32px-Spell_nature_earthshock.png" draw:style-name="gr1" draw:text-style-name="P1" svg:width="0.846cm" svg:height="0.846cm" svg:x="0cm" svg:y="0cm">
              <draw:image xlink:href="Pictures/100002010000002000000020CC029211.png" xlink:type="simple" xlink:show="embed" xlink:actuate="onLoad">
                <text:p/>
              </draw:image>
            </draw:frame>
          </table:table-cell>
          <table:table-cell table:style-name="ce21" office:value-type="string">
            <text:p><text:a xlink:href="">Earth Shock</text:a></text:p>
          </table:table-cell>
          <table:table-cell table:style-name="ce21" office:value-type="float" office:value="4">
            <text:p>4</text:p>
          </table:table-cell>
          <table:table-cell table:style-name="ce23" office:value-type="string">
            <text:p>Instantly shocks the target with concussive force, causing X Nature damage and reducing melee attack speed by 10% for 8 sec. This ability shares the cooldown of all other shock spells.</text:p>
          </table:table-cell>
          <table:table-cell table:number-columns-repeated="1020"/>
        </table:table-row>
        <table:table-row table:style-name="ro4">
          <table:table-cell table:style-name="ce21">
            <draw:frame table:end-cell-address="Shaman.A6" table:end-x="0.846cm" table:end-y="0.846cm" draw:z-index="4" draw:name="http://images4.wikia.nocookie.net/__cb20060923211909/wowwiki/images/thumb/d/d8/Spell_nature_stoneskintotem.png/32px-Spell_nature_stoneskintotem.png" draw:style-name="gr1" draw:text-style-name="P1" svg:width="0.846cm" svg:height="0.846cm" svg:x="0cm" svg:y="0cm">
              <draw:image xlink:href="Pictures/100002010000002000000020ADA12611.png" xlink:type="simple" xlink:show="embed" xlink:actuate="onLoad">
                <text:p/>
              </draw:image>
            </draw:frame>
          </table:table-cell>
          <table:table-cell table:style-name="ce21" office:value-type="string">
            <text:p><text:a xlink:href="">Stoneskin Totem</text:a></text:p>
          </table:table-cell>
          <table:table-cell table:style-name="ce21" office:value-type="float" office:value="4">
            <text:p>4</text:p>
          </table:table-cell>
          <table:table-cell table:style-name="ce23" office:value-type="string">
            <text:p>Summons a Stoneskin Totem with 5 health at the feet of the caster. The totem protects party and raid members within 30 yards, increasing armor by X. Lasts 5 min.</text:p>
          </table:table-cell>
          <table:table-cell table:number-columns-repeated="1020"/>
        </table:table-row>
        <table:table-row table:style-name="ro4">
          <table:table-cell table:style-name="ce21">
            <draw:frame table:end-cell-address="Shaman.A7" table:end-x="0.846cm" table:end-y="0.846cm" draw:z-index="5" draw:name="http://images2.wikia.nocookie.net/__cb20060923204117/wowwiki/images/thumb/7/79/Spell_nature_strengthofearthtotem02.png/32px-Spell_nature_strengthofearthtotem02.png" draw:style-name="gr1" draw:text-style-name="P1" svg:width="0.846cm" svg:height="0.846cm" svg:x="0cm" svg:y="0cm">
              <draw:image xlink:href="Pictures/100002010000002000000020789EB903.png" xlink:type="simple" xlink:show="embed" xlink:actuate="onLoad">
                <text:p/>
              </draw:image>
            </draw:frame>
          </table:table-cell>
          <table:table-cell table:style-name="ce21" office:value-type="string">
            <text:p><text:a xlink:href="">Earthbind Totem</text:a></text:p>
          </table:table-cell>
          <table:table-cell table:style-name="ce21" office:value-type="float" office:value="6">
            <text:p>6</text:p>
          </table:table-cell>
          <table:table-cell table:style-name="ce23" office:value-type="string">
            <text:p>Summons an Earthbind Totem with 5 health at the feet of the caster for 45 sec that slows the movement speed of enemies within 10 yards.</text:p>
          </table:table-cell>
          <table:table-cell table:number-columns-repeated="1020"/>
        </table:table-row>
        <table:table-row table:style-name="ro4">
          <table:table-cell table:style-name="ce21">
            <draw:frame table:end-cell-address="Shaman.A8" table:end-x="0.846cm" table:end-y="0.846cm" draw:z-index="6"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1" office:value-type="string">
            <text:p><text:a xlink:href="">Lightning Shield</text:a></text:p>
          </table:table-cell>
          <table:table-cell table:style-name="ce21" office:value-type="float" office:value="8">
            <text:p>8</text:p>
          </table:table-cell>
          <table:table-cell table:style-name="ce23" office:value-type="string">
            <text:p>The Shaman is surrounded by 3 balls of lightning. When a spell, melee or ranged attack hits the caster, the attacker will be struck for X Nature damage. This expends one lightning ball. Only one ball will fire every few seconds. Lasts 10 min. Only one Elemental Shield can be active on the Shaman at any one time.</text:p>
          </table:table-cell>
          <table:table-cell table:number-columns-repeated="1020"/>
        </table:table-row>
        <table:table-row table:style-name="ro4">
          <table:table-cell table:style-name="ce21">
            <draw:frame table:end-cell-address="Shaman.A9" table:end-x="0.846cm" table:end-y="0.846cm" draw:z-index="7" draw:name="http://images2.wikia.nocookie.net/__cb20051006071232/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1" office:value-type="string">
            <text:p><text:a xlink:href="">Stoneclaw Totem</text:a></text:p>
          </table:table-cell>
          <table:table-cell table:style-name="ce21" office:value-type="float" office:value="8">
            <text:p>8</text:p>
          </table:table-cell>
          <table:table-cell table:style-name="ce23" office:value-type="string">
            <text:p>Summons a Stoneclaw Totem with X health at the feet of the caster for 15 sec that taunts creatures within 8 yards to attack it. Enemies attacking the Stoneclaw Totem have a 50% chance to be stunned for Y sec. Stoneclaw totem also protects all your totems, causing them to absorb Z damage.</text:p>
          </table:table-cell>
          <table:table-cell table:number-columns-repeated="1020"/>
        </table:table-row>
        <table:table-row table:style-name="ro4">
          <table:table-cell table:style-name="ce21">
            <draw:frame table:end-cell-address="Shaman.A10" table:end-x="0.846cm" table:end-y="0.846cm" draw:z-index="8" draw:name="http://images2.wikia.nocookie.net/__cb20061012110659/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21" office:value-type="string">
            <text:p><text:a xlink:href="">Flame Shock</text:a></text:p>
          </table:table-cell>
          <table:table-cell table:style-name="ce21" office:value-type="float" office:value="10">
            <text:p>10</text:p>
          </table:table-cell>
          <table:table-cell table:style-name="ce23" office:value-type="string">
            <text:p>Instantly sears the target with fire, causing X Fire damage immediately and Y Fire damage over 18 sec. This periodic damage may critically strike and will occur more rapidly based on the caster's spell haste. This ability shares the cooldown with all other shocks.</text:p>
          </table:table-cell>
          <table:table-cell table:number-columns-repeated="1020"/>
        </table:table-row>
        <table:table-row table:style-name="ro4">
          <table:table-cell table:style-name="ce21">
            <draw:frame table:end-cell-address="Shaman.A11" table:end-x="0.846cm" table:end-y="0.846cm" draw:z-index="9" draw:name="http://images1.wikia.nocookie.net/__cb20060923081837/wowwiki/images/thumb/d/df/Spell_fire_flametounge.png/32px-Spell_fire_flametounge.png" draw:style-name="gr1" draw:text-style-name="P1" svg:width="0.846cm" svg:height="0.846cm" svg:x="0cm" svg:y="0cm">
              <draw:image xlink:href="Pictures/10000201000000200000002005FB8592.png" xlink:type="simple" xlink:show="embed" xlink:actuate="onLoad">
                <text:p/>
              </draw:image>
            </draw:frame>
          </table:table-cell>
          <table:table-cell table:style-name="ce21" office:value-type="string">
            <text:p><text:a xlink:href="">Flametongue Weapon</text:a></text:p>
          </table:table-cell>
          <table:table-cell table:style-name="ce21" office:value-type="float" office:value="10">
            <text:p>10</text:p>
          </table:table-cell>
          <table:table-cell table:style-name="ce23" office:value-type="string">
            <text:p>Imbue the Shaman's weapon with fire, increasing total spell damage by X and increasing spell critical strike chance by 2%. Each hit causes Y additional Fire damage, based on the speed of the weapon. Slower weapons cause more fire damage per swing. Lasts 30 minutes.</text:p>
          </table:table-cell>
          <table:table-cell table:number-columns-repeated="1020"/>
        </table:table-row>
        <table:table-row table:style-name="ro4">
          <table:table-cell table:style-name="ce21">
            <draw:frame table:end-cell-address="Shaman.A12" table:end-x="0.846cm" table:end-y="0.846cm" draw:z-index="10" draw:name="http://images3.wikia.nocookie.net/__cb20060923211237/wowwiki/images/thumb/6/69/Spell_fire_searingtotem.png/32px-Spell_fire_searingtotem.png" draw:style-name="gr1" draw:text-style-name="P1" svg:width="0.846cm" svg:height="0.846cm" svg:x="0cm" svg:y="0cm">
              <draw:image xlink:href="Pictures/100002010000002000000020A12608EF.png" xlink:type="simple" xlink:show="embed" xlink:actuate="onLoad">
                <text:p/>
              </draw:image>
            </draw:frame>
          </table:table-cell>
          <table:table-cell table:style-name="ce21" office:value-type="string">
            <text:p><text:a xlink:href="">Searing Totem</text:a></text:p>
          </table:table-cell>
          <table:table-cell table:style-name="ce21" office:value-type="float" office:value="10">
            <text:p>10</text:p>
          </table:table-cell>
          <table:table-cell table:style-name="ce23" office:value-type="string">
            <text:p>Summons a Searing Totem with 5 health at your feet for 30 sec that repeatedly attacks an enemy within X yards for Y Fire damage.</text:p>
          </table:table-cell>
          <table:table-cell table:number-columns-repeated="1020"/>
        </table:table-row>
        <table:table-row table:style-name="ro4">
          <table:table-cell table:style-name="ce21">
            <draw:frame table:end-cell-address="Shaman.A13" table:end-x="0.846cm" table:end-y="0.846cm" draw:z-index="11" draw:name="http://images2.wikia.nocookie.net/__cb20060923212249/wowwiki/images/thumb/b/b1/Spell_nature_earthbindtotem.png/32px-Spell_nature_earthbindtotem.png" draw:style-name="gr1" draw:text-style-name="P1" svg:width="0.846cm" svg:height="0.846cm" svg:x="0cm" svg:y="0cm">
              <draw:image xlink:href="Pictures/100002010000002000000020ABE29D46.png" xlink:type="simple" xlink:show="embed" xlink:actuate="onLoad">
                <text:p/>
              </draw:image>
            </draw:frame>
          </table:table-cell>
          <table:table-cell table:style-name="ce21" office:value-type="string">
            <text:p><text:a xlink:href="">Strength of Earth Totem</text:a></text:p>
          </table:table-cell>
          <table:table-cell table:style-name="ce21" office:value-type="float" office:value="10">
            <text:p>10</text:p>
          </table:table-cell>
          <table:table-cell table:style-name="ce23" office:value-type="string">
            <text:p>Summons a Strength of Earth Totem with 5 health at the feet of the caster. The totem increases the strength and agility of all party and raid members within 30 yards by X. Lasts 5 min.</text:p>
          </table:table-cell>
          <table:table-cell table:style-name="ce16"/>
          <table:table-cell table:number-columns-repeated="1019"/>
        </table:table-row>
        <table:table-row table:style-name="ro4">
          <table:table-cell table:style-name="ce21">
            <draw:frame table:end-cell-address="Shaman.A14" table:end-x="0.846cm" table:end-y="0.846cm" draw:z-index="12" draw:name="http://images1.wikia.nocookie.net/__cb20060923183833/wowwiki/images/thumb/c/c4/Spell_nature_regenerate.png/32px-Spell_nature_regenerate.png" draw:style-name="gr1" draw:text-style-name="P1" svg:width="0.846cm" svg:height="0.846cm" svg:x="0cm" svg:y="0cm">
              <draw:image xlink:href="Pictures/1000020100000020000000203737367A.png" xlink:type="simple" xlink:show="embed" xlink:actuate="onLoad">
                <text:p/>
              </draw:image>
            </draw:frame>
          </table:table-cell>
          <table:table-cell table:style-name="ce21" office:value-type="string">
            <text:p><text:a xlink:href="">Ancestral Spirit</text:a></text:p>
          </table:table-cell>
          <table:table-cell table:style-name="ce21" office:value-type="float" office:value="12">
            <text:p>12</text:p>
          </table:table-cell>
          <table:table-cell table:style-name="ce23" office:value-type="string">
            <text:p>Returns the spirit to the body, restoring a dead target to life with X health and Y mana. Cannot be cast when in combat.</text:p>
          </table:table-cell>
          <table:table-cell table:number-columns-repeated="1020"/>
        </table:table-row>
        <table:table-row table:style-name="ro4">
          <table:table-cell table:style-name="ce21">
            <draw:frame table:end-cell-address="Shaman.A15" table:end-x="0.846cm" table:end-y="0.846cm" draw:z-index="13"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1" office:value-type="string">
            <text:p><text:a xlink:href="">Fire Nova</text:a></text:p>
          </table:table-cell>
          <table:table-cell table:style-name="ce21" office:value-type="float" office:value="12">
            <text:p>12</text:p>
          </table:table-cell>
          <table:table-cell table:style-name="ce23" office:value-type="string">
            <text:p>Causes the shaman's active Fire totem to emit a wave of flames, inflicting X Fire damage to enemies within 10 yards of the totem.</text:p>
          </table:table-cell>
          <table:table-cell table:number-columns-repeated="1020"/>
        </table:table-row>
        <table:table-row table:style-name="ro4">
          <table:table-cell table:style-name="ce21">
            <draw:frame table:end-cell-address="Shaman.A16" table:end-x="0.846cm" table:end-y="0.846cm" draw:z-index="14" draw:name="http://images2.wikia.nocookie.net/__cb20060923183510/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1" office:value-type="string">
            <text:p><text:a xlink:href="">Purge</text:a></text:p>
          </table:table-cell>
          <table:table-cell table:style-name="ce21" office:value-type="float" office:value="12">
            <text:p>12</text:p>
          </table:table-cell>
          <table:table-cell table:style-name="ce23" office:value-type="string">
            <text:p>Purges the enemy target, removing X beneficial magic effect.</text:p>
          </table:table-cell>
          <table:table-cell table:number-columns-repeated="1020"/>
        </table:table-row>
        <table:table-row table:style-name="ro4">
          <table:table-cell table:style-name="ce21">
            <draw:frame table:end-cell-address="Shaman.A17" table:end-x="0.846cm" table:end-y="0.846cm" draw:z-index="15" draw:name="http://images3.wikia.nocookie.net/__cb20060923183049/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1" office:value-type="string">
            <text:p><text:a xlink:href="">Cure Toxins</text:a></text:p>
          </table:table-cell>
          <table:table-cell table:style-name="ce21" office:value-type="float" office:value="16">
            <text:p>16</text:p>
          </table:table-cell>
          <table:table-cell table:style-name="ce23" office:value-type="string">
            <text:p>Cures 1 poison effect and 1 disease effect on a friendly target.</text:p>
          </table:table-cell>
          <table:table-cell table:number-columns-repeated="1020"/>
        </table:table-row>
        <table:table-row table:style-name="ro4">
          <table:table-cell table:style-name="ce21">
            <draw:frame table:end-cell-address="Shaman.A18" table:end-x="0.846cm" table:end-y="0.846cm" draw:z-index="16" draw:name="http://images2.wikia.nocookie.net/__cb20060923180042/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1" office:value-type="string">
            <text:p><text:a xlink:href="">Wind Shear</text:a></text:p>
          </table:table-cell>
          <table:table-cell table:style-name="ce21" office:value-type="float" office:value="16">
            <text:p>16</text:p>
          </table:table-cell>
          <table:table-cell table:style-name="ce23" office:value-type="string">
            <text:p>Instantly blasts the target with a gust of wind, causing no damage but interrupting spellcasting and preventing any spell in that school from being cast for 2 sec. Also lowers your threat, making the enemy less likely to attack you.</text:p>
          </table:table-cell>
          <table:table-cell table:style-name="ce16"/>
          <table:table-cell table:number-columns-repeated="1019"/>
        </table:table-row>
        <table:table-row table:style-name="ro4">
          <table:table-cell table:style-name="ce21">
            <draw:frame table:end-cell-address="Shaman.A19" table:end-x="0.846cm" table:end-y="0.846cm" draw:z-index="17" draw:name="http://images2.wikia.nocookie.net/__cb20060923184728/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21" office:value-type="string">
            <text:p><text:a xlink:href="">Ghost Wolf</text:a></text:p>
          </table:table-cell>
          <table:table-cell table:style-name="ce21" office:value-type="float" office:value="16">
            <text:p>16</text:p>
          </table:table-cell>
          <table:table-cell table:style-name="ce23" office:value-type="string">
            <text:p>Turns the Shaman into a Ghost Wolf, increasing speed by 40%. As a Ghost Wolf, the Shaman is less hindered by effects that would reduce movement speed. Only useable outdoors.</text:p>
          </table:table-cell>
          <table:table-cell table:number-columns-repeated="1020"/>
        </table:table-row>
        <table:table-row table:style-name="ro4">
          <table:table-cell table:style-name="ce21">
            <draw:frame table:end-cell-address="Shaman.A20" table:end-x="0.846cm" table:end-y="0.846cm" draw:z-index="18" draw:name="http://images3.wikia.nocookie.net/__cb20070106062329/wowwiki/images/thumb/d/d3/Spell_nature_tremortotem.png/32px-Spell_nature_tremortotem.png" draw:style-name="gr1" draw:text-style-name="P1" svg:width="0.846cm" svg:height="0.846cm" svg:x="0cm" svg:y="0cm">
              <draw:image xlink:href="Pictures/10000201000000200000002039B0803F.png" xlink:type="simple" xlink:show="embed" xlink:actuate="onLoad">
                <text:p/>
              </draw:image>
            </draw:frame>
          </table:table-cell>
          <table:table-cell table:style-name="ce21" office:value-type="string">
            <text:p><text:a xlink:href="">Tremor Totem</text:a></text:p>
          </table:table-cell>
          <table:table-cell table:style-name="ce21" office:value-type="float" office:value="18">
            <text:p>18</text:p>
          </table:table-cell>
          <table:table-cell table:style-name="ce23" office:value-type="string">
            <text:p>Summons a Tremor Totem with 5 health at the feet of the caster that shakes the ground around it, removing Fear, Charm and Sleep effects from party members within 30 yards. Lasts 5 min.</text:p>
          </table:table-cell>
          <table:table-cell table:number-columns-repeated="1020"/>
        </table:table-row>
        <table:table-row table:style-name="ro4">
          <table:table-cell table:style-name="ce21">
            <draw:frame table:end-cell-address="Shaman.A21" table:end-x="0.846cm" table:end-y="0.846cm" draw:z-index="19" draw:name="http://images3.wikia.nocookie.net/__cb20061012111616/wowwiki/images/thumb/8/87/Spell_frost_frostshock.png/32px-Spell_frost_frostshock.png" draw:style-name="gr1" draw:text-style-name="P1" svg:width="0.846cm" svg:height="0.846cm" svg:x="0cm" svg:y="0cm">
              <draw:image xlink:href="Pictures/1000020100000020000000205F95B4F5.png" xlink:type="simple" xlink:show="embed" xlink:actuate="onLoad">
                <text:p/>
              </draw:image>
            </draw:frame>
          </table:table-cell>
          <table:table-cell table:style-name="ce21" office:value-type="string">
            <text:p><text:a xlink:href="">Frost Shock</text:a></text:p>
          </table:table-cell>
          <table:table-cell table:style-name="ce21" office:value-type="float" office:value="20">
            <text:p>20</text:p>
          </table:table-cell>
          <table:table-cell table:style-name="ce23" office:value-type="string">
            <text:p>Instantly shocks the target with frost, causing X Frost damage and slowing movement speed by 50%. Lasts 8 sec. Causes a high amount of threat.</text:p>
          </table:table-cell>
          <table:table-cell table:number-columns-repeated="1020"/>
        </table:table-row>
        <table:table-row table:style-name="ro4">
          <table:table-cell table:style-name="ce21">
            <draw:frame table:end-cell-address="Shaman.A22" table:end-x="0.846cm" table:end-y="0.846cm" draw:z-index="20" draw:name="http://images3.wikia.nocookie.net/__cb20070106003929/wowwiki/images/thumb/4/47/Spell_frost_frostbrand.png/32px-Spell_frost_frostbrand.png" draw:style-name="gr1" draw:text-style-name="P1" svg:width="0.846cm" svg:height="0.846cm" svg:x="0cm" svg:y="0cm">
              <draw:image xlink:href="Pictures/10000201000000200000002045E7EBF6.png" xlink:type="simple" xlink:show="embed" xlink:actuate="onLoad">
                <text:p/>
              </draw:image>
            </draw:frame>
          </table:table-cell>
          <table:table-cell table:style-name="ce21" office:value-type="string">
            <text:p><text:a xlink:href="">Frostbrand Weapon</text:a></text:p>
          </table:table-cell>
          <table:table-cell table:style-name="ce21" office:value-type="float" office:value="20">
            <text:p>20</text:p>
          </table:table-cell>
          <table:table-cell table:style-name="ce23" office:value-type="string">
            <text:p>Imbue the Shaman's weapon with frost. Each hit has a chance of causing X additional Frost damage and slowing the target's movement speed by 50% for 8 sec. Lasts 30 minutes.</text:p>
          </table:table-cell>
          <table:table-cell table:number-columns-repeated="1020"/>
        </table:table-row>
        <table:table-row table:style-name="ro4">
          <table:table-cell table:style-name="ce21">
            <draw:frame table:end-cell-address="Shaman.A23" table:end-x="0.846cm" table:end-y="0.846cm" draw:z-index="21" draw:name="http://images1.wikia.nocookie.net/__cb20060923205933/wowwiki/images/thumb/1/12/Inv_spear_04.png/32px-Inv_spear_04.png" draw:style-name="gr1" draw:text-style-name="P1" svg:width="0.846cm" svg:height="0.846cm" svg:x="0cm" svg:y="0cm">
              <draw:image xlink:href="Pictures/1000020100000020000000203EFF60AA.png" xlink:type="simple" xlink:show="embed" xlink:actuate="onLoad">
                <text:p/>
              </draw:image>
            </draw:frame>
          </table:table-cell>
          <table:table-cell table:style-name="ce21" office:value-type="string">
            <text:p><text:a xlink:href="">Healing Stream Totem</text:a></text:p>
          </table:table-cell>
          <table:table-cell table:style-name="ce21" office:value-type="float" office:value="20">
            <text:p>20</text:p>
          </table:table-cell>
          <table:table-cell table:style-name="ce23" office:value-type="string">
            <text:p>Summons a Healing Stream Totem with 5 health at the feet of the caster for 5 min that heals group members within 30 yards for X every 2 seconds.</text:p>
          </table:table-cell>
          <table:table-cell table:number-columns-repeated="1020"/>
        </table:table-row>
        <table:table-row table:style-name="ro4">
          <table:table-cell table:style-name="ce21">
            <draw:frame table:end-cell-address="Shaman.A24" table:end-x="0.846cm" table:end-y="0.846cm" draw:z-index="22" draw:name="http://images1.wikia.nocookie.net/__cb20060923181548/wowwiki/images/thumb/0/00/Spell_nature_healingwavelesser.png/32px-Spell_nature_healingwavelesser.png" draw:style-name="gr1" draw:text-style-name="P1" svg:width="0.846cm" svg:height="0.846cm" svg:x="0cm" svg:y="0cm">
              <draw:image xlink:href="Pictures/1000020100000020000000208FAEECEE.png" xlink:type="simple" xlink:show="embed" xlink:actuate="onLoad">
                <text:p/>
              </draw:image>
            </draw:frame>
          </table:table-cell>
          <table:table-cell table:style-name="ce21" office:value-type="string">
            <text:p><text:a xlink:href="">Lesser Healing Wave</text:a></text:p>
          </table:table-cell>
          <table:table-cell table:style-name="ce21" office:value-type="float" office:value="20">
            <text:p>20</text:p>
          </table:table-cell>
          <table:table-cell table:style-name="ce23" office:value-type="string">
            <text:p>Heals a friendly target for X.</text:p>
          </table:table-cell>
          <table:table-cell table:number-columns-repeated="1020"/>
        </table:table-row>
        <table:table-row table:style-name="ro4">
          <table:table-cell table:style-name="ce21">
            <draw:frame table:end-cell-address="Shaman.A25" table:end-x="0.846cm" table:end-y="0.846cm" draw:z-index="23" draw:name="http://images1.wikia.nocookie.net/__cb20070114122119/wowwiki/images/thumb/e/eb/Ability_shaman_watershield.png/32px-Ability_shaman_watershield.png" draw:style-name="gr1" draw:text-style-name="P1" svg:width="0.846cm" svg:height="0.846cm" svg:x="0cm" svg:y="0cm">
              <draw:image xlink:href="Pictures/10000201000000200000002008A06150.png" xlink:type="simple" xlink:show="embed" xlink:actuate="onLoad">
                <text:p/>
              </draw:image>
            </draw:frame>
          </table:table-cell>
          <table:table-cell table:style-name="ce21" office:value-type="string">
            <text:p><text:a xlink:href="">Water Shield</text:a></text:p>
          </table:table-cell>
          <table:table-cell table:style-name="ce21" office:value-type="float" office:value="20">
            <text:p>20</text:p>
          </table:table-cell>
          <table:table-cell table:style-name="ce23" office:value-type="string">
            <text:p>The caster is surrounded by 3 globes of water, granting X mana per 5 sec. When a spell, melee or ranged attack hits the caster, Y mana is restored to the caster. This expends one water globe. Only one globe will activate every few seconds. Lasts 10 min. Only one Elemental Shield can be active on the Shaman at any one time.</text:p>
          </table:table-cell>
          <table:table-cell/>
          <table:table-cell table:style-name="ce16"/>
          <table:table-cell table:number-columns-repeated="1018"/>
        </table:table-row>
        <table:table-row table:style-name="ro4">
          <table:table-cell table:style-name="ce21">
            <draw:frame table:end-cell-address="Shaman.A26" table:end-x="0.846cm" table:end-y="0.846cm" draw:z-index="2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1" office:value-type="string">
            <text:p><text:a xlink:href="">Water Breathing</text:a></text:p>
          </table:table-cell>
          <table:table-cell table:style-name="ce21" office:value-type="float" office:value="22">
            <text:p>22</text:p>
          </table:table-cell>
          <table:table-cell table:style-name="ce23" office:value-type="string">
            <text:p>Allows the target to breathe underwater for 10 min. Requires Shiny Fish Scales.</text:p>
          </table:table-cell>
          <table:table-cell table:number-columns-repeated="1020"/>
        </table:table-row>
        <table:table-row table:style-name="ro4">
          <table:table-cell table:style-name="ce21">
            <draw:frame table:end-cell-address="Shaman.A27" table:end-x="0.846cm" table:end-y="0.846cm" draw:z-index="25" draw:name="http://images1.wikia.nocookie.net/__cb20060923083051/wowwiki/images/thumb/9/99/Spell_frostresistancetotem_01.png/32px-Spell_frostresistancetotem_01.png" draw:style-name="gr1" draw:text-style-name="P1" svg:width="0.846cm" svg:height="0.846cm" svg:x="0cm" svg:y="0cm">
              <draw:image xlink:href="Pictures/10000201000000200000002013C9937C.png" xlink:type="simple" xlink:show="embed" xlink:actuate="onLoad">
                <text:p/>
              </draw:image>
            </draw:frame>
          </table:table-cell>
          <table:table-cell table:style-name="ce21" office:value-type="string">
            <text:p><text:a xlink:href="">Frost Resistance Totem</text:a></text:p>
          </table:table-cell>
          <table:table-cell table:style-name="ce21" office:value-type="float" office:value="24">
            <text:p>24</text:p>
          </table:table-cell>
          <table:table-cell table:style-name="ce23" office:value-type="string">
            <text:p>Summons a Frost Resistance Totem with 5 health at the feet of the caster for 5 min. The totem increases party and raid members' frost resistance by X, if within 30 yards.</text:p>
          </table:table-cell>
          <table:table-cell table:number-columns-repeated="1020"/>
        </table:table-row>
        <table:table-row table:style-name="ro4">
          <table:table-cell table:style-name="ce21">
            <draw:frame table:end-cell-address="Shaman.A28" table:end-x="0.846cm" table:end-y="0.846cm" draw:z-index="26" draw:name="http://images1.wikia.nocookie.net/__cb20070106055653/wowwiki/images/thumb/e/ea/Spell_nature_farsight.png/32px-Spell_nature_farsight.png" draw:style-name="gr1" draw:text-style-name="P1" svg:width="0.846cm" svg:height="0.846cm" svg:x="0cm" svg:y="0cm">
              <draw:image xlink:href="Pictures/1000020100000020000000206396ABB4.png" xlink:type="simple" xlink:show="embed" xlink:actuate="onLoad">
                <text:p/>
              </draw:image>
            </draw:frame>
          </table:table-cell>
          <table:table-cell table:style-name="ce21" office:value-type="string">
            <text:p><text:a xlink:href="">Far Sight</text:a></text:p>
          </table:table-cell>
          <table:table-cell table:style-name="ce21" office:value-type="float" office:value="26">
            <text:p>26</text:p>
          </table:table-cell>
          <table:table-cell table:style-name="ce23" office:value-type="string">
            <text:p>Changes the caster's viewpoint to the targeted location. Lasts 1 min. Only useable outdoors.</text:p>
          </table:table-cell>
          <table:table-cell table:number-columns-repeated="1020"/>
        </table:table-row>
        <table:table-row table:style-name="ro4">
          <table:table-cell table:style-name="ce21">
            <draw:frame table:end-cell-address="Shaman.A29" table:end-x="0.846cm" table:end-y="0.846cm" draw:z-index="27" draw:name="http://images1.wikia.nocookie.net/__cb20061223083951/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1" office:value-type="string">
            <text:p><text:a xlink:href="">Magma Totem</text:a></text:p>
          </table:table-cell>
          <table:table-cell table:style-name="ce21" office:value-type="float" office:value="26">
            <text:p>26</text:p>
          </table:table-cell>
          <table:table-cell table:style-name="ce23" office:value-type="string">
            <text:p>Summons a Magma Totem with 5 health at the feet of the caster for X sec that causes Y Fire damage to creatures within 8 yards every 2 seconds.</text:p>
          </table:table-cell>
          <table:table-cell table:number-columns-repeated="1020"/>
        </table:table-row>
        <table:table-row table:style-name="ro4">
          <table:table-cell table:style-name="ce21">
            <draw:frame table:end-cell-address="Shaman.A30" table:end-x="0.846cm" table:end-y="0.846cm" draw:z-index="28" draw:name="http://images4.wikia.nocookie.net/__cb20060930182431/wowwiki/images/thumb/8/81/Spell_nature_manaregentotem.png/32px-Spell_nature_manaregentotem.png" draw:style-name="gr1" draw:text-style-name="P1" svg:width="0.846cm" svg:height="0.846cm" svg:x="0cm" svg:y="0cm">
              <draw:image xlink:href="Pictures/1000020100000020000000209E9DE0E3.png" xlink:type="simple" xlink:show="embed" xlink:actuate="onLoad">
                <text:p/>
              </draw:image>
            </draw:frame>
          </table:table-cell>
          <table:table-cell table:style-name="ce21" office:value-type="string">
            <text:p><text:a xlink:href="">Mana Spring Totem</text:a></text:p>
          </table:table-cell>
          <table:table-cell table:style-name="ce21" office:value-type="float" office:value="26">
            <text:p>26</text:p>
          </table:table-cell>
          <table:table-cell table:style-name="ce23" office:value-type="string">
            <text:p>Summons a Mana Spring Totem with 5 health at the feet of the caster for 5 min that restores X mana every 5 seconds to all party and raid members within 30 yards.</text:p>
          </table:table-cell>
          <table:table-cell table:style-name="ce16"/>
          <table:table-cell table:number-columns-repeated="1019"/>
        </table:table-row>
        <table:table-row table:style-name="ro4">
          <table:table-cell table:style-name="ce21">
            <draw:frame table:end-cell-address="Shaman.A31" table:end-x="0.846cm" table:end-y="0.846cm" draw:z-index="29" draw:name="http://images2.wikia.nocookie.net/__cb20060923082831/wowwiki/images/thumb/3/3d/Spell_fireresistancetotem_01.png/32px-Spell_fireresistancetotem_01.png" draw:style-name="gr1" draw:text-style-name="P1" svg:width="0.846cm" svg:height="0.846cm" svg:x="0cm" svg:y="0cm">
              <draw:image xlink:href="Pictures/100002010000002000000020146B6623.png" xlink:type="simple" xlink:show="embed" xlink:actuate="onLoad">
                <text:p/>
              </draw:image>
            </draw:frame>
          </table:table-cell>
          <table:table-cell table:style-name="ce21" office:value-type="string">
            <text:p><text:a xlink:href="">Fire Resistance Totem</text:a></text:p>
          </table:table-cell>
          <table:table-cell table:style-name="ce21" office:value-type="float" office:value="28">
            <text:p>28</text:p>
          </table:table-cell>
          <table:table-cell table:style-name="ce23" office:value-type="string">
            <text:p>Summons a Fire Resistance Totem with 5 health at the feet of the caster for 5 min that increases the fire resistance of party and raid members within 30 yards by X.</text:p>
          </table:table-cell>
          <table:table-cell table:number-columns-repeated="1020"/>
        </table:table-row>
        <table:table-row table:style-name="ro4">
          <table:table-cell table:style-name="ce21">
            <draw:frame table:end-cell-address="Shaman.A32" table:end-x="0.846cm" table:end-y="0.846cm" draw:z-index="30" draw:name="http://images3.wikia.nocookie.net/__cb20060923181410/wowwiki/images/thumb/c/c8/Spell_nature_guardianward.png/32px-Spell_nature_guardianward.png" draw:style-name="gr1" draw:text-style-name="P1" svg:width="0.846cm" svg:height="0.846cm" svg:x="0cm" svg:y="0cm">
              <draw:image xlink:href="Pictures/10000201000000200000002012CABD10.png" xlink:type="simple" xlink:show="embed" xlink:actuate="onLoad">
                <text:p/>
              </draw:image>
            </draw:frame>
          </table:table-cell>
          <table:table-cell table:style-name="ce21" office:value-type="string">
            <text:p><text:a xlink:href="">Flametongue Totem</text:a></text:p>
          </table:table-cell>
          <table:table-cell table:style-name="ce21" office:value-type="float" office:value="28">
            <text:p>28</text:p>
          </table:table-cell>
          <table:table-cell table:style-name="ce23" office:value-type="string">
            <text:p>Summons a Flametongue Totem with 5 health at the feet of the caster. Party and raid members within 30 yards of the totem have their spell damage and healing increased by up to X. Lasts 5 min.</text:p>
          </table:table-cell>
          <table:table-cell table:style-name="ce16"/>
          <table:table-cell table:number-columns-repeated="1019"/>
        </table:table-row>
        <table:table-row table:style-name="ro4">
          <table:table-cell table:style-name="ce21">
            <draw:frame table:end-cell-address="Shaman.A33" table:end-x="0.846cm" table:end-y="0.846cm" draw:z-index="31" draw:name="http://images2.wikia.nocookie.net/__cb20060923085221/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21" office:value-type="string">
            <text:p><text:a xlink:href="">Water Walking</text:a></text:p>
          </table:table-cell>
          <table:table-cell table:style-name="ce21" office:value-type="float" office:value="28">
            <text:p>28</text:p>
          </table:table-cell>
          <table:table-cell table:style-name="ce23" office:value-type="string">
            <text:p>Allows the friendly target to walk across water for 10 min. Any damage will cancel the effect. Requires Fish Oil.</text:p>
          </table:table-cell>
          <table:table-cell table:number-columns-repeated="1020"/>
        </table:table-row>
        <table:table-row table:style-name="ro4">
          <table:table-cell table:style-name="ce21">
            <draw:frame table:end-cell-address="Shaman.A34" table:end-x="0.846cm" table:end-y="0.846cm" draw:z-index="32" draw:name="http://images1.wikia.nocookie.net/__cb20050208022429/wowwiki/images/thumb/4/48/Spell_nature_astralrecal.png/32px-Spell_nature_astralrecal.png" draw:style-name="gr1" draw:text-style-name="P1" svg:width="0.846cm" svg:height="0.846cm" svg:x="0cm" svg:y="0cm">
              <draw:image xlink:href="Pictures/100000000000002000000020402B5143.png" xlink:type="simple" xlink:show="embed" xlink:actuate="onLoad">
                <text:p/>
              </draw:image>
            </draw:frame>
          </table:table-cell>
          <table:table-cell table:style-name="ce21" office:value-type="string">
            <text:p><text:a xlink:href="">Astral Recall</text:a></text:p>
          </table:table-cell>
          <table:table-cell table:style-name="ce21" office:value-type="float" office:value="30">
            <text:p>30</text:p>
          </table:table-cell>
          <table:table-cell table:style-name="ce23" office:value-type="string">
            <text:p>Yanks the caster through the twisting nether back to the home inn. Speak to an Innkeeper in a different place to change your home location.</text:p>
          </table:table-cell>
          <table:table-cell table:number-columns-repeated="1020"/>
        </table:table-row>
        <table:table-row table:style-name="ro4">
          <table:table-cell table:style-name="ce21">
            <draw:frame table:end-cell-address="Shaman.A35" table:end-x="0.846cm" table:end-y="0.846cm" draw:z-index="33" draw:name="http://images2.wikia.nocookie.net/__cb20080805054359/wowwiki/images/thumb/e/ea/Spell_shaman_earthlivingweapon.png/32px-Spell_shaman_earthlivingweapon.png" draw:style-name="gr1" draw:text-style-name="P1" svg:width="0.846cm" svg:height="0.846cm" svg:x="0cm" svg:y="0cm">
              <draw:image xlink:href="Pictures/100002010000002000000020C00F3EA5.png" xlink:type="simple" xlink:show="embed" xlink:actuate="onLoad">
                <text:p/>
              </draw:image>
            </draw:frame>
          </table:table-cell>
          <table:table-cell table:style-name="ce21" office:value-type="string">
            <text:p><text:a xlink:href="">Earthliving Weapon</text:a></text:p>
          </table:table-cell>
          <table:table-cell table:style-name="ce21" office:value-type="float" office:value="30">
            <text:p>30</text:p>
          </table:table-cell>
          <table:table-cell table:style-name="ce23" office:value-type="string">
            <text:p>Imbue the Shaman's weapon with earthen life. Increases healing done by X and each heal has a Y% chance to proc Earthliving on the target, healing an additional Z over 12 sec. Lasts 30 minutes.</text:p>
          </table:table-cell>
          <table:table-cell/>
          <table:table-cell table:style-name="ce16"/>
          <table:table-cell table:number-columns-repeated="1018"/>
        </table:table-row>
        <table:table-row table:style-name="ro4">
          <table:table-cell table:style-name="ce21">
            <draw:frame table:end-cell-address="Shaman.A36" table:end-x="0.846cm" table:end-y="0.846cm" draw:z-index="34" draw:name="http://images1.wikia.nocookie.net/__cb20070106055729/wowwiki/images/thumb/3/3f/Spell_nature_groundingtotem.png/32px-Spell_nature_groundingtotem.png" draw:style-name="gr1" draw:text-style-name="P1" svg:width="0.846cm" svg:height="0.846cm" svg:x="0cm" svg:y="0cm">
              <draw:image xlink:href="Pictures/1000020100000020000000201747F65D.png" xlink:type="simple" xlink:show="embed" xlink:actuate="onLoad">
                <text:p/>
              </draw:image>
            </draw:frame>
          </table:table-cell>
          <table:table-cell table:style-name="ce21" office:value-type="string">
            <text:p><text:a xlink:href="">Grounding Totem</text:a></text:p>
          </table:table-cell>
          <table:table-cell table:style-name="ce21" office:value-type="float" office:value="30">
            <text:p>30</text:p>
          </table:table-cell>
          <table:table-cell table:style-name="ce23" office:value-type="string">
            <text:p>Summons a Grounding Totem with 5 health at the feet of the caster that will redirect one harmful spell cast on a nearby party member to itself, destroying the totem. Will not redirect area of effect spells. Lasts 45 sec.</text:p>
          </table:table-cell>
          <table:table-cell table:number-columns-repeated="1020"/>
        </table:table-row>
        <table:table-row table:style-name="ro4">
          <table:table-cell table:style-name="ce21">
            <draw:frame table:end-cell-address="Shaman.A37" table:end-x="0.846cm" table:end-y="0.846cm" draw:z-index="35" draw:name="http://images1.wikia.nocookie.net/__cb20090627151205/wowwiki/images/thumb/b/b7/Spell_shaman_dropall_01.png/32px-Spell_shaman_dropall_01.png" draw:style-name="gr1" draw:text-style-name="P1" svg:width="0.846cm" svg:height="0.846cm" svg:x="0cm" svg:y="0cm">
              <draw:image xlink:href="Pictures/100002010000002000000020621296A8.png" xlink:type="simple" xlink:show="embed" xlink:actuate="onLoad">
                <text:p/>
              </draw:image>
            </draw:frame>
          </table:table-cell>
          <table:table-cell table:style-name="ce21" office:value-type="string">
            <text:p><text:a xlink:href="">Call of the Elements</text:a></text:p>
          </table:table-cell>
          <table:table-cell table:style-name="ce21" office:value-type="float" office:value="30">
            <text:p>3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38" table:end-x="0.846cm" table:end-y="0.846cm" draw:z-index="36" draw:name="http://images2.wikia.nocookie.net/__cb20070106060207/wowwiki/images/thumb/c/cb/Spell_nature_natureresistancetotem.png/32px-Spell_nature_natureresistancetotem.png" draw:style-name="gr1" draw:text-style-name="P1" svg:width="0.846cm" svg:height="0.846cm" svg:x="0cm" svg:y="0cm">
              <draw:image xlink:href="Pictures/100002010000002000000020087A2766.png" xlink:type="simple" xlink:show="embed" xlink:actuate="onLoad">
                <text:p/>
              </draw:image>
            </draw:frame>
          </table:table-cell>
          <table:table-cell table:style-name="ce21" office:value-type="string">
            <text:p><text:a xlink:href="">Nature Resistance Totem</text:a></text:p>
          </table:table-cell>
          <table:table-cell table:style-name="ce21" office:value-type="float" office:value="30">
            <text:p>30</text:p>
          </table:table-cell>
          <table:table-cell table:style-name="ce23" office:value-type="string">
            <text:p>Summons a Nature Resistance Totem with 5 health at the feet of the caster for 5 min that increases the nature resistance of party and raid members within 30 yards by X.</text:p>
          </table:table-cell>
          <table:table-cell table:number-columns-repeated="1020"/>
        </table:table-row>
        <table:table-row table:style-name="ro4">
          <table:table-cell table:style-name="ce21">
            <draw:frame table:end-cell-address="Shaman.A39" table:end-x="0.846cm" table:end-y="0.846cm" draw:z-index="37" draw:name="http://images3.wikia.nocookie.net/__cb20060923183912/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1" office:value-type="string">
            <text:p><text:a xlink:href="">Reincarnation</text:a></text:p>
          </table:table-cell>
          <table:table-cell table:style-name="ce21" office:value-type="float" office:value="30">
            <text:p>30</text:p>
          </table:table-cell>
          <table:table-cell table:style-name="ce23" office:value-type="string">
            <text:p>Allows you to resurrect yourself upon death with 20% health and mana. Requires Ankh.</text:p>
          </table:table-cell>
          <table:table-cell table:number-columns-repeated="1020"/>
        </table:table-row>
        <table:table-row table:style-name="ro4">
          <table:table-cell table:style-name="ce21">
            <draw:frame table:end-cell-address="Shaman.A40" table:end-x="0.846cm" table:end-y="0.846cm" draw:z-index="38" draw:name="http://images4.wikia.nocookie.net/__cb20090627151220/wowwiki/images/thumb/e/e7/Spell_shaman_totemrecall.png/32px-Spell_shaman_totemrecall.png" draw:style-name="gr1" draw:text-style-name="P1" svg:width="0.846cm" svg:height="0.846cm" svg:x="0cm" svg:y="0cm">
              <draw:image xlink:href="Pictures/100002010000002000000020B445A989.png" xlink:type="simple" xlink:show="embed" xlink:actuate="onLoad">
                <text:p/>
              </draw:image>
            </draw:frame>
          </table:table-cell>
          <table:table-cell table:style-name="ce21" office:value-type="string">
            <text:p><text:a xlink:href="">Totemic Recall</text:a></text:p>
          </table:table-cell>
          <table:table-cell table:style-name="ce21" office:value-type="float" office:value="30">
            <text:p>30</text:p>
          </table:table-cell>
          <table:table-cell table:style-name="ce23" office:value-type="string">
            <text:p>Returns your totems to the earth, giving you 25% of the mana required to cast each totem destroyed by Totemic Recall.</text:p>
          </table:table-cell>
          <table:table-cell table:number-columns-repeated="1020"/>
        </table:table-row>
        <table:table-row table:style-name="ro4">
          <table:table-cell table:style-name="ce21">
            <draw:frame table:end-cell-address="Shaman.A41" table:end-x="0.846cm" table:end-y="0.846cm" draw:z-index="39" draw:name="http://images2.wikia.nocookie.net/__cb20060923180042/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1" office:value-type="string">
            <text:p><text:a xlink:href="">Windfury Weapon</text:a></text:p>
          </table:table-cell>
          <table:table-cell table:style-name="ce21" office:value-type="float" office:value="30">
            <text:p>30</text:p>
          </table:table-cell>
          <table:table-cell table:style-name="ce23" office:value-type="string">
            <text:p>Imbue the Shaman's weapon with wind. Each hit has a 20% chance of dealing additional damage equal to two extra attacks with X extra attack power. Lasts 30 minutes.</text:p>
          </table:table-cell>
          <table:table-cell table:number-columns-repeated="1020"/>
        </table:table-row>
        <table:table-row table:style-name="ro4">
          <table:table-cell table:style-name="ce21">
            <draw:frame table:end-cell-address="Shaman.A42" table:end-x="0.846cm" table:end-y="0.846cm" draw:z-index="40" draw:name="http://images2.wikia.nocookie.net/__cb20060923175823/wowwiki/images/thumb/d/d8/Spell_nature_chainlightning.png/32px-Spell_nature_chainlightning.png" draw:style-name="gr1" draw:text-style-name="P1" svg:width="0.846cm" svg:height="0.846cm" svg:x="0cm" svg:y="0cm">
              <draw:image xlink:href="Pictures/1000020100000020000000206724DC20.png" xlink:type="simple" xlink:show="embed" xlink:actuate="onLoad">
                <text:p/>
              </draw:image>
            </draw:frame>
          </table:table-cell>
          <table:table-cell table:style-name="ce21" office:value-type="string">
            <text:p><text:a xlink:href="">Chain Lightning</text:a></text:p>
          </table:table-cell>
          <table:table-cell table:style-name="ce21" office:value-type="float" office:value="32">
            <text:p>32</text:p>
          </table:table-cell>
          <table:table-cell table:style-name="ce23" office:value-type="string">
            <text:p>Hurls a lightning bolt at the enemy, dealing X Nature damage and then jumping to additional nearby enemies. Each jump reduces the damage by 30%. Affects 3 total targets.</text:p>
          </table:table-cell>
          <table:table-cell table:number-columns-repeated="1020"/>
        </table:table-row>
        <table:table-row table:style-name="ro4">
          <table:table-cell table:style-name="ce21">
            <draw:frame table:end-cell-address="Shaman.A43" table:end-x="0.846cm" table:end-y="0.846cm" draw:z-index="41" draw:name="http://images1.wikia.nocookie.net/__cb20060930183506/wowwiki/images/thumb/f/f0/Spell_nature_windfury.png/32px-Spell_nature_windfury.png" draw:style-name="gr1" draw:text-style-name="P1" svg:width="0.846cm" svg:height="0.846cm" svg:x="0cm" svg:y="0cm">
              <draw:image xlink:href="Pictures/10000201000000200000002091F7C84B.png" xlink:type="simple" xlink:show="embed" xlink:actuate="onLoad">
                <text:p/>
              </draw:image>
            </draw:frame>
          </table:table-cell>
          <table:table-cell table:style-name="ce21" office:value-type="string">
            <text:p><text:a xlink:href="">Windfury Totem</text:a></text:p>
          </table:table-cell>
          <table:table-cell table:style-name="ce21" office:value-type="float" office:value="32">
            <text:p>32</text:p>
          </table:table-cell>
          <table:table-cell table:style-name="ce23" office:value-type="string">
            <text:p>Summons a Windfury Totem with 5 health at the feet of the caster. The totem provides X% melee haste to all party and raid members within 30 yards. Lasts 5 min.</text:p>
          </table:table-cell>
          <table:table-cell table:style-name="ce16"/>
          <table:table-cell table:number-columns-repeated="1019"/>
        </table:table-row>
        <table:table-row table:style-name="ro4">
          <table:table-cell table:style-name="ce21">
            <draw:frame table:end-cell-address="Shaman.A44" table:end-x="0.846cm" table:end-y="0.846cm" draw:z-index="42"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1" office:value-type="string">
            <text:p><text:a xlink:href="">Sentry Totem</text:a></text:p>
          </table:table-cell>
          <table:table-cell table:style-name="ce21" office:value-type="float" office:value="34">
            <text:p>34</text:p>
          </table:table-cell>
          <table:table-cell table:style-name="ce23" office:value-type="string">
            <text:p>Summons an immobile Sentry Totem with X health at your feet for 5 min that allows vision of nearby area and warns of enemies that attack it. Right-Click on buff to switch back and forth between totem sight and shaman sight.</text:p>
          </table:table-cell>
          <table:table-cell table:number-columns-repeated="1020"/>
        </table:table-row>
        <table:table-row table:style-name="ro4">
          <table:table-cell table:style-name="ce21">
            <draw:frame table:end-cell-address="Shaman.A45" table:end-x="0.846cm" table:end-y="0.846cm" draw:z-index="43" draw:name="http://images3.wikia.nocookie.net/__cb20070106055333/wowwiki/images/thumb/6/6a/Spell_nature_diseasecleansingtotem.png/32px-Spell_nature_diseasecleansingtotem.png" draw:style-name="gr1" draw:text-style-name="P1" svg:width="0.846cm" svg:height="0.846cm" svg:x="0cm" svg:y="0cm">
              <draw:image xlink:href="Pictures/1000020100000020000000202DC65DC7.png" xlink:type="simple" xlink:show="embed" xlink:actuate="onLoad">
                <text:p/>
              </draw:image>
            </draw:frame>
          </table:table-cell>
          <table:table-cell table:style-name="ce21" office:value-type="string">
            <text:p><text:a xlink:href="">Cleansing Totem</text:a></text:p>
          </table:table-cell>
          <table:table-cell table:style-name="ce21" office:value-type="float" office:value="38">
            <text:p>38</text:p>
          </table:table-cell>
          <table:table-cell table:style-name="ce23" office:value-type="string">
            <text:p>Summons a Cleansing Totem with 5 health at the feet of the caster that attempts to remove 1 disease and 1 poison effect from party members within 30 yards every 3 seconds. Lasts 5 min.</text:p>
          </table:table-cell>
          <table:table-cell table:number-columns-repeated="1020"/>
        </table:table-row>
        <table:table-row table:style-name="ro4">
          <table:table-cell table:style-name="ce21">
            <draw:frame table:end-cell-address="Shaman.A46" table:end-x="0.846cm" table:end-y="0.846cm" draw:z-index="44" draw:name="http://images2.wikia.nocookie.net/__cb20070106055838/wowwiki/images/thumb/a/a5/Spell_nature_healingwavegreater.png/32px-Spell_nature_healingwavegreater.png" draw:style-name="gr1" draw:text-style-name="P1" svg:width="0.846cm" svg:height="0.846cm" svg:x="0cm" svg:y="0cm">
              <draw:image xlink:href="Pictures/100002010000002000000020E3E32FAC.png" xlink:type="simple" xlink:show="embed" xlink:actuate="onLoad">
                <text:p/>
              </draw:image>
            </draw:frame>
          </table:table-cell>
          <table:table-cell table:style-name="ce21" office:value-type="string">
            <text:p><text:a xlink:href="">Chain Heal</text:a></text:p>
          </table:table-cell>
          <table:table-cell table:style-name="ce21" office:value-type="float" office:value="40">
            <text:p>40</text:p>
          </table:table-cell>
          <table:table-cell table:style-name="ce23" office:value-type="string">
            <text:p>Heals up to three friendly targets. Each jump reduces the effectiveness of the heal by 40%.</text:p>
          </table:table-cell>
          <table:table-cell table:style-name="ce16"/>
          <table:table-cell table:number-columns-repeated="1019"/>
        </table:table-row>
        <table:table-row table:style-name="ro4">
          <table:table-cell table:style-name="ce21">
            <draw:frame table:end-cell-address="Shaman.A47" table:end-x="0.846cm" table:end-y="0.846cm" draw:z-index="45" draw:name="http://images2.wikia.nocookie.net/__cb20090627151207/wowwiki/images/thumb/c/ce/Spell_shaman_dropall_02.png/32px-Spell_shaman_dropall_02.png" draw:style-name="gr1" draw:text-style-name="P1" svg:width="0.846cm" svg:height="0.846cm" svg:x="0cm" svg:y="0cm">
              <draw:image xlink:href="Pictures/10000201000000200000002064C7290C.png" xlink:type="simple" xlink:show="embed" xlink:actuate="onLoad">
                <text:p/>
              </draw:image>
            </draw:frame>
          </table:table-cell>
          <table:table-cell table:style-name="ce21" office:value-type="string">
            <text:p><text:a xlink:href="">Call of the Ancestors</text:a></text:p>
          </table:table-cell>
          <table:table-cell table:style-name="ce21" office:value-type="float" office:value="40">
            <text:p>4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48" table:end-x="0.846cm" table:end-y="0.846cm" draw:z-index="46" draw:name="http://images3.wikia.nocookie.net/__cb20090627151207/wowwiki/images/thumb/e/e5/Spell_shaman_dropall_03.png/32px-Spell_shaman_dropall_03.png" draw:style-name="gr1" draw:text-style-name="P1" svg:width="0.846cm" svg:height="0.846cm" svg:x="0cm" svg:y="0cm">
              <draw:image xlink:href="Pictures/1000020100000020000000206324A08A.png" xlink:type="simple" xlink:show="embed" xlink:actuate="onLoad">
                <text:p/>
              </draw:image>
            </draw:frame>
          </table:table-cell>
          <table:table-cell table:style-name="ce21" office:value-type="string">
            <text:p><text:a xlink:href="">Call of the Spirits</text:a></text:p>
          </table:table-cell>
          <table:table-cell table:style-name="ce21" office:value-type="float" office:value="50">
            <text:p>5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49" table:end-x="0.846cm" table:end-y="0.846cm" draw:z-index="47" draw:name="http://images4.wikia.nocookie.net/__cb20060923184530/wowwiki/images/thumb/0/00/Spell_nature_slowingtotem.png/32px-Spell_nature_slowingtotem.png" draw:style-name="gr1" draw:text-style-name="P1" svg:width="0.846cm" svg:height="0.846cm" svg:x="0cm" svg:y="0cm">
              <draw:image xlink:href="Pictures/100002010000002000000020B54F1F5A.png" xlink:type="simple" xlink:show="embed" xlink:actuate="onLoad">
                <text:p/>
              </draw:image>
            </draw:frame>
          </table:table-cell>
          <table:table-cell table:style-name="ce21" office:value-type="string">
            <text:p><text:a xlink:href="">Wrath of Air Totem</text:a></text:p>
          </table:table-cell>
          <table:table-cell table:style-name="ce21" office:value-type="float" office:value="64">
            <text:p>64</text:p>
          </table:table-cell>
          <table:table-cell table:style-name="ce23" office:value-type="string">
            <text:p>Increases spell haste of all party members within 30 yards. Lasts 5 min.</text:p>
          </table:table-cell>
          <table:table-cell table:number-columns-repeated="1020"/>
        </table:table-row>
        <table:table-row table:style-name="ro4">
          <table:table-cell table:style-name="ce21">
            <draw:frame table:end-cell-address="Shaman.A50" table:end-x="0.846cm" table:end-y="0.846cm" draw:z-index="48" draw:name="http://images1.wikia.nocookie.net/__cb20070114130331/wowwiki/images/thumb/6/6c/Spell_nature_earthelemental_totem.png/32px-Spell_nature_earthelemental_totem.png" draw:style-name="gr1" draw:text-style-name="P1" svg:width="0.846cm" svg:height="0.846cm" svg:x="0cm" svg:y="0cm">
              <draw:image xlink:href="Pictures/100002010000002000000020A47623C4.png" xlink:type="simple" xlink:show="embed" xlink:actuate="onLoad">
                <text:p/>
              </draw:image>
            </draw:frame>
          </table:table-cell>
          <table:table-cell table:style-name="ce21" office:value-type="string">
            <text:p><text:a xlink:href="">Earth Elemental Totem</text:a></text:p>
          </table:table-cell>
          <table:table-cell table:style-name="ce21" office:value-type="float" office:value="66">
            <text:p>66</text:p>
          </table:table-cell>
          <table:table-cell table:style-name="ce23" office:value-type="string">
            <text:p>Summons an elemental totem that calls forth a greater earth elemental to protect the caster and his allies. Lasts 2 min.</text:p>
          </table:table-cell>
          <table:table-cell table:number-columns-repeated="1020"/>
        </table:table-row>
        <table:table-row table:style-name="ro4">
          <table:table-cell table:style-name="ce21">
            <draw:frame table:end-cell-address="Shaman.A51" table:end-x="0.846cm" table:end-y="0.846cm" draw:z-index="49" draw:name="http://images3.wikia.nocookie.net/__cb20070114160526/wowwiki/images/thumb/3/38/Spell_fire_elemental_totem.png/32px-Spell_fire_elemental_totem.png" draw:style-name="gr1" draw:text-style-name="P1" svg:width="0.846cm" svg:height="0.846cm" svg:x="0cm" svg:y="0cm">
              <draw:image xlink:href="Pictures/10000201000000200000002096ADC73D.png" xlink:type="simple" xlink:show="embed" xlink:actuate="onLoad">
                <text:p/>
              </draw:image>
            </draw:frame>
          </table:table-cell>
          <table:table-cell table:style-name="ce21" office:value-type="string">
            <text:p><text:a xlink:href="">Fire Elemental Totem</text:a></text:p>
          </table:table-cell>
          <table:table-cell table:style-name="ce21" office:value-type="float" office:value="68">
            <text:p>68</text:p>
          </table:table-cell>
          <table:table-cell table:style-name="ce23" office:value-type="string">
            <text:p>Summons an elemental totem that calls forth a greater fire elemental to rain destruction on the caster's enemies. Lasts 2 min.</text:p>
          </table:table-cell>
          <table:table-cell table:number-columns-repeated="1020"/>
        </table:table-row>
        <table:table-row table:style-name="ro4">
          <table:table-cell table:style-name="ce21">
            <draw:frame table:end-cell-address="Shaman.A52" table:end-x="0.846cm" table:end-y="0.846cm" draw:z-index="50" draw:name="http://images4.wikia.nocookie.net/__cb20060923175719/wowwiki/images/thumb/2/2a/Spell_nature_bloodlust.png/32px-Spell_nature_bloodlust.png" draw:style-name="gr1" draw:text-style-name="P1" svg:width="0.846cm" svg:height="0.846cm" svg:x="0cm" svg:y="0cm">
              <draw:image xlink:href="Pictures/1000020100000020000000207D2548FF.png" xlink:type="simple" xlink:show="embed" xlink:actuate="onLoad">
                <text:p/>
              </draw:image>
            </draw:frame>
          </table:table-cell>
          <table:table-cell table:style-name="ce22" office:value-type="string">
            <text:p><text:a xlink:href=""> </text:a><text:a xlink:href="">Bloodlust</text:a></text:p>
            <text:p><text:a xlink:href=""> </text:a><text:a xlink:href="">Heroism</text:a></text:p>
          </table:table-cell>
          <table:table-cell table:style-name="ce21" office:value-type="float" office:value="70">
            <text:p>70</text:p>
          </table:table-cell>
          <table:table-cell table:style-name="ce23" office:value-type="string">
            <text:p>Increases melee, ranged, and spell casting speed by 30% for all party and raid members. Lasts 40 sec.</text:p>
            <text:p>After the completion of this effect, those affected will be unable to benefit from Bloodlust/Heroism again for 10 min.</text:p>
          </table:table-cell>
          <table:table-cell table:number-columns-repeated="1020"/>
        </table:table-row>
        <table:table-row table:style-name="ro4">
          <table:table-cell table:style-name="ce21">
            <draw:frame table:end-cell-address="Shaman.A53" table:end-x="0.846cm" table:end-y="0.846cm" draw:z-index="51" draw:name="http://images2.wikia.nocookie.net/__cb20080805054500/wowwiki/images/thumb/a/a2/Spell_shaman_lavaburst.png/32px-Spell_shaman_lavaburst.png" draw:style-name="gr1" draw:text-style-name="P1" svg:width="0.846cm" svg:height="0.846cm" svg:x="0cm" svg:y="0cm">
              <draw:image xlink:href="Pictures/10000201000000200000002087404364.png" xlink:type="simple" xlink:show="embed" xlink:actuate="onLoad">
                <text:p/>
              </draw:image>
            </draw:frame>
          </table:table-cell>
          <table:table-cell table:style-name="ce21" office:value-type="string">
            <text:p><text:a xlink:href="">Lava Burst</text:a></text:p>
          </table:table-cell>
          <table:table-cell table:style-name="ce21" office:value-type="float" office:value="75">
            <text:p>75</text:p>
          </table:table-cell>
          <table:table-cell table:style-name="ce23" office:value-type="string">
            <text:p>You hurl molten lava at the target, dealing X Fire damage. If your Flame Shock is on the target, Lava Burst will deal a critical strike.</text:p>
          </table:table-cell>
          <table:table-cell table:number-columns-repeated="1020"/>
        </table:table-row>
        <table:table-row table:style-name="ro4">
          <table:table-cell table:style-name="ce21">
            <draw:frame table:end-cell-address="Shaman.A54" table:end-x="0.846cm" table:end-y="0.846cm" draw:z-index="52" draw:name="http://images3.wikia.nocookie.net/__cb20080805054435/wowwiki/images/thumb/d/d3/Spell_shaman_hex.png/32px-Spell_shaman_hex.png" draw:style-name="gr1" draw:text-style-name="P1" svg:width="0.846cm" svg:height="0.846cm" svg:x="0cm" svg:y="0cm">
              <draw:image xlink:href="Pictures/10000201000000200000002070ED4F55.png" xlink:type="simple" xlink:show="embed" xlink:actuate="onLoad">
                <text:p/>
              </draw:image>
            </draw:frame>
          </table:table-cell>
          <table:table-cell table:style-name="ce21" office:value-type="string">
            <text:p><text:a xlink:href="">Hex</text:a></text:p>
          </table:table-cell>
          <table:table-cell table:style-name="ce21" office:value-type="float" office:value="80">
            <text:p>80</text:p>
          </table:table-cell>
          <table:table-cell table:style-name="ce23" office:value-type="string">
            <text:p>Transforms the enemy into a frog. While hexed, the target cannot attack or cast spells. Damage caused may interrupt the effect. Lasts 30 sec. Only one target can be hexed at a time. Only works on Humanoids and Beasts.</text:p>
          </table:table-cell>
          <table:table-cell table:number-columns-repeated="1020"/>
        </table:table-row>
        <table:table-row table:style-name="ro4">
          <table:table-cell table:number-columns-repeated="1024"/>
        </table:table-row>
        <table:table-row table:style-name="ro4">
          <table:table-cell office:value-type="string">
            <text:p>Elemental</text:p>
          </table:table-cell>
          <table:table-cell table:number-columns-repeated="1023"/>
        </table:table-row>
        <table:table-row table:style-name="ro4">
          <table:table-cell table:style-name="ce21">
            <draw:frame table:end-cell-address="Shaman.A57" table:end-x="0.846cm" table:end-y="0.846cm" draw:z-index="53" draw:name="http://images1.wikia.nocookie.net/__cb20060923190453/wowwiki/images/thumb/6/6c/Spell_nature_wispheal.png/32px-Spell_nature_wispheal.png" draw:style-name="gr1" draw:text-style-name="P1" svg:width="0.846cm" svg:height="0.846cm" svg:x="0cm" svg:y="0cm">
              <draw:image xlink:href="Pictures/10000201000000200000002054CC089F.png" xlink:type="simple" xlink:show="embed" xlink:actuate="onLoad">
                <text:p/>
              </draw:image>
            </draw:frame>
          </table:table-cell>
          <table:table-cell table:style-name="ce21" office:value-type="string">
            <text:p><text:a xlink:href="">Elemental Mastery</text:a></text:p>
          </table:table-cell>
          <table:table-cell table:style-name="ce21" office:value-type="string">
            <text:p>Elemental 30</text:p>
            <text:p>Call of Thunder 1</text:p>
          </table:table-cell>
          <table:table-cell table:style-name="ce23" office:value-type="string">
            <text:p>When activated, your next Lightning Bolt, Chain Lightning or Lava Burst spell becomes an instant cast spell. In addition, you gain 15% spell haste for 15 sec. Elemental Mastery shares a cooldown with Nature's Swiftness.</text:p>
          </table:table-cell>
          <table:table-cell table:number-columns-repeated="1020"/>
        </table:table-row>
        <table:table-row table:style-name="ro4">
          <table:table-cell table:style-name="ce21">
            <draw:frame table:end-cell-address="Shaman.A58" table:end-x="0.846cm" table:end-y="0.846cm" draw:z-index="54" draw:name="http://images1.wikia.nocookie.net/__cb20070107151819/wowwiki/images/thumb/1/10/Spell_fire_totemofwrath.png/32px-Spell_fire_totemofwrath.png" draw:style-name="gr1" draw:text-style-name="P1" svg:width="0.846cm" svg:height="0.846cm" svg:x="0cm" svg:y="0cm">
              <draw:image xlink:href="Pictures/1000020100000020000000203B678838.png" xlink:type="simple" xlink:show="embed" xlink:actuate="onLoad">
                <text:p/>
              </draw:image>
            </draw:frame>
          </table:table-cell>
          <table:table-cell table:style-name="ce21" office:value-type="string">
            <text:p><text:a xlink:href="">Totem of Wrath</text:a></text:p>
          </table:table-cell>
          <table:table-cell table:style-name="ce21" office:value-type="string">
            <text:p>Elemental 40</text:p>
          </table:table-cell>
          <table:table-cell table:style-name="ce23" office:value-type="string">
            <text:p>The totem increases spell power of all party and raid members, and increases the critical strike chance of all attacks by 3% against all enemies within 40 yards.</text:p>
          </table:table-cell>
          <table:table-cell/>
          <table:table-cell table:style-name="ce24"/>
          <table:table-cell table:number-columns-repeated="1018"/>
        </table:table-row>
        <table:table-row table:style-name="ro4">
          <table:table-cell table:style-name="ce21">
            <draw:frame table:end-cell-address="Shaman.A59" table:end-x="0.846cm" table:end-y="0.846cm" draw:z-index="55" draw:name="http://images1.wikia.nocookie.net/__cb20080805054541/wowwiki/images/thumb/5/5a/Spell_shaman_thunderstorm.png/32px-Spell_shaman_thunderstorm.png" draw:style-name="gr1" draw:text-style-name="P1" svg:width="0.846cm" svg:height="0.846cm" svg:x="0cm" svg:y="0cm">
              <draw:image xlink:href="Pictures/100002010000002000000020CDECA5E1.png" xlink:type="simple" xlink:show="embed" xlink:actuate="onLoad">
                <text:p/>
              </draw:image>
            </draw:frame>
          </table:table-cell>
          <table:table-cell table:style-name="ce21" office:value-type="string">
            <text:p><text:a xlink:href="">Thunderstorm</text:a></text:p>
          </table:table-cell>
          <table:table-cell table:style-name="ce21" office:value-type="string">
            <text:p>Elemental 50</text:p>
          </table:table-cell>
          <table:table-cell table:style-name="ce23" office:value-type="string">
            <text:p>Restores 8% mana to you and deals X Nature damage to all enemies within 10 yards, knocking them back 20 yards.</text:p>
          </table:table-cell>
          <table:table-cell table:number-columns-repeated="1020"/>
        </table:table-row>
        <table:table-row table:style-name="ro4">
          <table:table-cell table:number-columns-repeated="1024"/>
        </table:table-row>
        <table:table-row table:style-name="ro4">
          <table:table-cell office:value-type="string">
            <text:p>Enhancement</text:p>
          </table:table-cell>
          <table:table-cell table:number-columns-repeated="1023"/>
        </table:table-row>
        <table:table-row table:style-name="ro4">
          <table:table-cell table:style-name="ce21">
            <draw:frame table:end-cell-address="Shaman.A62" table:end-x="0.846cm" table:end-y="0.846cm" draw:z-index="56" draw:name="http://images1.wikia.nocookie.net/__cb20060829183443/wowwiki/images/thumb/3/31/Ability_dualwield.png/32px-Ability_dualwield.png" draw:style-name="gr1" draw:text-style-name="P1" svg:width="0.846cm" svg:height="0.846cm" svg:x="0cm" svg:y="0cm">
              <draw:image xlink:href="Pictures/10000201000000200000002002CB14E6.png" xlink:type="simple" xlink:show="embed" xlink:actuate="onLoad">
                <text:p/>
              </draw:image>
            </draw:frame>
          </table:table-cell>
          <table:table-cell table:style-name="ce21" office:value-type="string">
            <text:p><text:a xlink:href="">Dual Wield</text:a></text:p>
          </table:table-cell>
          <table:table-cell table:style-name="ce21" office:value-type="string">
            <text:p>Enhancement 30</text:p>
          </table:table-cell>
          <table:table-cell table:style-name="ce23" office:value-type="string">
            <text:p>Allows the shaman to <text:a xlink:href="">dual wield</text:a> one-handed weapons.</text:p>
          </table:table-cell>
          <table:table-cell table:number-columns-repeated="1020"/>
        </table:table-row>
        <table:table-row table:style-name="ro4">
          <table:table-cell table:style-name="ce21">
            <draw:frame table:end-cell-address="Shaman.A63" table:end-x="0.846cm" table:end-y="0.846cm" draw:z-index="57" draw:name="http://images2.wikia.nocookie.net/__cb20080215150735/wowwiki/images/thumb/c/cf/Ability_shaman_stormstrike.png/32px-Ability_shaman_stormstrike.png" draw:style-name="gr1" draw:text-style-name="P1" svg:width="0.846cm" svg:height="0.846cm" svg:x="0cm" svg:y="0cm">
              <draw:image xlink:href="Pictures/1000020100000020000000209716BCFE.png" xlink:type="simple" xlink:show="embed" xlink:actuate="onLoad">
                <text:p/>
              </draw:image>
            </draw:frame>
          </table:table-cell>
          <table:table-cell table:style-name="ce21" office:value-type="string">
            <text:p><text:a xlink:href="">Stormstrike</text:a></text:p>
          </table:table-cell>
          <table:table-cell table:style-name="ce21" office:value-type="string">
            <text:p>Enhancement 30</text:p>
          </table:table-cell>
          <table:table-cell table:style-name="ce23" office:value-type="string">
            <text:p>Instantly attack with both weapons. In addition, the next 4 sources of Nature damage dealt to the target by the Shaman are increased by 20%. Lasts 12 sec.</text:p>
          </table:table-cell>
          <table:table-cell table:number-columns-repeated="1020"/>
        </table:table-row>
        <table:table-row table:style-name="ro4">
          <table:table-cell table:style-name="ce21">
            <draw:frame table:end-cell-address="Shaman.A64" table:end-x="0.846cm" table:end-y="0.846cm" draw:z-index="58" draw:name="http://images2.wikia.nocookie.net/__cb20090228012439/wowwiki/images/thumb/d/de/Ability_shaman_lavalash.png/32px-Ability_shaman_lavalash.png" draw:style-name="gr1" draw:text-style-name="P1" svg:width="0.846cm" svg:height="0.846cm" svg:x="0cm" svg:y="0cm">
              <draw:image xlink:href="Pictures/10000201000000200000002073C34F5D.png" xlink:type="simple" xlink:show="embed" xlink:actuate="onLoad">
                <text:p/>
              </draw:image>
            </draw:frame>
          </table:table-cell>
          <table:table-cell table:style-name="ce21" office:value-type="string">
            <text:p><text:a xlink:href="">Lava Lash</text:a></text:p>
          </table:table-cell>
          <table:table-cell table:style-name="ce21" office:value-type="string">
            <text:p>Enhancement 35</text:p>
          </table:table-cell>
          <table:table-cell table:style-name="ce23" office:value-type="string">
            <text:p>You charge your off-hand weapon with lava, instantly dealing 100% off-hand weapon damage. Damage is increased by 25% if your off-hand weapon is enchanted with Flametongue.</text:p>
          </table:table-cell>
          <table:table-cell table:number-columns-repeated="1020"/>
        </table:table-row>
        <table:table-row table:style-name="ro4">
          <table:table-cell table:style-name="ce21">
            <draw:frame table:end-cell-address="Shaman.A65" table:end-x="0.846cm" table:end-y="0.846cm" draw:z-index="59" draw:name="http://images3.wikia.nocookie.net/__cb20070113161458/wowwiki/images/thumb/3/3e/Spell_nature_shamanrage.png/32px-Spell_nature_shamanrage.png" draw:style-name="gr1" draw:text-style-name="P1" svg:width="0.846cm" svg:height="0.846cm" svg:x="0cm" svg:y="0cm">
              <draw:image xlink:href="Pictures/1000020100000020000000200DF37FD5.png" xlink:type="simple" xlink:show="embed" xlink:actuate="onLoad">
                <text:p/>
              </draw:image>
            </draw:frame>
          </table:table-cell>
          <table:table-cell table:style-name="ce21" office:value-type="string">
            <text:p><text:a xlink:href="">Shamanistic Rage</text:a></text:p>
          </table:table-cell>
          <table:table-cell table:style-name="ce21" office:value-type="string">
            <text:p>Enhancement 40</text:p>
          </table:table-cell>
          <table:table-cell table:style-name="ce23" office:value-type="string">
            <text:p>Reduces all damage taken by 30% and gives your successful melee attacks a chance to regenerate mana equal to 15% of your attack power. This spell is usable while stunned. Lasts 15 sec.</text:p>
          </table:table-cell>
          <table:table-cell/>
          <table:table-cell table:style-name="ce24"/>
          <table:table-cell table:number-columns-repeated="1018"/>
        </table:table-row>
        <table:table-row table:style-name="ro4">
          <table:table-cell table:style-name="ce21">
            <draw:frame table:end-cell-address="Shaman.A66" table:end-x="0.846cm" table:end-y="0.846cm" draw:z-index="60" draw:name="http://images2.wikia.nocookie.net/__cb20080822013014/wowwiki/images/thumb/3/38/Spell_shaman_feralspirit.png/32px-Spell_shaman_feralspirit.png" draw:style-name="gr1" draw:text-style-name="P1" svg:width="0.846cm" svg:height="0.846cm" svg:x="0cm" svg:y="0cm">
              <draw:image xlink:href="Pictures/100002010000002000000020B0D4B11D.png" xlink:type="simple" xlink:show="embed" xlink:actuate="onLoad">
                <text:p/>
              </draw:image>
            </draw:frame>
          </table:table-cell>
          <table:table-cell table:style-name="ce21" office:value-type="string">
            <text:p><text:a xlink:href="">Feral Spirit</text:a></text:p>
          </table:table-cell>
          <table:table-cell table:style-name="ce21" office:value-type="string">
            <text:p>Enhancement 50</text:p>
          </table:table-cell>
          <table:table-cell table:style-name="ce23" office:value-type="string">
            <text:p>Summons two Spirit Wolves under the command of the Shaman, lasting 45 sec.</text:p>
          </table:table-cell>
          <table:table-cell table:number-columns-repeated="1020"/>
        </table:table-row>
        <table:table-row table:style-name="ro4">
          <table:table-cell table:number-columns-repeated="1024"/>
        </table:table-row>
        <table:table-row table:style-name="ro4">
          <table:table-cell office:value-type="string">
            <text:p>Restoration</text:p>
          </table:table-cell>
          <table:table-cell table:number-columns-repeated="1023"/>
        </table:table-row>
        <table:table-row table:style-name="ro4">
          <table:table-cell table:style-name="ce21">
            <draw:frame table:end-cell-address="Shaman.A69" table:end-x="0.846cm" table:end-y="0.846cm" draw:z-index="61" draw:name="http://images4.wikia.nocookie.net/__cb20060923084149/wowwiki/images/thumb/9/94/Spell_frost_frostbolt.png/32px-Spell_frost_frostbolt.png" draw:style-name="gr1" draw:text-style-name="P1" svg:width="0.846cm" svg:height="0.846cm" svg:x="0cm" svg:y="0cm">
              <draw:image xlink:href="Pictures/100002010000002000000020F5339152.png" xlink:type="simple" xlink:show="embed" xlink:actuate="onLoad">
                <text:p/>
              </draw:image>
            </draw:frame>
          </table:table-cell>
          <table:table-cell table:style-name="ce21" office:value-type="string">
            <text:p><text:a xlink:href="">Tidal Force</text:a></text:p>
          </table:table-cell>
          <table:table-cell table:style-name="ce21" office:value-type="string">
            <text:p>Restoration 10</text:p>
          </table:table-cell>
          <table:table-cell table:style-name="ce23" office:value-type="string">
            <text:p>Increases the critical effect chance of your Healing Wave, Lesser Healing Wave and Chain Heal by 60%. Each critical heal reduces the chance by 20%. Lasts 20 sec.</text:p>
          </table:table-cell>
          <table:table-cell table:number-columns-repeated="1020"/>
        </table:table-row>
        <table:table-row table:style-name="ro4">
          <table:table-cell table:style-name="ce21">
            <draw:frame table:end-cell-address="Shaman.A70" table:end-x="0.846cm" table:end-y="0.846cm" draw:z-index="62" draw:name="http://images2.wikia.nocookie.net/__cb20051006070522/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1" office:value-type="string">
            <text:p><text:a xlink:href="">Nature's Swiftness</text:a></text:p>
          </table:table-cell>
          <table:table-cell table:style-name="ce21" office:value-type="string">
            <text:p>Restoration 20</text:p>
          </table:table-cell>
          <table:table-cell table:style-name="ce23" office:value-type="string">
            <text:p>When activated, your next Nature spell with a casting time less than 10 sec. becomes an instant cast spell. Nature's Swiftness shares a cooldown with Elemental Mastery.</text:p>
          </table:table-cell>
          <table:table-cell table:number-columns-repeated="1020"/>
        </table:table-row>
        <table:table-row table:style-name="ro4">
          <table:table-cell table:style-name="ce21">
            <draw:frame table:end-cell-address="Shaman.A71" table:end-x="0.846cm" table:end-y="0.846cm" draw:z-index="63" draw:name="http://images3.wikia.nocookie.net/__cb20060923212540/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21" office:value-type="string">
            <text:p><text:a xlink:href="">Mana Tide Totem</text:a></text:p>
          </table:table-cell>
          <table:table-cell table:style-name="ce21" office:value-type="string">
            <text:p>Restoration 30</text:p>
            <text:p>Restorative Totems 3</text:p>
          </table:table-cell>
          <table:table-cell table:style-name="ce23" office:value-type="string">
            <text:p>Summons a Mana Tide Totem with 10% of the caster's health at the feet of the caster for 12 sec that restores 6% mana every 3 seconds to group members within 30 yards.</text:p>
          </table:table-cell>
          <table:table-cell table:number-columns-repeated="1020"/>
        </table:table-row>
        <table:table-row table:style-name="ro4">
          <table:table-cell table:style-name="ce21">
            <draw:frame table:end-cell-address="Shaman.A72" table:end-x="0.846cm" table:end-y="0.846cm" draw:z-index="64" draw:name="http://images3.wikia.nocookie.net/__cb20090228012439/wowwiki/images/thumb/f/f4/Ability_shaman_cleansespirit.png/32px-Ability_shaman_cleansespirit.png" draw:style-name="gr1" draw:text-style-name="P1" svg:width="0.846cm" svg:height="0.846cm" svg:x="0cm" svg:y="0cm">
              <draw:image xlink:href="Pictures/1000020100000020000000207B2EFF0E.png" xlink:type="simple" xlink:show="embed" xlink:actuate="onLoad">
                <text:p/>
              </draw:image>
            </draw:frame>
          </table:table-cell>
          <table:table-cell table:style-name="ce21" office:value-type="string">
            <text:p><text:a xlink:href="">Cleanse Spirit</text:a></text:p>
          </table:table-cell>
          <table:table-cell table:style-name="ce21" office:value-type="string">
            <text:p>Restoration 30</text:p>
            <text:p>Purification 5</text:p>
          </table:table-cell>
          <table:table-cell table:style-name="ce23" office:value-type="string">
            <text:p>Cleanse the spirit of a friendly target, removing 1 poison effect, 1 disease effect, and 1 curse effect.</text:p>
          </table:table-cell>
          <table:table-cell table:number-columns-repeated="1020"/>
        </table:table-row>
        <table:table-row table:style-name="ro4">
          <table:table-cell table:style-name="ce21">
            <draw:frame table:end-cell-address="Shaman.A73" table:end-x="0.846cm" table:end-y="0.846cm" draw:z-index="65" draw:name="http://images2.wikia.nocookie.net/__cb20070113161444/wowwiki/images/thumb/b/b7/Spell_nature_skinofearth.png/32px-Spell_nature_skinofearth.png" draw:style-name="gr1" draw:text-style-name="P1" svg:width="0.846cm" svg:height="0.846cm" svg:x="0cm" svg:y="0cm">
              <draw:image xlink:href="Pictures/100002010000002000000020C4849637.png" xlink:type="simple" xlink:show="embed" xlink:actuate="onLoad">
                <text:p/>
              </draw:image>
            </draw:frame>
          </table:table-cell>
          <table:table-cell table:style-name="ce21" office:value-type="string">
            <text:p><text:a xlink:href="">Earth Shield</text:a></text:p>
          </table:table-cell>
          <table:table-cell table:style-name="ce21" office:value-type="string">
            <text:p>Restoration 40</text:p>
          </table:table-cell>
          <table:table-cell table:style-name="ce23" office:value-type="string">
            <text:p>Protects the target with an earthen shield, reducing casting or channeling time lost when damaged by 30% and causing attacks to heal the shielded target for X. This effect can only occur once every few seconds. 6 charges. Lasts 10 minutes. Earth Shield can only be placed on one target at a time and only one Elemental Shield can be active on a target at a time.</text:p>
          </table:table-cell>
          <table:table-cell table:style-name="ce16"/>
          <table:table-cell table:number-columns-repeated="1019"/>
        </table:table-row>
        <table:table-row table:style-name="ro4">
          <table:table-cell table:style-name="ce21">
            <draw:frame table:end-cell-address="Shaman.A74" table:end-x="0.846cm" table:end-y="0.846cm" draw:z-index="66" draw:name="http://images1.wikia.nocookie.net/__cb20090228010735/wowwiki/images/thumb/9/9e/Spell_nature_riptide.png/32px-Spell_nature_riptide.png" draw:style-name="gr1" draw:text-style-name="P1" svg:width="0.846cm" svg:height="0.846cm" svg:x="0cm" svg:y="0cm">
              <draw:image xlink:href="Pictures/100002010000002000000020D737EE52.png" xlink:type="simple" xlink:show="embed" xlink:actuate="onLoad">
                <text:p/>
              </draw:image>
            </draw:frame>
          </table:table-cell>
          <table:table-cell table:style-name="ce21" office:value-type="string">
            <text:p><text:a xlink:href="">Riptide</text:a></text:p>
          </table:table-cell>
          <table:table-cell table:style-name="ce21" office:value-type="string">
            <text:p>Restoration 50</text:p>
          </table:table-cell>
          <table:table-cell table:style-name="ce23" office:value-type="string">
            <text:p>Heals a friendly target for X and another Y over 15 sec. Your next Chain Heal cast on that primary target within 15 sec will consume the healing over time effect and increase the amount of the Chain Heal by 25%.</text:p>
          </table:table-cell>
          <table:table-cell table:style-name="ce16"/>
          <table:table-cell table:number-columns-repeated="1019"/>
        </table:table-row>
        <table:table-row table:style-name="ro4" table:number-rows-repeated="65461">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2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846cm" table:end-y="0.846cm" draw:z-index="0" draw:name="http://images3.wikia.nocookie.net/__cb20060923203023/wowwiki/images/thumb/0/0c/Spell_shadow_shadowbolt.png/32px-Spell_shadow_shadowbolt.png" draw:style-name="gr1" draw:text-style-name="P1" svg:width="0.846cm" svg:height="0.846cm" svg:x="0cm" svg:y="0cm">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846cm" table:end-y="0.846cm" draw:z-index="1"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4" table:end-x="0.846cm" table:end-y="0.846cm" draw:z-index="2" draw:name="http://images3.wikia.nocookie.net/__cb20060923203529/wowwiki/images/thumb/a/a7/Spell_shadow_summonimp.png/32px-Spell_shadow_summonimp.png" draw:style-name="gr1" draw:text-style-name="P1" svg:width="0.846cm" svg:height="0.846cm" svg:x="0cm" svg:y="0cm">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846cm" table:end-y="0.846cm" draw:z-index="3" draw:name="http://images2.wikia.nocookie.net/__cb20060928020134/wowwiki/images/thumb/0/03/Spell_fire_immolation.png/32px-Spell_fire_immolation.png" draw:style-name="gr1" draw:text-style-name="P1" svg:width="0.846cm" svg:height="0.846cm" svg:x="0cm" svg:y="0cm">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846cm" table:end-y="0.846cm" draw:z-index="4" draw:name="http://images2.wikia.nocookie.net/__cb20060930184226/wowwiki/images/thumb/1/13/Spell_shadow_abominationexplosion.png/32px-Spell_shadow_abominationexplosion.png" draw:style-name="gr1" draw:text-style-name="P1" svg:width="0.846cm" svg:height="0.846cm" svg:x="0cm" svg:y="0cm">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846cm" table:end-y="0.846cm" draw:z-index="5" draw:name="http://images1.wikia.nocookie.net/__cb20060923201241/wowwiki/images/thumb/c/c0/Spell_shadow_curseofmannoroth.png/32px-Spell_shadow_curseofmannoroth.png" draw:style-name="gr1" draw:text-style-name="P1" svg:width="0.846cm" svg:height="0.846cm" svg:x="0cm" svg:y="0cm">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846cm" table:end-y="0.846cm" draw:z-index="6" draw:name="http://images3.wikia.nocookie.net/__cb20060923200501/wowwiki/images/thumb/d/db/Spell_shadow_burningspirit.png/32px-Spell_shadow_burningspirit.png" draw:style-name="gr1" draw:text-style-name="P1" svg:width="0.846cm" svg:height="0.846cm" svg:x="0cm" svg:y="0cm">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846cm" table:end-y="0.846cm" draw:z-index="7" draw:name="http://images2.wikia.nocookie.net/__cb20061125015057/wowwiki/images/thumb/d/db/Spell_shadow_possession.png/32px-Spell_shadow_possession.png" draw:style-name="gr1" draw:text-style-name="P1" svg:width="0.846cm" svg:height="0.846cm" svg:x="0cm" svg:y="0cm">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846cm" table:end-y="0.846cm" draw:z-index="8" draw:name="http://images3.wikia.nocookie.net/__cb20060923201246/wowwiki/images/thumb/1/13/Spell_shadow_curseofsargeras.png/32px-Spell_shadow_curseofsargeras.png" draw:style-name="gr1" draw:text-style-name="P1" svg:width="0.846cm" svg:height="0.846cm" svg:x="0cm" svg:y="0cm">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846cm" table:end-y="0.846cm" draw:z-index="9" draw:name="http://images2.wikia.nocookie.net/__cb20060923023515/wowwiki/images/thumb/9/9f/Inv_stone_04.png/32px-Inv_stone_04.png" draw:style-name="gr1" draw:text-style-name="P1" svg:width="0.846cm" svg:height="0.846cm" svg:x="0cm" svg:y="0cm">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846cm" table:end-y="0.846cm" draw:z-index="10" draw:name="http://images1.wikia.nocookie.net/__cb20060923202013/wowwiki/images/thumb/8/84/Spell_shadow_haunting.png/32px-Spell_shadow_haunting.png" draw:style-name="gr1" draw:text-style-name="P1" svg:width="0.846cm" svg:height="0.846cm" svg:x="0cm" svg:y="0cm">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846cm" table:end-y="0.846cm" draw:z-index="11" draw:name="http://images1.wikia.nocookie.net/__cb20060923203548/wowwiki/images/thumb/5/55/Spell_shadow_summonvoidwalker.png/32px-Spell_shadow_summonvoidwalker.png" draw:style-name="gr1" draw:text-style-name="P1" svg:width="0.846cm" svg:height="0.846cm" svg:x="0cm" svg:y="0cm">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846cm" table:end-y="0.846cm" draw:z-index="12" draw:name="http://images1.wikia.nocookie.net/__cb20060930191848/wowwiki/images/thumb/f/f5/Spell_shadow_lifedrain.png/32px-Spell_shadow_lifedrain.png" draw:style-name="gr1" draw:text-style-name="P1" svg:width="0.846cm" svg:height="0.846cm" svg:x="0cm" svg:y="0cm">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846cm" table:end-y="0.846cm" draw:z-index="13" draw:name="http://images3.wikia.nocookie.net/__cb20060923202121/wowwiki/images/thumb/4/4b/Spell_shadow_lifedrain02.png/32px-Spell_shadow_lifedrain02.png" draw:style-name="gr1" draw:text-style-name="P1" svg:width="0.846cm" svg:height="0.846cm" svg:x="0cm" svg:y="0cm">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25"/>
          <table:table-cell table:number-columns-repeated="1019"/>
        </table:table-row>
        <table:table-row table:style-name="ro4">
          <table:table-cell>
            <draw:frame table:end-cell-address="Warlock.A16" table:end-x="0.846cm" table:end-y="0.846cm" draw:z-index="1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846cm" table:end-y="0.846cm" draw:z-index="15" draw:name="http://images2.wikia.nocookie.net/__cb20060923203400/wowwiki/images/thumb/3/38/Spell_shadow_soulgem.png/32px-Spell_shadow_soulgem.png" draw:style-name="gr1" draw:text-style-name="P1" svg:width="0.846cm" svg:height="0.846cm" svg:x="0cm" svg:y="0cm">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846cm" table:end-y="0.846cm" draw:z-index="16" draw:name="http://images4.wikia.nocookie.net/__cb20061230202534/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846cm" table:end-y="0.846cm" draw:z-index="17"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846cm" table:end-y="0.846cm" draw:z-index="18" draw:name="http://images4.wikia.nocookie.net/__cb20060930193530/wowwiki/images/thumb/f/fc/Spell_shadow_rainoffire.png/32px-Spell_shadow_rainoffire.png" draw:style-name="gr1" draw:text-style-name="P1" svg:width="0.846cm" svg:height="0.846cm" svg:x="0cm" svg:y="0cm">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846cm" table:end-y="0.846cm" draw:z-index="19" draw:name="http://images4.wikia.nocookie.net/__cb20060923203705/wowwiki/images/thumb/f/f4/Spell_shadow_twilight.png/32px-Spell_shadow_twilight.png" draw:style-name="gr1" draw:text-style-name="P1" svg:width="0.846cm" svg:height="0.846cm" svg:x="0cm" svg:y="0cm">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846cm" table:end-y="0.846cm" draw:z-index="20" draw:name="http://images2.wikia.nocookie.net/__cb20060923203542/wowwiki/images/thumb/e/e6/Spell_shadow_summonsuccubus.png/32px-Spell_shadow_summonsuccubus.png" draw:style-name="gr1" draw:text-style-name="P1" svg:width="0.846cm" svg:height="0.846cm" svg:x="0cm" svg:y="0cm">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846cm" table:end-y="0.846cm" draw:z-index="21"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846cm" table:end-y="0.846cm" draw:z-index="22" draw:name="http://images1.wikia.nocookie.net/__cb20060923201752/wowwiki/images/thumb/7/77/Spell_shadow_evileye.png/32px-Spell_shadow_evileye.png" draw:style-name="gr1" draw:text-style-name="P1" svg:width="0.846cm" svg:height="0.846cm" svg:x="0cm" svg:y="0cm">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846cm" table:end-y="0.846cm" draw:z-index="23" draw:name="http://images2.wikia.nocookie.net/__cb20060923203310/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25"/>
          <table:table-cell table:number-columns-repeated="1019"/>
        </table:table-row>
        <table:table-row table:style-name="ro4">
          <table:table-cell>
            <draw:frame table:end-cell-address="Warlock.A26" table:end-x="0.846cm" table:end-y="0.846cm" draw:z-index="24" draw:name="http://images3.wikia.nocookie.net/__cb20060923202219/wowwiki/images/thumb/d/dd/Spell_shadow_metamorphosis.png/32px-Spell_shadow_metamorphosis.png" draw:style-name="gr1" draw:text-style-name="P1" svg:width="0.846cm" svg:height="0.846cm" svg:x="0cm" svg:y="0cm">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846cm" table:end-y="0.846cm" draw:z-index="25" draw:name="http://images4.wikia.nocookie.net/__cb20070106062948/wowwiki/images/thumb/d/d0/Spell_shadow_curseoftounges.png/32px-Spell_shadow_curseoftounges.png" draw:style-name="gr1" draw:text-style-name="P1" svg:width="0.846cm" svg:height="0.846cm" svg:x="0cm" svg:y="0cm">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846cm" table:end-y="0.846cm" draw:z-index="26" draw:name="http://images3.wikia.nocookie.net/__cb20060930191415/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846cm" table:end-y="0.846cm" draw:z-index="27" draw:name="http://images2.wikia.nocookie.net/__cb20060930190414/wowwiki/images/thumb/9/91/Spell_shadow_cripple.png/32px-Spell_shadow_cripple.png" draw:style-name="gr1" draw:text-style-name="P1" svg:width="0.846cm" svg:height="0.846cm" svg:x="0cm" svg:y="0cm">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846cm" table:end-y="0.846cm" draw:z-index="28" draw:name="http://images3.wikia.nocookie.net/__cb20061023003311/wowwiki/images/thumb/4/41/Inv_misc_gem_bloodstone_02.png/32px-Inv_misc_gem_bloodstone_02.png" draw:style-name="gr1" draw:text-style-name="P1" svg:width="0.846cm" svg:height="0.846cm" svg:x="0cm" svg:y="0cm">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846cm" table:end-y="0.846cm" draw:z-index="29" draw:name="http://images3.wikia.nocookie.net/__cb20060923201732/wowwiki/images/thumb/8/8d/Spell_shadow_enslavedemon.png/32px-Spell_shadow_enslavedemon.png" draw:style-name="gr1" draw:text-style-name="P1" svg:width="0.846cm" svg:height="0.846cm" svg:x="0cm" svg:y="0cm">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846cm" table:end-y="0.846cm" draw:z-index="30" draw:name="http://images4.wikia.nocookie.net/__cb20060923082326/wowwiki/images/thumb/c/cf/Spell_fire_incinerate.png/32px-Spell_fire_incinerate.png" draw:style-name="gr1" draw:text-style-name="P1" svg:width="0.846cm" svg:height="0.846cm" svg:x="0cm" svg:y="0cm">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846cm" table:end-y="0.846cm" draw:z-index="31" draw:name="http://images2.wikia.nocookie.net/__cb20060930200008/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846cm" table:end-y="0.846cm" draw:z-index="32" draw:name="http://images3.wikia.nocookie.net/__cb20060923200626/wowwiki/images/thumb/b/be/Spell_shadow_chilltouch.png/32px-Spell_shadow_chilltouch.png" draw:style-name="gr1" draw:text-style-name="P1" svg:width="0.846cm" svg:height="0.846cm" svg:x="0cm" svg:y="0cm">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846cm" table:end-y="0.846cm" draw:z-index="33" draw:name="http://images2.wikia.nocookie.net/__cb20060930184648/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846cm" table:end-y="0.846cm" draw:z-index="34" draw:name="http://images2.wikia.nocookie.net/__cb20060919214815/wowwiki/images/thumb/7/74/Inv_misc_gem_sapphire_01.png/32px-Inv_misc_gem_sapphire_01.png" draw:style-name="gr1" draw:text-style-name="P1" svg:width="0.846cm" svg:height="0.846cm" svg:x="0cm" svg:y="0cm">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846cm" table:end-y="0.846cm" draw:z-index="35" draw:name="http://images3.wikia.nocookie.net/__cb20060923201600/wowwiki/images/thumb/2/22/Spell_shadow_deathscream.png/32px-Spell_shadow_deathscream.png" draw:style-name="gr1" draw:text-style-name="P1" svg:width="0.846cm" svg:height="0.846cm" svg:x="0cm" svg:y="0cm">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846cm" table:end-y="0.846cm" draw:z-index="36" draw:name="http://images4.wikia.nocookie.net/__cb20060829221820/wowwiki/images/thumb/d/db/Ability_mount_dreadsteed.png/32px-Ability_mount_dreadsteed.png" draw:style-name="gr1" draw:text-style-name="P1" svg:width="0.846cm" svg:height="0.846cm" svg:x="0cm" svg:y="0cm">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846cm" table:end-y="0.846cm" draw:z-index="37" draw:name="http://images3.wikia.nocookie.net/__cb20060923201506/wowwiki/images/thumb/e/ef/Spell_shadow_deathcoil.png/32px-Spell_shadow_deathcoil.png" draw:style-name="gr1" draw:text-style-name="P1" svg:width="0.846cm" svg:height="0.846cm" svg:x="0cm" svg:y="0cm">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846cm" table:end-y="0.846cm" draw:z-index="38" draw:name="http://images2.wikia.nocookie.net/__cb20061230202356/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846cm" table:end-y="0.846cm" draw:z-index="39" draw:name="http://images3.wikia.nocookie.net/__cb20060923200407/wowwiki/images/thumb/1/1b/Spell_shadow_auraofdarkness.png/32px-Spell_shadow_auraofdarkness.png" draw:style-name="gr1" draw:text-style-name="P1" svg:width="0.846cm" svg:height="0.846cm" svg:x="0cm" svg:y="0cm">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846cm" table:end-y="0.846cm" draw:z-index="40" draw:name="http://images4.wikia.nocookie.net/__cb20060930184440/wowwiki/images/thumb/f/f2/Spell_shadow_antimagicshell.png/32px-Spell_shadow_antimagicshell.png" draw:style-name="gr1" draw:text-style-name="P1" svg:width="0.846cm" svg:height="0.846cm" svg:x="0cm" svg:y="0cm">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846cm" table:end-y="0.846cm" draw:z-index="41" draw:name="http://images2.wikia.nocookie.net/__cb20070114130119/wowwiki/images/thumb/0/02/Spell_shadow_felarmour.png/32px-Spell_shadow_felarmour.png" draw:style-name="gr1" draw:text-style-name="P1" svg:width="0.846cm" svg:height="0.846cm" svg:x="0cm" svg:y="0cm">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846cm" table:end-y="0.846cm" draw:z-index="42" draw:name="http://images1.wikia.nocookie.net/__cb20070113170703/wowwiki/images/thumb/e/e9/Spell_fire_burnout.png/32px-Spell_fire_burnout.png" draw:style-name="gr1" draw:text-style-name="P1" svg:width="0.846cm" svg:height="0.846cm" svg:x="0cm" svg:y="0cm">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846cm" table:end-y="0.846cm" draw:z-index="43" draw:name="http://images1.wikia.nocookie.net/__cb20070113175738/wowwiki/images/thumb/f/f9/Spell_arcane_arcane01.png/32px-Spell_arcane_arcane01.png" draw:style-name="gr1" draw:text-style-name="P1" svg:width="0.846cm" svg:height="0.846cm" svg:x="0cm" svg:y="0cm">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846cm" table:end-y="0.846cm" draw:z-index="44" draw:name="http://images2.wikia.nocookie.net/__cb20070113160723/wowwiki/images/thumb/1/13/Spell_shadow_shadesofdarkness.png/32px-Spell_shadow_shadesofdarkness.png" draw:style-name="gr1" draw:text-style-name="P1" svg:width="0.846cm" svg:height="0.846cm" svg:x="0cm" svg:y="0cm">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846cm" table:end-y="0.846cm" draw:z-index="45" draw:name="http://images2.wikia.nocookie.net/__cb20070113160736/wowwiki/images/thumb/d/d7/Spell_shadow_seedofdestruction.png/32px-Spell_shadow_seedofdestruction.png" draw:style-name="gr1" draw:text-style-name="P1" svg:width="0.846cm" svg:height="0.846cm" svg:x="0cm" svg:y="0cm">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846cm" table:end-y="0.846cm" draw:z-index="46" draw:name="http://images3.wikia.nocookie.net/__cb20080911133812/wowwiki/images/thumb/4/49/Ability_warlock_shadowflame.png/32px-Ability_warlock_shadowflame.png" draw:style-name="gr1" draw:text-style-name="P1" svg:width="0.846cm" svg:height="0.846cm" svg:x="0cm" svg:y="0cm">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846cm" table:end-y="0.846cm" draw:z-index="47" draw:name="http://images1.wikia.nocookie.net/__cb20080906130713/wowwiki/images/thumb/6/6f/Spell_shadow_demoniccirclesummon.png/32px-Spell_shadow_demoniccirclesummon.png" draw:style-name="gr1" draw:text-style-name="P1" svg:width="0.846cm" svg:height="0.846cm" svg:x="0cm" svg:y="0cm">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846cm" table:end-y="0.846cm" draw:z-index="48" draw:name="http://images2.wikia.nocookie.net/__cb20090130224603/wowwiki/images/thumb/e/ea/Spell_shadow_demoniccircleteleport.png/32px-Spell_shadow_demoniccircleteleport.png" draw:style-name="gr1" draw:text-style-name="P1" svg:width="0.846cm" svg:height="0.846cm" svg:x="0cm" svg:y="0cm">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846cm" table:end-y="0.846cm" draw:z-index="49"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846cm" table:end-y="0.846cm" draw:z-index="50" draw:name="http://images3.wikia.nocookie.net/__cb20060923201346/wowwiki/images/thumb/f/f5/Spell_shadow_darkritual.png/32px-Spell_shadow_darkritual.png" draw:style-name="gr1" draw:text-style-name="P1" svg:width="0.846cm" svg:height="0.846cm" svg:x="0cm" svg:y="0cm">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846cm" table:end-y="0.846cm" draw:z-index="51" draw:name="http://images1.wikia.nocookie.net/__cb20070113160400/wowwiki/images/thumb/1/1a/Spell_shadow_unstableaffliction_3.png/32px-Spell_shadow_unstableaffliction_3.png" draw:style-name="gr1" draw:text-style-name="P1" svg:width="0.846cm" svg:height="0.846cm" svg:x="0cm" svg:y="0cm">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846cm" table:end-y="0.846cm" draw:z-index="52" draw:name="http://images4.wikia.nocookie.net/__cb20080822012152/wowwiki/images/thumb/9/94/Ability_warlock_haunt.png/32px-Ability_warlock_haunt.png" draw:style-name="gr1" draw:text-style-name="P1" svg:width="0.846cm" svg:height="0.846cm" svg:x="0cm" svg:y="0cm">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846cm" table:end-y="0.846cm" draw:z-index="53"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846cm" table:end-y="0.846cm" draw:z-index="54" draw:name="http://images1.wikia.nocookie.net/__cb20060923201854/wowwiki/images/thumb/8/82/Spell_shadow_gathershadows.png/32px-Spell_shadow_gathershadows.png" draw:style-name="gr1" draw:text-style-name="P1" svg:width="0.846cm" svg:height="0.846cm" svg:x="0cm" svg:y="0cm">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846cm" table:end-y="0.846cm" draw:z-index="55" draw:name="http://images1.wikia.nocookie.net/__cb20070106063738/wowwiki/images/thumb/a/a4/Spell_shadow_summonfelguard.png/32px-Spell_shadow_summonfelguard.png" draw:style-name="gr1" draw:text-style-name="P1" svg:width="0.846cm" svg:height="0.846cm" svg:x="0cm" svg:y="0cm">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846cm" table:end-y="0.846cm" draw:z-index="56" draw:name="http://images1.wikia.nocookie.net/__cb20080911132834/wowwiki/images/thumb/e/e5/Spell_shadow_demonform.png/32px-Spell_shadow_demonform.png" draw:style-name="gr1" draw:text-style-name="P1" svg:width="0.846cm" svg:height="0.846cm" svg:x="0cm" svg:y="0cm">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846cm" table:end-y="0.846cm" draw:z-index="57" draw:name="http://images2.wikia.nocookie.net/__cb20060923202944/wowwiki/images/thumb/5/53/Spell_shadow_scourgebuild.png/32px-Spell_shadow_scourgebuild.png" draw:style-name="gr1" draw:text-style-name="P1" svg:width="0.846cm" svg:height="0.846cm" svg:x="0cm" svg:y="0cm">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846cm" table:end-y="0.846cm" draw:z-index="58" draw:name="http://images4.wikia.nocookie.net/__cb20061230202435/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846cm" table:end-y="0.846cm" draw:z-index="59" draw:name="http://images2.wikia.nocookie.net/__cb20070113160600/wowwiki/images/thumb/f/ff/Spell_shadow_shadowfury.png/32px-Spell_shadow_shadowfury.png" draw:style-name="gr1" draw:text-style-name="P1" svg:width="0.846cm" svg:height="0.846cm" svg:x="0cm" svg:y="0cm">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846cm" table:end-y="0.846cm" draw:z-index="60" draw:name="http://images2.wikia.nocookie.net/__cb20080830123443/wowwiki/images/thumb/f/fd/Ability_warlock_chaosbolt.png/32px-Ability_warlock_chaosbolt.png" draw:style-name="gr1" draw:text-style-name="P1" svg:width="0.846cm" svg:height="0.846cm" svg:x="0cm" svg:y="0cm">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12">12.05.2010</text:date>, <text:time>12:40: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4T08:48:53.93</meta:creation-date>
    <dc:date>2010-05-12T12:40:45.92</dc:date>
    <meta:editing-duration>PT21H26M56S</meta:editing-duration>
    <meta:editing-cycles>88</meta:editing-cycles>
    <meta:generator>OpenOffice.org/3.2$Win32 OpenOffice.org_project/320m12$Build-9483</meta:generator>
    <dc:creator>Sergey Kuzmin</dc:creator>
    <meta:document-statistic meta:table-count="11" meta:cell-count="1868" meta:object-count="500"/>
    <meta:user-defined meta:name="Info 1"/>
    <meta:user-defined meta:name="Info 2"/>
    <meta:user-defined meta:name="Info 3"/>
    <meta:user-defined meta:name="Info 4"/>
  </office:meta>
</office:document-meta>
</file>